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p21" style:family="table">
      <style:table-properties style:width="6.2993in" table:align="left" style:may-break-between-rows="false" style:writing-mode="lr-tb"/>
    </style:style>
    <style:style style:name="tp21.A" style:family="table-column">
      <style:table-column-properties style:column-width="6.2993in"/>
    </style:style>
    <style:style style:name="tp21.A1" style:family="table-cell">
      <style:table-cell-properties fo:padding="0in" fo:border="none"/>
    </style:style>
    <style:style style:name="tp22" style:family="table">
      <style:table-properties style:width="6.2993in" table:align="left" style:may-break-between-rows="false" style:writing-mode="lr-tb"/>
    </style:style>
    <style:style style:name="tp22.A" style:family="table-column">
      <style:table-column-properties style:column-width="6.2993in"/>
    </style:style>
    <style:style style:name="tp22.A1" style:family="table-cell">
      <style:table-cell-properties fo:padding="0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C2" style:family="table-cell">
      <style:table-cell-properties style:vertical-align=""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4" style:family="paragraph" style:parent-style-name="Standard">
      <style:paragraph-properties fo:text-align="justify" style:justify-single-word="false"/>
    </style:style>
    <style:style style:name="P15" style:family="paragraph" style:parent-style-name="Standard">
      <style:paragraph-properties>
        <style:tab-stops>
          <style:tab-stop style:position="6.6992in" style:type="right"/>
        </style:tab-stops>
      </style:paragraph-properties>
    </style:style>
    <style:style style:name="P16"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7" style:family="paragraph" style:parent-style-name="Standard">
      <style:text-properties style:font-name="Times New Roman" fo:font-size="10pt" style:font-size-asian="10pt" style:font-size-complex="10pt"/>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0" style:family="paragraph" style:parent-style-name="Standard">
      <style:paragraph-properties style:snap-to-layout-grid="fals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text-properties style:font-name="Times New Roman" fo:font-size="10pt" fo:font-weight="normal" style:font-size-asian="10pt" style:font-weight-asian="normal" style:font-size-complex="10pt" style:font-weight-complex="normal"/>
    </style:style>
    <style:style style:name="P24"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6"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7"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8"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fo:color="#ff420e"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30" style:family="paragraph" style:parent-style-name="Standard">
      <style:text-properties fo:color="#ff420e" style:text-position="0% 100%"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style>
    <style:style style:name="P31"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32"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3" style:family="paragraph" style:parent-style-name="Standard">
      <style:paragraph-properties fo:text-align="center" style:justify-single-word="false" style:text-autospace="none"/>
      <style:text-properties fo:font-size="10pt" style:font-size-asian="10pt" style:font-size-complex="10pt"/>
    </style:style>
    <style:style style:name="P34"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5"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6"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4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41"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2"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5" style:family="paragraph" style:parent-style-name="Table_20_Contents">
      <style:paragraph-properties fo:text-align="center" style:justify-single-word="false"/>
      <style:text-properties fo:font-size="10pt" fo:language="ru" fo:country="RU" style:font-size-asian="10pt" style:font-size-complex="10pt"/>
    </style:style>
    <style:style style:name="P46" style:family="paragraph" style:parent-style-name="Table_20_Contents">
      <style:paragraph-properties fo:text-align="center" style:justify-single-word="false"/>
      <style:text-properties fo:font-size="10pt" fo:language="en" fo:country="US" style:font-size-asian="10pt" style:font-size-complex="10pt"/>
    </style:style>
    <style:style style:name="P47"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8" style:family="paragraph" style:parent-style-name="Text_20_body">
      <style:paragraph-properties fo:text-align="center" style:justify-single-word="false"/>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64"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size-complex="11pt" style:font-weight-complex="bold"/>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4" style:family="text">
      <style:text-properties style:font-name="Arial" fo:font-size="11pt" fo:language="en" fo:country="US" fo:font-weight="bold" style:font-size-asian="11pt" style:font-weight-asian="bold" style:font-name-complex="Arial" style:font-size-complex="11pt" style:font-weight-complex="bold"/>
    </style:style>
    <style:style style:name="T5" style:family="text">
      <style:text-properties style:font-name="Arial" fo:font-size="5pt" style:text-underline-style="none" fo:font-weight="bold" style:font-size-asian="5pt" style:font-weight-asian="bold" style:font-name-complex="Arial" style:font-size-complex="5pt"/>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1"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2" style:family="text">
      <style:text-properties style:font-name="Arial" fo:font-size="10pt" fo:language="en" fo:country="US" style:font-size-asian="10pt" style:font-name-complex="Arial"/>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style:font-name-asian="Arial" style:font-size-asian="10pt" style:font-name-complex="Arial" style:font-size-complex="10pt"/>
    </style:style>
    <style:style style:name="T15" style:family="text">
      <style:text-properties style:font-name="Arial" fo:font-size="10pt" style:font-name-asian="Arial" style:font-size-asian="10pt" style:font-name-complex="Arial" style:font-size-complex="10pt"/>
    </style:style>
    <style:style style:name="T16" style:family="text">
      <style:text-properties style:font-name="Arial" fo:font-size="10pt" style:text-underline-style="none" fo:font-weight="bold" style:font-size-asian="10pt" style:font-weight-asian="bold" style:font-name-complex="Arial" style:font-size-complex="5pt"/>
    </style:style>
    <style:style style:name="T17" style:family="text">
      <style:text-properties style:font-name="Arial" fo:language="en" fo:country="US" fo:font-weight="bold" style:font-weight-asian="bold" style:font-name-complex="Arial"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style:font-name-complex="Arial"/>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font-style-asian="italic" style:font-name-complex="Symbol1" style:font-style-complex="italic"/>
    </style:style>
    <style:style style:name="T23" style:family="text">
      <style:text-properties fo:language="en" fo:country="US" fo:font-style="italic" style:font-style-asian="italic" style:font-name-complex="Tahoma" style:font-style-complex="italic"/>
    </style:style>
    <style:style style:name="T24" style:family="text">
      <style:text-properties fo:language="en" fo:country="US" style:text-underline-style="solid" style:text-underline-width="auto" style:text-underline-color="font-color" style:font-name-complex="Arial"/>
    </style:style>
    <style:style style:name="T25"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6"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7" style:family="text">
      <style:text-properties fo:color="#ffffff" style:text-underline-style="solid" style:text-underline-width="auto" style:text-underline-color="font-color" fo:font-weight="bold" style:font-weight-asian="bold"/>
    </style:style>
    <style:style style:name="T28" style:family="text">
      <style:text-properties fo:color="#ffffff" fo:font-size="11pt" style:text-underline-style="solid" style:text-underline-width="auto" style:text-underline-color="font-color" fo:font-weight="bold" style:font-size-asian="11pt" style:font-weight-asian="bold" style:font-size-complex="11pt"/>
    </style:style>
    <style:style style:name="T29" style:family="text">
      <style:text-properties fo:font-size="11pt" fo:language="en" fo:country="US" style:text-underline-style="solid" style:text-underline-width="auto" style:text-underline-color="font-color" style:font-size-asian="11pt" style:font-name-complex="Arial" style:font-size-complex="11pt"/>
    </style:style>
    <style:style style:name="T30"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1" style:family="text">
      <style:text-properties style:font-name="Symbol" fo:language="en" fo:country="US" style:font-name-complex="Symbol"/>
    </style:style>
    <style:style style:name="T32" style:family="text">
      <style:text-properties style:text-position="super 58%"/>
    </style:style>
    <style:style style:name="T33" style:family="text">
      <style:text-properties style:text-position="super 58%" style:text-underline-style="none"/>
    </style:style>
    <style:style style:name="T34" style:family="text">
      <style:text-properties fo:font-style="italic" style:font-style-asian="italic" style:font-style-complex="italic"/>
    </style:style>
    <style:style style:name="T35" style:family="text">
      <style:text-properties fo:font-style="italic" style:font-style-asian="italic" style:font-name-complex="Symbol1" style:font-style-complex="italic"/>
    </style:style>
    <style:style style:name="T36" style:family="text">
      <style:text-properties fo:font-style="italic" style:font-name-asian="Times New Roman" style:font-style-asian="italic" style:font-name-complex="Times New Roman" style:font-style-complex="italic"/>
    </style:style>
    <style:style style:name="T37" style:family="text">
      <style:text-properties style:text-position="sub 58%"/>
    </style:style>
    <style:style style:name="T38" style:family="text">
      <style:text-properties style:text-position="sub 58%" fo:language="en" fo:country="US"/>
    </style:style>
    <style:style style:name="T39" style:family="text">
      <style:text-properties style:text-position="sub 58%" fo:language="en" fo:country="US" fo:font-style="italic" style:font-style-asian="italic" style:font-style-complex="italic"/>
    </style:style>
    <style:style style:name="T40" style:family="text">
      <style:text-properties style:text-position="sub 58%" fo:language="en" fo:country="US" fo:font-style="italic" style:font-style-asian="italic" style:font-name-complex="Symbol1" style:font-style-complex="italic"/>
    </style:style>
    <style:style style:name="T41" style:family="text">
      <style:text-properties style:text-position="sub 58%" fo:language="en" fo:country="US" style:font-name-asian="Times New Roman" style:font-name-complex="Times New Roman"/>
    </style:style>
    <style:style style:name="T42" style:family="text">
      <style:text-properties style:text-position="sub 58%" fo:language="en" fo:country="US" style:font-name-complex="Tahoma"/>
    </style:style>
    <style:style style:name="T43" style:family="text">
      <style:text-properties style:text-position="sub 58%" style:font-name="Times New Roman1" fo:language="ru" fo:country="RU" fo:font-style="normal" style:font-style-asian="normal" style:font-style-complex="normal"/>
    </style:style>
    <style:style style:name="T44" style:family="text">
      <style:text-properties style:text-position="sub 58%" style:font-name="Times New Roman1" fo:language="en" fo:country="US" fo:font-style="italic" style:font-style-asian="italic" style:font-style-complex="italic"/>
    </style:style>
    <style:style style:name="T45" style:family="text">
      <style:text-properties style:text-position="sub 58%" style:font-name="Times New Roman" fo:language="en" fo:country="US" fo:font-style="italic" style:font-style-asian="italic" style:font-style-complex="italic"/>
    </style:style>
    <style:style style:name="T46" style:family="text">
      <style:text-properties style:text-position="sub 58%" style:font-name="Times New Roman" fo:font-size="12pt" fo:language="en" fo:country="US" style:font-size-asian="12pt" style:font-size-complex="12pt"/>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style:font-name-asian="Times New Roman" style:font-style-asian="italic" style:font-name-complex="Times New Roman" style:font-style-complex="italic"/>
    </style:style>
    <style:style style:name="T49" style:family="text">
      <style:text-properties fo:language="ru" fo:country="RU"/>
    </style:style>
    <style:style style:name="T50" style:family="text">
      <style:text-properties fo:language="ru" fo:country="RU" fo:background-color="transparent"/>
    </style:style>
    <style:style style:name="T51" style:family="text">
      <style:text-properties style:font-name="Times New Roman1" fo:font-style="italic" style:font-style-asian="italic" style:font-style-complex="italic"/>
    </style:style>
    <style:style style:name="T52" style:family="text">
      <style:text-properties style:font-name="Times New Roman1" fo:language="ru" fo:country="RU" fo:font-style="italic" style:font-style-asian="italic" style:font-style-complex="italic"/>
    </style:style>
    <style:style style:name="T53" style:family="text">
      <style:text-properties style:font-name="Times New Roman1" fo:language="en" fo:country="U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Times New Roman"/>
    </style:style>
    <style:style style:name="T56" style:family="text">
      <style:text-properties style:font-name="Times New Roman" fo:language="ru" fo:country="RU"/>
    </style:style>
    <style:style style:name="T57" style:family="text">
      <style:text-properties style:font-name="Times New Roman" fo:language="ru" fo:country="RU" fo:background-color="transparent"/>
    </style:style>
    <style:style style:name="T58" style:family="text">
      <style:text-properties style:font-name="Times New Roman" fo:font-size="12pt" style:font-size-asian="12pt" style:font-name-complex="Symbol1" style:font-size-complex="12pt"/>
    </style:style>
    <style:style style:name="T59"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0" style:family="text">
      <style:text-properties style:font-name="Times New Roman" style:font-name-asian="Times New Roman"/>
    </style:style>
    <style:style style:name="T61" style:family="text">
      <style:text-properties style:text-position="0% 100%"/>
    </style:style>
    <style:style style:name="T62" style:family="text">
      <style:text-properties style:text-position="0% 100%" style:font-name-asian="Times New Roman" style:font-name-complex="Times New Roman"/>
    </style:style>
    <style:style style:name="T63"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4"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65" style:family="text">
      <style:text-properties style:text-position="0% 100%" style:text-underline-style="none"/>
    </style:style>
    <style:style style:name="T66" style:family="text">
      <style:text-properties style:text-position="0% 100%" style:font-name="Symbol" fo:language="en" fo:country="US" style:text-underline-style="none" style:font-name-complex="Symbol"/>
    </style:style>
    <style:style style:name="T67" style:family="text">
      <style:text-properties style:font-name-complex="Tahoma"/>
    </style:style>
    <style:style style:name="T6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6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7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72"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73" style:family="text">
      <style:text-properties style:use-window-font-color="true" fo:language="ru" fo:country="RU" style:font-name-asian="Times New Roman" style:font-name-complex="Times New Roman" style:language-complex="ar" style:country-complex="SA"/>
    </style:style>
    <style:style style:name="T74" style:family="text">
      <style:text-properties style:use-window-font-color="true" fo:language="ru" fo:country="RU" style:font-name-asian="Times New Roman" style:language-asian="ru" style:country-asian="RU" style:font-name-complex="Times New Roman" style:language-complex="ar" style:country-complex="SA"/>
    </style:style>
    <style:style style:name="T75"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76"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77"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8"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79"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0"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1" style:family="text">
      <style:text-properties style:font-name-asian="Times New Roman" style:font-name-complex="Times New Roman"/>
    </style:style>
    <style:style style:name="T82" style:family="text">
      <style:text-properties style:font-name-complex="Symbol1"/>
    </style:style>
    <style:style style:name="T83" style:family="text">
      <style:text-properties style:font-name-complex="Arial"/>
    </style:style>
    <style:style style:name="T84" style:family="text">
      <style:text-properties fo:color="#ff420e"/>
    </style:style>
    <style:style style:name="T85" style:family="text">
      <style:text-properties fo:color="#ff420e" fo:language="ru" fo:country="RU"/>
    </style:style>
    <style:style style:name="T86" style:family="text">
      <style:text-properties fo:color="#ff420e" fo:language="en" fo:country="US"/>
    </style:style>
    <style:style style:name="T87" style:family="text">
      <style:text-properties fo:color="#ff420e" style:font-name="Symbol" fo:language="en" fo:country="US" style:font-name-complex="Symbol"/>
    </style:style>
    <style:style style:name="T88" style:family="text">
      <style:text-properties fo:color="#ff420e" style:text-position="0% 100%"/>
    </style:style>
    <style:style style:name="T89" style:family="text">
      <style:text-properties fo:color="#ff420e" style:font-name="Times New Roman" style:font-name-asian="Times New Roman"/>
    </style:style>
    <style:style style:name="T90" style:family="text">
      <style:text-properties fo:color="#ff420e" style:font-name-asian="Times New Roman"/>
    </style:style>
    <style:style style:name="T91" style:family="text">
      <style:text-properties fo:background-color="transparent"/>
    </style:style>
    <style:style style:name="T92" style:family="text">
      <style:text-properties fo:font-size="10pt" fo:language="en" fo:country="US" style:text-underline-style="solid" style:text-underline-width="auto" style:text-underline-color="font-color" style:font-size-asian="10pt" style:font-name-complex="Arial" style:font-size-complex="10pt"/>
    </style:style>
    <style:style style:name="T93" style:family="text">
      <style:text-properties fo:font-size="10pt" fo:language="en" fo:country="US" fo:font-style="italic" style:text-underline-style="solid" style:text-underline-width="auto" style:text-underline-color="font-color" style:font-size-asian="10pt" style:font-style-asian="italic" style:font-name-complex="Arial" style:font-size-complex="10pt" style:font-style-complex="italic"/>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791in" draw:visible-area-height="1.7524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16">ПРОТОКОЛ ПРОВЕРКИ</text:p>
      <text:p text:style-name="P12"/>
      <text:p text:style-name="P7"/>
      <text:p text:style-name="P15"><text:span text:style-name="T6">Тип: </text:span><text:span text:style-name="T8">Дозиметр-ради</text:span><text:span text:style-name="T10">ометр МКС-AT1117М</text:span><text:span text:style-name="T5"><text:tab/></text:span><text:span text:style-name="T16">Дата проверки: </text:span><text:span text:style-name="T11">$date </text:span><text:span text:style-name="T9">г.</text:span></text:p>
      <text:p text:style-name="P9"/>
      <text:p text:style-name="P11"/>
      <text:p text:style-name="Standard"><text:span text:style-name="T6">з/н: </text:span><text:span text:style-name="T10">$serial</text:span></text:p>
      <text:p text:style-name="Standard"/>
      <text:p text:style-name="P6">Диапазон измерения мощности амбиентной дозы (МД):</text:p>
      <table:table table:name="tlim16" table:style-name="tlim16">
        <table:table-column table:style-name="tlim16.A"/>
        <table:table-row>
          <table:table-cell table:style-name="tlim16.A1" office:value-type="string">
            <text:p text:style-name="P8">БОИ: 1.0 мкЗв/ч – 10.0 мЗв/ч;</text:p>
          </table:table-cell>
        </table:table-row>
      </table:table>
      <table:table table:name="tlim17" table:style-name="tlim17">
        <table:table-column table:style-name="tlim17.A"/>
        <table:table-row>
          <table:table-cell table:style-name="tlim17.A1" office:value-type="string">
            <text:p text:style-name="P8">БОИ<text:span text:style-name="T20">-2</text:span>: 1.0 мкЗв/ч – 10.0 мЗв/ч;</text:p>
          </table:table-cell>
        </table:table-row>
      </table:table>
      <table:table table:name="tlim18" table:style-name="tlim18">
        <table:table-column table:style-name="tlim18.A"/>
        <table:table-row>
          <table:table-cell table:style-name="tlim18.A1" office:value-type="string">
            <text:p text:style-name="P8">БОИ<text:span text:style-name="T20">-4</text:span>: <text:span text:style-name="T20">0</text:span>.<text:span text:style-name="T20">3</text:span> мкЗв/ч – <text:span text:style-name="T20">0</text:span>.<text:span text:style-name="T20">1</text:span> Зв/ч;</text:p>
          </table:table-cell>
        </table:table-row>
      </table:table>
      <table:table table:name="tlim1" table:style-name="tlim1">
        <table:table-column table:style-name="tlim1.A"/>
        <table:table-row>
          <table:table-cell table:style-name="tlim1.A1" office:value-type="string">
            <text:p text:style-name="P8">Б<text:span text:style-name="T49">ДКГ</text:span><text:span text:style-name="T20">-01</text:span>: <text:span text:style-name="T20">0</text:span>.<text:span text:style-name="T20">1</text:span> мкЗв/ч – 10.0 Зв/ч;</text:p>
          </table:table-cell>
        </table:table-row>
      </table:table>
      <table:table table:name="tlim2" table:style-name="tlim2">
        <table:table-column table:style-name="tlim2.A"/>
        <table:table-row>
          <table:table-cell table:style-name="tlim2.A1" office:value-type="string">
            <text:p text:style-name="P8">Б<text:span text:style-name="T49">ДКГ-03</text:span>: <text:span text:style-name="T20">30</text:span>.0 <text:span text:style-name="T49">н</text:span>Зв/ч – 0.3 мЗв/ч;</text:p>
          </table:table-cell>
        </table:table-row>
      </table:table>
      <table:table table:name="tlim3" table:style-name="tlim3">
        <table:table-column table:style-name="tlim3.A"/>
        <table:table-row>
          <table:table-cell table:style-name="tlim3.A1" office:value-type="string">
            <text:p text:style-name="P8">Б<text:span text:style-name="T49">ДКГ-0</text:span><text:span text:style-name="T20">4</text:span>: 50.0 нЗв/ч – 10.0 Зв/ч;</text:p>
          </table:table-cell>
        </table:table-row>
      </table:table>
      <table:table table:name="tlim4" table:style-name="tlim4">
        <table:table-column table:style-name="tlim4.A"/>
        <table:table-row>
          <table:table-cell table:style-name="tlim4.A1" office:value-type="string">
            <text:p text:style-name="P8">Б<text:span text:style-name="T49">ДКГ-0</text:span><text:span text:style-name="T20">5</text:span>: <text:span text:style-name="T20">30</text:span>.0 <text:span text:style-name="T49">н</text:span>Зв/ч – 0.3 мЗв/ч;</text:p>
          </table:table-cell>
        </table:table-row>
      </table:table>
      <table:table table:name="tlim5" table:style-name="tlim5">
        <table:table-column table:style-name="tlim5.A"/>
        <table:table-row>
          <table:table-cell table:style-name="tlim5.A1" office:value-type="string">
            <text:p text:style-name="P8">Б<text:span text:style-name="T49">ДКГ-</text:span><text:span text:style-name="T20">11</text:span>: 10 нЗв/ч – 0.1 мЗв/ч;</text:p>
          </table:table-cell>
        </table:table-row>
      </table:table>
      <table:table table:name="tlim6" table:style-name="tlim6">
        <table:table-column table:style-name="tlim6.A"/>
        <table:table-row>
          <table:table-cell table:style-name="tlim6.A1" office:value-type="string">
            <text:p text:style-name="P8">Б<text:span text:style-name="T49">ДКГ</text:span><text:span text:style-name="T20">-17</text:span>: 1.0 мЗв/ч – 100 Зв/ч;</text:p>
          </table:table-cell>
        </table:table-row>
      </table:table>
      <table:table table:name="tlim7" table:style-name="tlim7">
        <table:table-column table:style-name="tlim7.A"/>
        <table:table-row>
          <table:table-cell table:style-name="tlim7.A1" office:value-type="string">
            <text:p text:style-name="P8">Б<text:span text:style-name="T49">ДКГ-</text:span><text:span text:style-name="T20">24</text:span>: 20 нЗв/ч – 1.0 Зв/ч;</text:p>
          </table:table-cell>
        </table:table-row>
      </table:table>
      <table:table table:name="tlim8" table:style-name="tlim8">
        <table:table-column table:style-name="tlim8.A"/>
        <table:table-row>
          <table:table-cell table:style-name="tlim8.A1" office:value-type="string">
            <text:p text:style-name="P8"><text:span text:style-name="T84">Б</text:span><text:span text:style-name="T85">ДКГ-</text:span><text:span text:style-name="T86">30</text:span><text:span text:style-name="T84">: 0.0 мкГр/ч – 0.0 мГр/ч;</text:span></text:p>
          </table:table-cell>
        </table:table-row>
      </table:table>
      <table:table table:name="tlim9" table:style-name="tlim9">
        <table:table-column table:style-name="tlim9.A"/>
        <table:table-row>
          <table:table-cell table:style-name="tlim9.A1" office:value-type="string">
            <text:p text:style-name="P8">Б<text:span text:style-name="T49">ДКГ-</text:span><text:span text:style-name="T20">32</text:span>: 20.0 нЗв/ч – 0.5 Зв/ч;</text:p>
          </table:table-cell>
        </table:table-row>
      </table:table>
      <table:table table:name="tlim19" table:style-name="tlim19">
        <table:table-column table:style-name="tlim19.A"/>
        <table:table-row>
          <table:table-cell table:style-name="tlim19.A1" office:value-type="string">
            <text:p text:style-name="P8"><text:span text:style-name="T84">Б</text:span><text:span text:style-name="T85">ДКР-01</text:span><text:span text:style-name="T84">: 0.0 мкЗв/ч – 0.0 мЗв/ч;</text:span></text:p>
          </table:table-cell>
        </table:table-row>
      </table:table>
      <table:table table:name="tlim22" table:style-name="tlim22">
        <table:table-column table:style-name="tlim22.A"/>
        <table:table-row>
          <table:table-cell table:style-name="tlim22.A1" office:value-type="string">
            <text:p text:style-name="P8">БДПС-02: <text:span text:style-name="T60">γ 0</text:span>.1 мкЗв/ч – 30.0 мЗв/ч;</text:p>
          </table:table-cell>
        </table:table-row>
      </table:table>
      <text:p text:style-name="Standard"><text:span text:style-name="T25">-03Б03: ± 20 %</text:span><text:span text:style-name="T26">БД</text:span></text:p>
      <text:p text:style-name="P6">Диапазон измерения плотности потока:</text:p>
      <table:table table:name="tlim10" table:style-name="tlim10">
        <table:table-column table:style-name="tlim10.A"/>
        <table:table-row>
          <table:table-cell table:style-name="tlim10.A1" office:value-type="string">
            <text:p text:style-name="P8"><text:span text:style-name="T84">Б</text:span><text:span text:style-name="T85">ДКН-01</text:span><text:span text:style-name="T84">: 1.0 мкЗв/ч – 10.0 мЗв/ч;</text:span></text:p>
          </table:table-cell>
        </table:table-row>
      </table:table>
      <table:table table:name="tlim11" table:style-name="tlim11">
        <table:table-column table:style-name="tlim11.A"/>
        <table:table-row>
          <table:table-cell table:style-name="tlim11.A1" office:value-type="string">
            <text:p text:style-name="P28">БДКН-03: 1.0 мкЗв/ч – 10.0 мЗв/ч;</text:p>
          </table:table-cell>
        </table:table-row>
      </table:table>
      <table:table table:name="tlim12" table:style-name="tlim12">
        <table:table-column table:style-name="tlim12.A"/>
        <table:table-row>
          <table:table-cell table:style-name="tlim12.A1" office:value-type="string">
            <text:p text:style-name="P31">БДПА-01: 1.0 мкЗв/ч – 10.0 мЗв/ч;</text:p>
          </table:table-cell>
        </table:table-row>
      </table:table>
      <table:table table:name="tlim13" table:style-name="tlim13">
        <table:table-column table:style-name="tlim13.A"/>
        <table:table-row>
          <table:table-cell table:style-name="tlim13.A1" office:value-type="string">
            <text:p text:style-name="P32">БДПА-02: 1.0 мкЗв/ч – 10.0 мЗв/ч;</text:p>
          </table:table-cell>
        </table:table-row>
      </table:table>
      <table:table table:name="tlim14" table:style-name="tlim14">
        <table:table-column table:style-name="tlim14.A"/>
        <table:table-row>
          <table:table-cell table:style-name="tlim14.A1" office:value-type="string">
            <text:p text:style-name="P31">БДПБ-01: 1.0 мкЗв/ч – 10.0 мЗв/ч;</text:p>
          </table:table-cell>
        </table:table-row>
      </table:table>
      <table:table table:name="tlim15" table:style-name="tlim15">
        <table:table-column table:style-name="tlim15.A"/>
        <table:table-row>
          <table:table-cell table:style-name="tlim15.A1" office:value-type="string">
            <text:p text:style-name="P31">БДПБ-02: 1.0 мкЗв/ч – 10.0 мЗв/ч;</text:p>
          </table:table-cell>
        </table:table-row>
      </table:table>
      <table:table table:name="tlim20" table:style-name="tlim20">
        <table:table-column table:style-name="tlim20.A"/>
        <table:table-row>
          <table:table-cell table:style-name="tlim20.A1" office:value-type="string">
            <text:p text:style-name="P8">БДПС-02: <text:span text:style-name="T31"></text:span> 2.4 – 10<text:span text:style-name="T32">6</text:span> мин<text:span text:style-name="T32">-1</text:span><text:span text:style-name="T31"></text:span>см<text:span text:style-name="T32">-2</text:span>;</text:p>
          </table:table-cell>
        </table:table-row>
      </table:table>
      <table:table table:name="tlim21" table:style-name="tlim21">
        <table:table-column table:style-name="tlim21.A"/>
        <table:table-row>
          <table:table-cell table:style-name="tlim21.A1" office:value-type="string">
            <text:p text:style-name="P8">БДПС-02: <text:span text:style-name="T31"></text:span> 6.0 – 10<text:span text:style-name="T32">6</text:span> мин<text:span text:style-name="T32">-1</text:span><text:span text:style-name="T31"></text:span>см<text:span text:style-name="T33">-2</text:span><text:span text:style-name="T65">;</text:span></text:p>
          </table:table-cell>
        </table:table-row>
      </table:table>
      <text:p text:style-name="P6"><text:span text:style-name="T27">-03Б03: ± 20 %</text:span><text:span text:style-name="T28">БД</text:span></text:p>
      <text:p text:style-name="Standard"><text:span text:style-name="T7">Относительная погр</text:span><text:span text:style-name="T13">e</text:span><text:span text:style-name="T7">шность измерения:</text:span></text:p>
      <table:table table:name="tp16" table:style-name="tp16">
        <table:table-column table:style-name="tp16.A"/>
        <table:table-row>
          <table:table-cell table:style-name="tp16.A1" office:value-type="string">
            <text:p text:style-name="P8">БОИ: ± 20 %;</text:p>
          </table:table-cell>
        </table:table-row>
      </table:table>
      <table:table table:name="tp17" table:style-name="tp17">
        <table:table-column table:style-name="tp17.A"/>
        <table:table-row>
          <table:table-cell table:style-name="tp17.A1" office:value-type="string">
            <text:p text:style-name="P8">БОИ<text:span text:style-name="T20">-2</text:span>: ± 20 %;</text:p>
          </table:table-cell>
        </table:table-row>
      </table:table>
      <table:table table:name="tp18" table:style-name="tp18">
        <table:table-column table:style-name="tp18.A"/>
        <table:table-row>
          <table:table-cell table:style-name="tp18.A1" office:value-type="string">
            <text:p text:style-name="P8">БОИ<text:span text:style-name="T20">-4</text:span>: ± 20 %;</text:p>
          </table:table-cell>
        </table:table-row>
      </table:table>
      <table:table table:name="tp1" table:style-name="tp1">
        <table:table-column table:style-name="tp1.A"/>
        <table:table-row>
          <table:table-cell table:style-name="tp1.A1" office:value-type="string">
            <text:p text:style-name="P8">Б<text:span text:style-name="T49">ДКГ</text:span><text:span text:style-name="T20">-01</text:span>: ± <text:span text:style-name="T20">15</text:span> %;</text:p>
          </table:table-cell>
        </table:table-row>
      </table:table>
      <table:table table:name="tp2" table:style-name="tp2">
        <table:table-column table:style-name="tp2.A"/>
        <table:table-row>
          <table:table-cell table:style-name="tp2.A1" office:value-type="string">
            <text:p text:style-name="P8">Б<text:span text:style-name="T49">ДКГ-03</text:span>: ± 20 %;</text:p>
          </table:table-cell>
        </table:table-row>
      </table:table>
      <table:table table:name="tp3" table:style-name="tp3">
        <table:table-column table:style-name="tp3.A"/>
        <table:table-row>
          <table:table-cell table:style-name="tp3.A1" office:value-type="string">
            <text:p text:style-name="P8">Б<text:span text:style-name="T49">ДКГ-0</text:span><text:span text:style-name="T20">4</text:span>: ± <text:span text:style-name="T20">15</text:span> %;</text:p>
          </table:table-cell>
        </table:table-row>
      </table:table>
      <table:table table:name="tp4" table:style-name="tp4">
        <table:table-column table:style-name="tp4.A"/>
        <table:table-row>
          <table:table-cell table:style-name="tp4.A1" office:value-type="string">
            <text:p text:style-name="P8">Б<text:span text:style-name="T49">ДКГ-0</text:span><text:span text:style-name="T20">5</text:span>: ± <text:span text:style-name="T20">15</text:span> %;</text:p>
          </table:table-cell>
        </table:table-row>
      </table:table>
      <table:table table:name="tp5" table:style-name="tp5">
        <table:table-column table:style-name="tp5.A"/>
        <table:table-row>
          <table:table-cell table:style-name="tp5.A1" office:value-type="string">
            <text:p text:style-name="P8">Б<text:span text:style-name="T49">ДКГ-</text:span><text:span text:style-name="T20">11</text:span>: ± <text:span text:style-name="T20">15</text:span> %;</text:p>
          </table:table-cell>
        </table:table-row>
      </table:table>
      <table:table table:name="tp6" table:style-name="tp6">
        <table:table-column table:style-name="tp6.A"/>
        <table:table-row>
          <table:table-cell table:style-name="tp6.A1" office:value-type="string">
            <text:p text:style-name="P8">Б<text:span text:style-name="T49">ДКГ</text:span><text:span text:style-name="T20">-17</text:span>: ± 20 %;</text:p>
          </table:table-cell>
        </table:table-row>
      </table:table>
      <table:table table:name="tp7" table:style-name="tp7">
        <table:table-column table:style-name="tp7.A"/>
        <table:table-row>
          <table:table-cell table:style-name="tp7.A1" office:value-type="string">
            <text:p text:style-name="P8">Б<text:span text:style-name="T49">ДКГ-</text:span><text:span text:style-name="T20">24</text:span>: ± <text:span text:style-name="T20">15</text:span> %;</text:p>
          </table:table-cell>
        </table:table-row>
      </table:table>
      <table:table table:name="tp8" table:style-name="tp8">
        <table:table-column table:style-name="tp8.A"/>
        <table:table-row>
          <table:table-cell table:style-name="tp8.A1" office:value-type="string">
            <text:p text:style-name="P31">Б<text:span text:style-name="T49">ДКГ-</text:span><text:span text:style-name="T20">30</text:span>: ± <text:span text:style-name="T20">15</text:span> %;</text:p>
          </table:table-cell>
        </table:table-row>
      </table:table>
      <table:table table:name="tp9" table:style-name="tp9">
        <table:table-column table:style-name="tp9.A"/>
        <table:table-row>
          <table:table-cell table:style-name="tp9.A1" office:value-type="string">
            <text:p text:style-name="P8">Б<text:span text:style-name="T49">ДКГ-</text:span><text:span text:style-name="T20">32</text:span>: ± <text:span text:style-name="T20">15</text:span> %;</text:p>
          </table:table-cell>
        </table:table-row>
      </table:table>
      <table:table table:name="tp10" table:style-name="tp10">
        <table:table-column table:style-name="tp10.A"/>
        <table:table-row>
          <table:table-cell table:style-name="tp10.A1" office:value-type="string">
            <text:p text:style-name="P31">Б<text:span text:style-name="T49">ДКН-01</text:span>: ± 20 %;</text:p>
          </table:table-cell>
        </table:table-row>
      </table:table>
      <table:table table:name="tp11" table:style-name="tp11">
        <table:table-column table:style-name="tp11.A"/>
        <table:table-row>
          <table:table-cell table:style-name="tp11.A1" office:value-type="string">
            <text:p text:style-name="P31">БДКН-03: ± 20 %;</text:p>
          </table:table-cell>
        </table:table-row>
      </table:table>
      <table:table table:name="tp12" table:style-name="tp12">
        <table:table-column table:style-name="tp12.A"/>
        <table:table-row>
          <table:table-cell table:style-name="tp12.A1" office:value-type="string">
            <text:p text:style-name="P31">БДПА-01: ± 20 %;</text:p>
          </table:table-cell>
        </table:table-row>
      </table:table>
      <table:table table:name="tp13" table:style-name="tp13">
        <table:table-column table:style-name="tp13.A"/>
        <table:table-row>
          <table:table-cell table:style-name="tp13.A1" office:value-type="string">
            <text:p text:style-name="P32">БДПА-02: <text:span text:style-name="T18">± 20 %;</text:span></text:p>
          </table:table-cell>
        </table:table-row>
      </table:table>
      <table:table table:name="tp14" table:style-name="tp14">
        <table:table-column table:style-name="tp14.A"/>
        <table:table-row>
          <table:table-cell table:style-name="tp14.A1" office:value-type="string">
            <text:p text:style-name="P31">БДПБ-01: ± 20 %;</text:p>
          </table:table-cell>
        </table:table-row>
      </table:table>
      <table:table table:name="tp15" table:style-name="tp15">
        <table:table-column table:style-name="tp15.A"/>
        <text:soft-page-break/>
        <table:table-row>
          <table:table-cell table:style-name="tp15.A1" office:value-type="string">
            <text:p text:style-name="P31">БДПБ-02: ± 20 %;</text:p>
          </table:table-cell>
        </table:table-row>
      </table:table>
      <table:table table:name="tp19" table:style-name="tp19">
        <table:table-column table:style-name="tp19.A"/>
        <table:table-row>
          <table:table-cell table:style-name="tp19.A1" office:value-type="string">
            <text:p text:style-name="P31">Б<text:span text:style-name="T49">ДКР-01</text:span>: ± <text:span text:style-name="T20">15</text:span> %;</text:p>
          </table:table-cell>
        </table:table-row>
      </table:table>
      <table:table table:name="tp20" table:style-name="tp20">
        <table:table-column table:style-name="tp20.A"/>
        <table:table-row>
          <table:table-cell table:style-name="tp20.A1" office:value-type="string">
            <text:p text:style-name="P28"><text:span text:style-name="T65">БДПС-02: </text:span><text:span text:style-name="T66"></text:span><text:span text:style-name="T65"> <text:s/></text:span><text:span text:style-name="T61">± 20 %;</text:span></text:p>
            <text:p text:style-name="P26"/>
          </table:table-cell>
        </table:table-row>
      </table:table>
      <table:table table:name="tp21" table:style-name="tp21">
        <table:table-column table:style-name="tp21.A"/>
        <table:table-row>
          <table:table-cell table:style-name="tp21.A1" office:value-type="string">
            <text:p text:style-name="P8"><text:span text:style-name="T84">БДПС-02: </text:span><text:span text:style-name="T87"></text:span><text:span text:style-name="T84"> </text:span><text:span text:style-name="T88">± 20 %;</text:span></text:p>
            <text:p text:style-name="P29"/>
          </table:table-cell>
        </table:table-row>
      </table:table>
      <table:table table:name="tp22" table:style-name="tp22">
        <table:table-column table:style-name="tp22.A"/>
        <table:table-row>
          <table:table-cell table:style-name="tp22.A1" office:value-type="string">
            <text:p text:style-name="P26"><text:span text:style-name="T84">БДПС-02: </text:span><text:span text:style-name="T89">γ </text:span><text:span text:style-name="T90">± 20 %;</text:span></text:p>
            <text:p text:style-name="P30"/>
          </table:table-cell>
        </table:table-row>
      </table:table>
      <text:p text:style-name="P5"/>
      <text:p text:style-name="P5">Условия эксплуатации:</text:p>
      <text:p text:style-name="P10"/>
      <text:p text:style-name="Standard"><text:span text:style-name="T6">Температура окружающего воздуха<text:tab/><text:tab/><text:tab/>+</text:span><text:span text:style-name="T12">$temp</text:span><text:span text:style-name="T6"> °</text:span><text:span text:style-name="T12">C</text:span></text:p>
      <text:p text:style-name="Standard"><text:span text:style-name="T6">Атмосферное давление<text:tab/><text:tab/><text:tab/><text:tab/>98,5 </text:span><text:span text:style-name="T12">kPa</text:span></text:p>
      <text:p text:style-name="Standard"><text:span text:style-name="T6">Относительная влажность воздуха<text:tab/><text:tab/><text:tab/></text:span><text:span text:style-name="T12">$vlag</text:span><text:span text:style-name="T6"> %</text:span></text:p>
      <text:p text:style-name="Standard"><text:span text:style-name="T6">Радиационный фон<text:tab/><text:tab/><text:tab/><text:tab/><text:tab/></text:span><text:span text:style-name="T12">$bground</text:span><text:span text:style-name="T6"> мкЗв/ч</text:span></text:p>
      <text:p text:style-name="Standard"><text:span text:style-name="Знак_20_примечания"/></text:p>
      <text:p text:style-name="P14"><text:span text:style-name="T15"><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4">Pu</text:span><text:span text:style-name="T15">-239, погрешность ± 6 % (свидетельство </text:span><text:span text:style-name="T14">N</text:span><text:span text:style-name="T15"> 48-482378/1, выданное РУП «БелГИМ», г.Минск, Республика Беларусь); плоском образцовом источнике 6С0 </text:span><text:span text:style-name="T14">Sr</text:span><text:span text:style-name="T15">-90+</text:span><text:span text:style-name="T14">Y</text:span><text:span text:style-name="T15">-90, погрешность ± 6 % (свидетельство <text:s/></text:span><text:span text:style-name="T14">N</text:span><text:span text:style-name="T15"> 48-482377/1, выданное РУП «БелГИМ», г.Минск, Республика Беларусь).</text:span></text:p>
      <text:p text:style-name="P4"/>
      <text:p text:style-name="P4"/>
      <text:p text:style-name="P4">Данные проверки</text:p>
      <text:p text:style-name="P12"/>
      <text:p text:style-name="P13"/>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41"><text:span text:style-name="T92">БОИ (</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5.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5.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5">Фон, нЗв/ч</text:p>
          </table:table-cell>
          <table:table-cell table:style-name="t15.D3" table:number-columns-spanned="3" office:value-type="string">
            <text:p text:style-name="P45">Измеренное значение </text:p>
          </table:table-cell>
          <table:covered-table-cell/>
          <table:covered-table-cell/>
          <table:table-cell table:style-name="t15.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6"><text:span text:style-name="T34">H</text:span><text:span text:style-name="T37">1</text:span></text:p>
          </table:table-cell>
          <table:table-cell table:style-name="t15.D3" office:value-type="string">
            <text:p text:style-name="P45"><text:span text:style-name="T21">H</text:span><text:span text:style-name="T37">2</text:span></text:p>
          </table:table-cell>
          <table:table-cell table:style-name="t15.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15.A5" office:value-type="string">
            <text:p text:style-name="P19"><text:span text:style-name="T20">20</text:span> <text:span text:style-name="T49">мкЗв</text:span>/ч</text:p>
          </table:table-cell>
          <table:table-cell table:style-name="t15.D3" office:value-type="string">
            <text:p text:style-name="P33">$15-30</text:p>
          </table:table-cell>
          <table:table-cell table:style-name="t15.D3" office:value-type="string">
            <text:p text:style-name="P33">$15-40</text:p>
          </table:table-cell>
          <table:table-cell table:style-name="t15.D3" office:value-type="string">
            <text:p text:style-name="P33">$15-50</text:p>
          </table:table-cell>
          <table:table-cell table:style-name="t15.D3" office:value-type="string">
            <text:p text:style-name="P33">$15-60</text:p>
          </table:table-cell>
          <table:table-cell table:style-name="t15.D3" office:value-type="string">
            <text:p text:style-name="P33">$15-70</text:p>
          </table:table-cell>
          <table:table-cell table:style-name="t15.D3" office:value-type="string">
            <text:p text:style-name="P33">$15-80</text:p>
          </table:table-cell>
          <table:table-cell table:style-name="t15.D3" office:value-type="string">
            <text:p text:style-name="P34">$15-00</text:p>
          </table:table-cell>
          <table:table-cell table:style-name="t15.D3" office:value-type="string">
            <text:p text:style-name="P33">$15-10</text:p>
          </table:table-cell>
          <table:table-cell table:style-name="t15.D3" office:value-type="string">
            <text:p text:style-name="P33">$15-20</text:p>
          </table:table-cell>
          <table:table-cell table:style-name="t15.K5" table:number-rows-spanned="5" office:value-type="string">
            <text:p text:style-name="P25">±<text:span text:style-name="T20">15</text:span></text:p>
          </table:table-cell>
        </table:table-row>
        <table:table-row>
          <table:table-cell table:style-name="t15.A5" office:value-type="string">
            <text:p text:style-name="P19">7<text:span text:style-name="T20">0</text:span> <text:span text:style-name="T49">мкЗв</text:span>/ч</text:p>
          </table:table-cell>
          <table:table-cell table:style-name="t15.D3" office:value-type="string">
            <text:p text:style-name="P33">$15-31</text:p>
          </table:table-cell>
          <table:table-cell table:style-name="t15.D3" office:value-type="string">
            <text:p text:style-name="P33">$15-41</text:p>
          </table:table-cell>
          <table:table-cell table:style-name="t15.D3" office:value-type="string">
            <text:p text:style-name="P33">$15-51</text:p>
          </table:table-cell>
          <table:table-cell table:style-name="t15.D3" office:value-type="string">
            <text:p text:style-name="P33">$15-61</text:p>
          </table:table-cell>
          <table:table-cell table:style-name="t15.D3" office:value-type="string">
            <text:p text:style-name="P33">$15-71</text:p>
          </table:table-cell>
          <table:table-cell table:style-name="t15.D3" office:value-type="string">
            <text:p text:style-name="P33">$15-81</text:p>
          </table:table-cell>
          <table:table-cell table:style-name="t15.D3" office:value-type="string">
            <text:p text:style-name="P34">$15-01</text:p>
          </table:table-cell>
          <table:table-cell table:style-name="t15.D3" office:value-type="string">
            <text:p text:style-name="P33">$15-11</text:p>
          </table:table-cell>
          <table:table-cell table:style-name="t15.D3" office:value-type="string">
            <text:p text:style-name="P33">$15-21</text:p>
          </table:table-cell>
          <table:covered-table-cell/>
        </table:table-row>
        <table:table-row>
          <table:table-cell table:style-name="t15.A5" office:value-type="string">
            <text:p text:style-name="P19"><text:span text:style-name="T20">0,</text:span>7 <text:span text:style-name="T49">м</text:span>Зв/ч</text:p>
          </table:table-cell>
          <table:table-cell table:style-name="t15.D3" office:value-type="string">
            <text:p text:style-name="P33">$15-32</text:p>
          </table:table-cell>
          <table:table-cell table:style-name="t15.D3" office:value-type="string">
            <text:p text:style-name="P33">$15-42</text:p>
          </table:table-cell>
          <table:table-cell table:style-name="t15.D3" office:value-type="string">
            <text:p text:style-name="P33">$15-52</text:p>
          </table:table-cell>
          <table:table-cell table:style-name="t15.D3" office:value-type="string">
            <text:p text:style-name="P33">$15-62</text:p>
          </table:table-cell>
          <table:table-cell table:style-name="t15.D3" office:value-type="string">
            <text:p text:style-name="P33">$15-72</text:p>
          </table:table-cell>
          <table:table-cell table:style-name="t15.D3" office:value-type="string">
            <text:p text:style-name="P33">$15-82</text:p>
          </table:table-cell>
          <table:table-cell table:style-name="t15.D3" office:value-type="string">
            <text:p text:style-name="P34">$15-02</text:p>
          </table:table-cell>
          <table:table-cell table:style-name="t15.D3" office:value-type="string">
            <text:p text:style-name="P33">$15-12</text:p>
          </table:table-cell>
          <table:table-cell table:style-name="t15.D3" office:value-type="string">
            <text:p text:style-name="P33">$15-22</text:p>
          </table:table-cell>
          <table:covered-table-cell/>
        </table:table-row>
        <table:table-row>
          <table:table-cell table:style-name="t15.A5" office:value-type="string">
            <text:p text:style-name="P19">7 <text:span text:style-name="T49">м</text:span>Зв/ч</text:p>
          </table:table-cell>
          <table:table-cell table:style-name="t15.D3" office:value-type="string">
            <text:p text:style-name="P33">$15-33</text:p>
          </table:table-cell>
          <table:table-cell table:style-name="t15.D3" office:value-type="string">
            <text:p text:style-name="P33">$15-43</text:p>
          </table:table-cell>
          <table:table-cell table:style-name="t15.D3" office:value-type="string">
            <text:p text:style-name="P33">$15-53</text:p>
          </table:table-cell>
          <table:table-cell table:style-name="t15.D3" office:value-type="string">
            <text:p text:style-name="P33">$15-63</text:p>
          </table:table-cell>
          <table:table-cell table:style-name="t15.D3" office:value-type="string">
            <text:p text:style-name="P33">$15-73</text:p>
          </table:table-cell>
          <table:table-cell table:style-name="t15.D3" office:value-type="string">
            <text:p text:style-name="P33">$15-83</text:p>
          </table:table-cell>
          <table:table-cell table:style-name="t15.D3" office:value-type="string">
            <text:p text:style-name="P34">$15-03</text:p>
          </table:table-cell>
          <table:table-cell table:style-name="t15.D3" office:value-type="string">
            <text:p text:style-name="P33">$15-13</text:p>
          </table:table-cell>
          <table:table-cell table:style-name="t15.D3" office:value-type="string">
            <text:p text:style-name="P33">$15-23</text:p>
          </table:table-cell>
          <table:covered-table-cell/>
        </table:table-row>
        <table:table-row>
          <table:table-cell table:style-name="t15.A9" office:value-type="string">
            <text:p text:style-name="P19"><text:span text:style-name="T20">70</text:span> <text:span text:style-name="T49">м</text:span>Зв/ч</text:p>
          </table:table-cell>
          <table:table-cell table:style-name="t15.B9" office:value-type="string">
            <text:p text:style-name="P33">$15-34</text:p>
          </table:table-cell>
          <table:table-cell table:style-name="t15.B9" office:value-type="string">
            <text:p text:style-name="P33">$15-44</text:p>
          </table:table-cell>
          <table:table-cell table:style-name="t15.B9" office:value-type="string">
            <text:p text:style-name="P33">$15-54</text:p>
          </table:table-cell>
          <table:table-cell table:style-name="t15.B9" office:value-type="string">
            <text:p text:style-name="P33">$15-64</text:p>
          </table:table-cell>
          <table:table-cell table:style-name="t15.B9" office:value-type="string">
            <text:p text:style-name="P33">$15-74</text:p>
          </table:table-cell>
          <table:table-cell table:style-name="t15.B9" office:value-type="string">
            <text:p text:style-name="P33">$15-84</text:p>
          </table:table-cell>
          <table:table-cell table:style-name="t15.B9" office:value-type="string">
            <text:p text:style-name="P34">$15-04</text:p>
          </table:table-cell>
          <table:table-cell table:style-name="t15.B9" office:value-type="string">
            <text:p text:style-name="P33">$15-14</text:p>
          </table:table-cell>
          <table:table-cell table:style-name="t15.B9" office:value-type="string">
            <text:p text:style-name="P33">$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41"><text:span text:style-name="T92">БОИ-2 (</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6.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6.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5">Фон, нЗв/ч</text:p>
          </table:table-cell>
          <table:table-cell table:style-name="t16.D3" table:number-columns-spanned="3" office:value-type="string">
            <text:p text:style-name="P45">Измеренное значение </text:p>
          </table:table-cell>
          <table:covered-table-cell/>
          <table:covered-table-cell/>
          <table:table-cell table:style-name="t16.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6"><text:span text:style-name="T34">H</text:span><text:span text:style-name="T37">1</text:span></text:p>
          </table:table-cell>
          <table:table-cell table:style-name="t16.D3" office:value-type="string">
            <text:p text:style-name="P45"><text:span text:style-name="T21">H</text:span><text:span text:style-name="T37">2</text:span></text:p>
          </table:table-cell>
          <table:table-cell table:style-name="t16.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16.A5" office:value-type="string">
            <text:p text:style-name="P19"><text:span text:style-name="T20">20</text:span> <text:span text:style-name="T49">мкЗв</text:span>/ч</text:p>
          </table:table-cell>
          <table:table-cell table:style-name="t16.D3" office:value-type="string">
            <text:p text:style-name="P33">$16-30</text:p>
          </table:table-cell>
          <table:table-cell table:style-name="t16.D3" office:value-type="string">
            <text:p text:style-name="P33">$16-40</text:p>
          </table:table-cell>
          <table:table-cell table:style-name="t16.D3" office:value-type="string">
            <text:p text:style-name="P33">$16-50</text:p>
          </table:table-cell>
          <table:table-cell table:style-name="t16.D3" office:value-type="string">
            <text:p text:style-name="P33">$16-60</text:p>
          </table:table-cell>
          <table:table-cell table:style-name="t16.D3" office:value-type="string">
            <text:p text:style-name="P33">$16-70</text:p>
          </table:table-cell>
          <table:table-cell table:style-name="t16.D3" office:value-type="string">
            <text:p text:style-name="P33">$16-80</text:p>
          </table:table-cell>
          <table:table-cell table:style-name="t16.D3" office:value-type="string">
            <text:p text:style-name="P34">$16-00</text:p>
          </table:table-cell>
          <table:table-cell table:style-name="t16.D3" office:value-type="string">
            <text:p text:style-name="P33">$16-10</text:p>
          </table:table-cell>
          <table:table-cell table:style-name="t16.D3" office:value-type="string">
            <text:p text:style-name="P33">$16-20</text:p>
          </table:table-cell>
          <table:table-cell table:style-name="t16.K5" table:number-rows-spanned="5" office:value-type="string">
            <text:p text:style-name="P25">±<text:span text:style-name="T20">15</text:span></text:p>
          </table:table-cell>
        </table:table-row>
        <table:table-row>
          <table:table-cell table:style-name="t16.A5" office:value-type="string">
            <text:p text:style-name="P19">7<text:span text:style-name="T20">0</text:span> <text:span text:style-name="T49">мкЗв</text:span>/ч</text:p>
          </table:table-cell>
          <table:table-cell table:style-name="t16.D3" office:value-type="string">
            <text:p text:style-name="P33">$16-31</text:p>
          </table:table-cell>
          <table:table-cell table:style-name="t16.D3" office:value-type="string">
            <text:p text:style-name="P33">$16-41</text:p>
          </table:table-cell>
          <table:table-cell table:style-name="t16.D3" office:value-type="string">
            <text:p text:style-name="P33">$16-51</text:p>
          </table:table-cell>
          <table:table-cell table:style-name="t16.D3" office:value-type="string">
            <text:p text:style-name="P33">$16-61</text:p>
          </table:table-cell>
          <table:table-cell table:style-name="t16.D3" office:value-type="string">
            <text:p text:style-name="P33">$16-71</text:p>
          </table:table-cell>
          <table:table-cell table:style-name="t16.D3" office:value-type="string">
            <text:p text:style-name="P33">$16-81</text:p>
          </table:table-cell>
          <table:table-cell table:style-name="t16.D3" office:value-type="string">
            <text:p text:style-name="P34">$16-01</text:p>
          </table:table-cell>
          <table:table-cell table:style-name="t16.D3" office:value-type="string">
            <text:p text:style-name="P33">$16-11</text:p>
          </table:table-cell>
          <table:table-cell table:style-name="t16.D3" office:value-type="string">
            <text:p text:style-name="P33">$16-21</text:p>
          </table:table-cell>
          <table:covered-table-cell/>
        </table:table-row>
        <table:table-row>
          <table:table-cell table:style-name="t16.A5" office:value-type="string">
            <text:p text:style-name="P19"><text:span text:style-name="T20">0,</text:span>7 <text:span text:style-name="T49">м</text:span>Зв/ч</text:p>
          </table:table-cell>
          <table:table-cell table:style-name="t16.D3" office:value-type="string">
            <text:p text:style-name="P33">$16-32</text:p>
          </table:table-cell>
          <table:table-cell table:style-name="t16.D3" office:value-type="string">
            <text:p text:style-name="P33">$16-42</text:p>
          </table:table-cell>
          <table:table-cell table:style-name="t16.D3" office:value-type="string">
            <text:p text:style-name="P33">$16-52</text:p>
          </table:table-cell>
          <table:table-cell table:style-name="t16.D3" office:value-type="string">
            <text:p text:style-name="P33">$16-62</text:p>
          </table:table-cell>
          <table:table-cell table:style-name="t16.D3" office:value-type="string">
            <text:p text:style-name="P33">$16-72</text:p>
          </table:table-cell>
          <table:table-cell table:style-name="t16.D3" office:value-type="string">
            <text:p text:style-name="P33">$16-82</text:p>
          </table:table-cell>
          <table:table-cell table:style-name="t16.D3" office:value-type="string">
            <text:p text:style-name="P34">$16-02</text:p>
          </table:table-cell>
          <table:table-cell table:style-name="t16.D3" office:value-type="string">
            <text:p text:style-name="P33">$16-12</text:p>
          </table:table-cell>
          <table:table-cell table:style-name="t16.D3" office:value-type="string">
            <text:p text:style-name="P33">$16-22</text:p>
          </table:table-cell>
          <table:covered-table-cell/>
        </table:table-row>
        <table:table-row>
          <table:table-cell table:style-name="t16.A5" office:value-type="string">
            <text:p text:style-name="P19">7 <text:span text:style-name="T49">м</text:span>Зв/ч</text:p>
          </table:table-cell>
          <table:table-cell table:style-name="t16.D3" office:value-type="string">
            <text:p text:style-name="P33">$16-33</text:p>
          </table:table-cell>
          <table:table-cell table:style-name="t16.D3" office:value-type="string">
            <text:p text:style-name="P33">$16-43</text:p>
          </table:table-cell>
          <table:table-cell table:style-name="t16.D3" office:value-type="string">
            <text:p text:style-name="P33">$16-53</text:p>
          </table:table-cell>
          <table:table-cell table:style-name="t16.D3" office:value-type="string">
            <text:p text:style-name="P33">$16-63</text:p>
          </table:table-cell>
          <table:table-cell table:style-name="t16.D3" office:value-type="string">
            <text:p text:style-name="P33">$16-73</text:p>
          </table:table-cell>
          <table:table-cell table:style-name="t16.D3" office:value-type="string">
            <text:p text:style-name="P33">$16-83</text:p>
          </table:table-cell>
          <table:table-cell table:style-name="t16.D3" office:value-type="string">
            <text:p text:style-name="P34">$16-03</text:p>
          </table:table-cell>
          <table:table-cell table:style-name="t16.D3" office:value-type="string">
            <text:p text:style-name="P33">$16-13</text:p>
          </table:table-cell>
          <table:table-cell table:style-name="t16.D3" office:value-type="string">
            <text:p text:style-name="P33">$16-23</text:p>
          </table:table-cell>
          <table:covered-table-cell/>
        </table:table-row>
        <table:table-row>
          <table:table-cell table:style-name="t16.A9" office:value-type="string">
            <text:p text:style-name="P19"><text:span text:style-name="T20">70</text:span> <text:span text:style-name="T49">м</text:span>Зв/ч</text:p>
          </table:table-cell>
          <table:table-cell table:style-name="t16.B9" office:value-type="string">
            <text:p text:style-name="P33">$16-34</text:p>
          </table:table-cell>
          <table:table-cell table:style-name="t16.B9" office:value-type="string">
            <text:p text:style-name="P33">$16-44</text:p>
          </table:table-cell>
          <table:table-cell table:style-name="t16.B9" office:value-type="string">
            <text:p text:style-name="P33">$16-54</text:p>
          </table:table-cell>
          <table:table-cell table:style-name="t16.B9" office:value-type="string">
            <text:p text:style-name="P33">$16-64</text:p>
          </table:table-cell>
          <table:table-cell table:style-name="t16.B9" office:value-type="string">
            <text:p text:style-name="P33">$16-74</text:p>
          </table:table-cell>
          <table:table-cell table:style-name="t16.B9" office:value-type="string">
            <text:p text:style-name="P33">$16-84</text:p>
          </table:table-cell>
          <table:table-cell table:style-name="t16.B9" office:value-type="string">
            <text:p text:style-name="P34">$16-04</text:p>
          </table:table-cell>
          <table:table-cell table:style-name="t16.B9" office:value-type="string">
            <text:p text:style-name="P33">$16-14</text:p>
          </table:table-cell>
          <table:table-cell table:style-name="t16.B9" office:value-type="string">
            <text:p text:style-name="P33">$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41"><text:span text:style-name="T92">БОИ-4 (</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7.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7.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5">Фон, нЗв/ч</text:p>
          </table:table-cell>
          <table:table-cell table:style-name="t17.D3" table:number-columns-spanned="3" office:value-type="string">
            <text:p text:style-name="P45">Измеренное значение </text:p>
          </table:table-cell>
          <table:covered-table-cell/>
          <table:covered-table-cell/>
          <table:table-cell table:style-name="t17.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6"><text:span text:style-name="T34">H</text:span><text:span text:style-name="T37">1</text:span></text:p>
          </table:table-cell>
          <table:table-cell table:style-name="t17.D3" office:value-type="string">
            <text:p text:style-name="P45"><text:span text:style-name="T21">H</text:span><text:span text:style-name="T37">2</text:span></text:p>
          </table:table-cell>
          <table:table-cell table:style-name="t17.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17.A5" office:value-type="string">
            <text:p text:style-name="P19">7<text:span text:style-name="T20">0</text:span> <text:span text:style-name="T49">мкЗв</text:span>/ч</text:p>
          </table:table-cell>
          <table:table-cell table:style-name="t17.D3" office:value-type="string">
            <text:p text:style-name="P33">$17-30</text:p>
          </table:table-cell>
          <table:table-cell table:style-name="t17.D3" office:value-type="string">
            <text:p text:style-name="P33">$17-40</text:p>
          </table:table-cell>
          <table:table-cell table:style-name="t17.D3" office:value-type="string">
            <text:p text:style-name="P33">$17-50</text:p>
          </table:table-cell>
          <table:table-cell table:style-name="t17.D3" office:value-type="string">
            <text:p text:style-name="P33">$17-60</text:p>
          </table:table-cell>
          <table:table-cell table:style-name="t17.D3" office:value-type="string">
            <text:p text:style-name="P33">$17-70</text:p>
          </table:table-cell>
          <table:table-cell table:style-name="t17.D3" office:value-type="string">
            <text:p text:style-name="P33">$17-80</text:p>
          </table:table-cell>
          <table:table-cell table:style-name="t17.D3" office:value-type="string">
            <text:p text:style-name="P34">$17-00</text:p>
          </table:table-cell>
          <table:table-cell table:style-name="t17.D3" office:value-type="string">
            <text:p text:style-name="P33">$17-10</text:p>
          </table:table-cell>
          <table:table-cell table:style-name="t17.D3" office:value-type="string">
            <text:p text:style-name="P33">$17-20</text:p>
          </table:table-cell>
          <table:table-cell table:style-name="t17.K5" table:number-rows-spanned="4" office:value-type="string">
            <text:p text:style-name="P25">±<text:span text:style-name="T20">15</text:span></text:p>
          </table:table-cell>
        </table:table-row>
        <table:table-row>
          <table:table-cell table:style-name="t17.A5" office:value-type="string">
            <text:p text:style-name="P19"><text:span text:style-name="T20">0,</text:span>7 <text:span text:style-name="T49">м</text:span>Зв/ч</text:p>
          </table:table-cell>
          <table:table-cell table:style-name="t17.D3" office:value-type="string">
            <text:p text:style-name="P33">$17-31</text:p>
          </table:table-cell>
          <table:table-cell table:style-name="t17.D3" office:value-type="string">
            <text:p text:style-name="P33">$17-41</text:p>
          </table:table-cell>
          <table:table-cell table:style-name="t17.D3" office:value-type="string">
            <text:p text:style-name="P33">$17-51</text:p>
          </table:table-cell>
          <table:table-cell table:style-name="t17.D3" office:value-type="string">
            <text:p text:style-name="P33">$17-61</text:p>
          </table:table-cell>
          <table:table-cell table:style-name="t17.D3" office:value-type="string">
            <text:p text:style-name="P33">$17-71</text:p>
          </table:table-cell>
          <table:table-cell table:style-name="t17.D3" office:value-type="string">
            <text:p text:style-name="P33">$17-81</text:p>
          </table:table-cell>
          <table:table-cell table:style-name="t17.D3" office:value-type="string">
            <text:p text:style-name="P34">$17-01</text:p>
          </table:table-cell>
          <table:table-cell table:style-name="t17.D3" office:value-type="string">
            <text:p text:style-name="P33">$17-11</text:p>
          </table:table-cell>
          <table:table-cell table:style-name="t17.D3" office:value-type="string">
            <text:p text:style-name="P33">$17-21</text:p>
          </table:table-cell>
          <table:covered-table-cell/>
        </table:table-row>
        <table:table-row>
          <table:table-cell table:style-name="t17.A5" office:value-type="string">
            <text:p text:style-name="P19">7 <text:span text:style-name="T49">м</text:span>Зв/ч</text:p>
          </table:table-cell>
          <table:table-cell table:style-name="t17.D3" office:value-type="string">
            <text:p text:style-name="P33">$17-32</text:p>
          </table:table-cell>
          <table:table-cell table:style-name="t17.D3" office:value-type="string">
            <text:p text:style-name="P33">$17-42</text:p>
          </table:table-cell>
          <table:table-cell table:style-name="t17.D3" office:value-type="string">
            <text:p text:style-name="P33">$17-52</text:p>
          </table:table-cell>
          <table:table-cell table:style-name="t17.D3" office:value-type="string">
            <text:p text:style-name="P33">$17-62</text:p>
          </table:table-cell>
          <table:table-cell table:style-name="t17.D3" office:value-type="string">
            <text:p text:style-name="P33">$17-72</text:p>
          </table:table-cell>
          <table:table-cell table:style-name="t17.D3" office:value-type="string">
            <text:p text:style-name="P33">$17-82</text:p>
          </table:table-cell>
          <table:table-cell table:style-name="t17.D3" office:value-type="string">
            <text:p text:style-name="P34">$17-02</text:p>
          </table:table-cell>
          <table:table-cell table:style-name="t17.D3" office:value-type="string">
            <text:p text:style-name="P33">$17-12</text:p>
          </table:table-cell>
          <table:table-cell table:style-name="t17.D3" office:value-type="string">
            <text:p text:style-name="P33">$17-22</text:p>
          </table:table-cell>
          <table:covered-table-cell/>
        </table:table-row>
        <table:table-row>
          <table:table-cell table:style-name="t17.A8" office:value-type="string">
            <text:p text:style-name="P19"><text:span text:style-name="T20">70</text:span> <text:span text:style-name="T49">м</text:span>Зв/ч</text:p>
          </table:table-cell>
          <table:table-cell table:style-name="t17.B8" office:value-type="string">
            <text:p text:style-name="P33">$17-33</text:p>
          </table:table-cell>
          <table:table-cell table:style-name="t17.B8" office:value-type="string">
            <text:p text:style-name="P33">$17-43</text:p>
          </table:table-cell>
          <table:table-cell table:style-name="t17.B8" office:value-type="string">
            <text:p text:style-name="P33">$17-53</text:p>
          </table:table-cell>
          <table:table-cell table:style-name="t17.B8" office:value-type="string">
            <text:p text:style-name="P33">$17-63</text:p>
          </table:table-cell>
          <table:table-cell table:style-name="t17.B8" office:value-type="string">
            <text:p text:style-name="P33">$17-73</text:p>
          </table:table-cell>
          <table:table-cell table:style-name="t17.B8" office:value-type="string">
            <text:p text:style-name="P33">$17-83</text:p>
          </table:table-cell>
          <table:table-cell table:style-name="t17.B8" office:value-type="string">
            <text:p text:style-name="P34">$17-03</text:p>
          </table:table-cell>
          <table:table-cell table:style-name="t17.B8" office:value-type="string">
            <text:p text:style-name="P33">$17-13</text:p>
          </table:table-cell>
          <table:table-cell table:style-name="t17.B8" office:value-type="string">
            <text:p text:style-name="P33">$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41"><text:span text:style-name="T24">БДК</text:span><text:span text:style-name="T19">Г</text:span><text:span text:style-name="T24">-01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0.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0.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5">Фон, нЗв/ч</text:p>
          </table:table-cell>
          <table:table-cell table:style-name="t0.D3" table:number-columns-spanned="3" office:value-type="string">
            <text:p text:style-name="P45">Измеренное значение </text:p>
          </table:table-cell>
          <table:covered-table-cell/>
          <table:covered-table-cell/>
          <table:table-cell table:style-name="t0.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6"><text:span text:style-name="T34">H</text:span><text:span text:style-name="T37">1</text:span></text:p>
          </table:table-cell>
          <table:table-cell table:style-name="t0.D3" office:value-type="string">
            <text:p text:style-name="P45"><text:span text:style-name="T21">H</text:span><text:span text:style-name="T37">2</text:span></text:p>
          </table:table-cell>
          <table:table-cell table:style-name="t0.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0.A5" office:value-type="string">
            <text:p text:style-name="P19">0,7 мкЗв/ч</text:p>
          </table:table-cell>
          <table:table-cell table:style-name="t0.D3" office:value-type="string">
            <text:p text:style-name="P33">$0-30</text:p>
          </table:table-cell>
          <table:table-cell table:style-name="t0.D3" office:value-type="string">
            <text:p text:style-name="P33">$0-40</text:p>
          </table:table-cell>
          <table:table-cell table:style-name="t0.D3" office:value-type="string">
            <text:p text:style-name="P33">$0-50</text:p>
          </table:table-cell>
          <table:table-cell table:style-name="t0.D3" office:value-type="string">
            <text:p text:style-name="P33">$0-60</text:p>
          </table:table-cell>
          <table:table-cell table:style-name="t0.D3" office:value-type="string">
            <text:p text:style-name="P33">$0-70</text:p>
          </table:table-cell>
          <table:table-cell table:style-name="t0.D3" office:value-type="string">
            <text:p text:style-name="P33">$0-80</text:p>
          </table:table-cell>
          <table:table-cell table:style-name="t0.D3" office:value-type="string">
            <text:p text:style-name="P34">$0-00</text:p>
          </table:table-cell>
          <table:table-cell table:style-name="t0.D3" office:value-type="string">
            <text:p text:style-name="P33">$0-10</text:p>
          </table:table-cell>
          <table:table-cell table:style-name="t0.D3" office:value-type="string">
            <text:p text:style-name="P33">$0-20</text:p>
          </table:table-cell>
          <table:table-cell table:style-name="t0.K5" table:number-rows-spanned="8" office:value-type="string">
            <text:p text:style-name="P25">±<text:span text:style-name="T20">15</text:span></text:p>
          </table:table-cell>
        </table:table-row>
        <table:table-row>
          <table:table-cell table:style-name="t0.A5" office:value-type="string">
            <text:p text:style-name="P19">7 мкЗв/ч</text:p>
          </table:table-cell>
          <table:table-cell table:style-name="t0.D3" office:value-type="string">
            <text:p text:style-name="P33">$0-31</text:p>
          </table:table-cell>
          <table:table-cell table:style-name="t0.D3" office:value-type="string">
            <text:p text:style-name="P33">$0-41</text:p>
          </table:table-cell>
          <table:table-cell table:style-name="t0.D3" office:value-type="string">
            <text:p text:style-name="P33">$0-51</text:p>
          </table:table-cell>
          <table:table-cell table:style-name="t0.D3" office:value-type="string">
            <text:p text:style-name="P33">$0-61</text:p>
          </table:table-cell>
          <table:table-cell table:style-name="t0.D3" office:value-type="string">
            <text:p text:style-name="P33">$0-71</text:p>
          </table:table-cell>
          <table:table-cell table:style-name="t0.D3" office:value-type="string">
            <text:p text:style-name="P33">$0-81</text:p>
          </table:table-cell>
          <table:table-cell table:style-name="t0.D3" office:value-type="string">
            <text:p text:style-name="P34">$0-01</text:p>
          </table:table-cell>
          <table:table-cell table:style-name="t0.D3" office:value-type="string">
            <text:p text:style-name="P33">$0-11</text:p>
          </table:table-cell>
          <table:table-cell table:style-name="t0.D3" office:value-type="string">
            <text:p text:style-name="P33">$0-21</text:p>
          </table:table-cell>
          <table:covered-table-cell/>
        </table:table-row>
        <table:table-row>
          <table:table-cell table:style-name="t0.A5" office:value-type="string">
            <text:p text:style-name="P19">70 мкЗв/ч</text:p>
          </table:table-cell>
          <table:table-cell table:style-name="t0.D3" office:value-type="string">
            <text:p text:style-name="P33">$0-32</text:p>
          </table:table-cell>
          <table:table-cell table:style-name="t0.D3" office:value-type="string">
            <text:p text:style-name="P33">$0-42</text:p>
          </table:table-cell>
          <table:table-cell table:style-name="t0.D3" office:value-type="string">
            <text:p text:style-name="P33">$0-52</text:p>
          </table:table-cell>
          <table:table-cell table:style-name="t0.D3" office:value-type="string">
            <text:p text:style-name="P33">$0-62</text:p>
          </table:table-cell>
          <table:table-cell table:style-name="t0.D3" office:value-type="string">
            <text:p text:style-name="P33">$0-72</text:p>
          </table:table-cell>
          <table:table-cell table:style-name="t0.D3" office:value-type="string">
            <text:p text:style-name="P33">$0-82</text:p>
          </table:table-cell>
          <table:table-cell table:style-name="t0.D3" office:value-type="string">
            <text:p text:style-name="P34">$0-02</text:p>
          </table:table-cell>
          <table:table-cell table:style-name="t0.D3" office:value-type="string">
            <text:p text:style-name="P33">$0-12</text:p>
          </table:table-cell>
          <table:table-cell table:style-name="t0.D3" office:value-type="string">
            <text:p text:style-name="P33">$0-22</text:p>
          </table:table-cell>
          <table:covered-table-cell/>
        </table:table-row>
        <table:table-row>
          <table:table-cell table:style-name="t0.A5" office:value-type="string">
            <text:p text:style-name="P19">0.7 мЗв/ч</text:p>
          </table:table-cell>
          <table:table-cell table:style-name="t0.D3" office:value-type="string">
            <text:p text:style-name="P33">$0-33</text:p>
          </table:table-cell>
          <table:table-cell table:style-name="t0.D3" office:value-type="string">
            <text:p text:style-name="P33">$0-43</text:p>
          </table:table-cell>
          <table:table-cell table:style-name="t0.D3" office:value-type="string">
            <text:p text:style-name="P33">$0-53</text:p>
          </table:table-cell>
          <table:table-cell table:style-name="t0.D3" office:value-type="string">
            <text:p text:style-name="P33">$0-63</text:p>
          </table:table-cell>
          <table:table-cell table:style-name="t0.D3" office:value-type="string">
            <text:p text:style-name="P33">$0-73</text:p>
          </table:table-cell>
          <table:table-cell table:style-name="t0.D3" office:value-type="string">
            <text:p text:style-name="P33">$0-83</text:p>
          </table:table-cell>
          <table:table-cell table:style-name="t0.D3" office:value-type="string">
            <text:p text:style-name="P34">$0-03</text:p>
          </table:table-cell>
          <table:table-cell table:style-name="t0.D3" office:value-type="string">
            <text:p text:style-name="P33">$0-13</text:p>
          </table:table-cell>
          <table:table-cell table:style-name="t0.D3" office:value-type="string">
            <text:p text:style-name="P33">$0-23</text:p>
          </table:table-cell>
          <table:covered-table-cell/>
        </table:table-row>
        <table:table-row>
          <table:table-cell table:style-name="t0.A5" office:value-type="string">
            <text:p text:style-name="P19">7,0 мЗв/ч</text:p>
          </table:table-cell>
          <table:table-cell table:style-name="t0.D3" office:value-type="string">
            <text:p text:style-name="P33">$0-34</text:p>
          </table:table-cell>
          <table:table-cell table:style-name="t0.D3" office:value-type="string">
            <text:p text:style-name="P33">$0-44</text:p>
          </table:table-cell>
          <table:table-cell table:style-name="t0.D3" office:value-type="string">
            <text:p text:style-name="P33">$0-54</text:p>
          </table:table-cell>
          <table:table-cell table:style-name="t0.D3" office:value-type="string">
            <text:p text:style-name="P33">$0-64</text:p>
          </table:table-cell>
          <table:table-cell table:style-name="t0.D3" office:value-type="string">
            <text:p text:style-name="P33">$0-74</text:p>
          </table:table-cell>
          <table:table-cell table:style-name="t0.D3" office:value-type="string">
            <text:p text:style-name="P33">$0-84</text:p>
          </table:table-cell>
          <table:table-cell table:style-name="t0.D3" office:value-type="string">
            <text:p text:style-name="P34">$0-04</text:p>
          </table:table-cell>
          <table:table-cell table:style-name="t0.D3" office:value-type="string">
            <text:p text:style-name="P33">$0-14</text:p>
          </table:table-cell>
          <table:table-cell table:style-name="t0.D3" office:value-type="string">
            <text:p text:style-name="P33">$0-24</text:p>
          </table:table-cell>
          <table:covered-table-cell/>
        </table:table-row>
        <table:table-row>
          <table:table-cell table:style-name="t0.A5" office:value-type="string">
            <text:p text:style-name="P19">70 мЗв/ч</text:p>
          </table:table-cell>
          <table:table-cell table:style-name="t0.D3" office:value-type="string">
            <text:p text:style-name="P33">$0-35</text:p>
          </table:table-cell>
          <table:table-cell table:style-name="t0.D3" office:value-type="string">
            <text:p text:style-name="P33">$0-45</text:p>
          </table:table-cell>
          <table:table-cell table:style-name="t0.D3" office:value-type="string">
            <text:p text:style-name="P33">$0-55</text:p>
          </table:table-cell>
          <table:table-cell table:style-name="t0.D3" office:value-type="string">
            <text:p text:style-name="P33">$0-65</text:p>
          </table:table-cell>
          <table:table-cell table:style-name="t0.D3" office:value-type="string">
            <text:p text:style-name="P33">$0-75</text:p>
          </table:table-cell>
          <table:table-cell table:style-name="t0.D3" office:value-type="string">
            <text:p text:style-name="P33">$0-85</text:p>
          </table:table-cell>
          <table:table-cell table:style-name="t0.D3" office:value-type="string">
            <text:p text:style-name="P34">$0-05</text:p>
          </table:table-cell>
          <table:table-cell table:style-name="t0.D3" office:value-type="string">
            <text:p text:style-name="P33">$0-15</text:p>
          </table:table-cell>
          <table:table-cell table:style-name="t0.D3" office:value-type="string">
            <text:p text:style-name="P33">$0-25</text:p>
          </table:table-cell>
          <table:covered-table-cell/>
        </table:table-row>
        <table:table-row>
          <table:table-cell table:style-name="t0.A5" office:value-type="string">
            <text:p text:style-name="P19"><text:span text:style-name="T49">0,7</text:span> Зв/ч</text:p>
          </table:table-cell>
          <table:table-cell table:style-name="t0.D3" office:value-type="string">
            <text:p text:style-name="P33">$0-36</text:p>
          </table:table-cell>
          <table:table-cell table:style-name="t0.D3" office:value-type="string">
            <text:p text:style-name="P33">$0-46</text:p>
          </table:table-cell>
          <table:table-cell table:style-name="t0.D3" office:value-type="string">
            <text:p text:style-name="P33">$0-56</text:p>
          </table:table-cell>
          <table:table-cell table:style-name="t0.D3" office:value-type="string">
            <text:p text:style-name="P33">$0-66</text:p>
          </table:table-cell>
          <table:table-cell table:style-name="t0.D3" office:value-type="string">
            <text:p text:style-name="P33">$0-76</text:p>
          </table:table-cell>
          <table:table-cell table:style-name="t0.D3" office:value-type="string">
            <text:p text:style-name="P33">$0-86</text:p>
          </table:table-cell>
          <table:table-cell table:style-name="t0.D3" office:value-type="string">
            <text:p text:style-name="P34">$0-06</text:p>
          </table:table-cell>
          <table:table-cell table:style-name="t0.D3" office:value-type="string">
            <text:p text:style-name="P33">$0-16</text:p>
          </table:table-cell>
          <table:table-cell table:style-name="t0.D3" office:value-type="string">
            <text:p text:style-name="P33">$0-26</text:p>
          </table:table-cell>
          <table:covered-table-cell/>
        </table:table-row>
        <table:table-row>
          <table:table-cell table:style-name="t0.A12" office:value-type="string">
            <text:p text:style-name="P19">7 Зв/ч</text:p>
          </table:table-cell>
          <table:table-cell table:style-name="t0.B12" office:value-type="string">
            <text:p text:style-name="P33">$0-37</text:p>
          </table:table-cell>
          <table:table-cell table:style-name="t0.B12" office:value-type="string">
            <text:p text:style-name="P33">$0-47</text:p>
          </table:table-cell>
          <table:table-cell table:style-name="t0.B12" office:value-type="string">
            <text:p text:style-name="P33">$0-57</text:p>
          </table:table-cell>
          <table:table-cell table:style-name="t0.B12" office:value-type="string">
            <text:p text:style-name="P33">$0-67</text:p>
          </table:table-cell>
          <table:table-cell table:style-name="t0.B12" office:value-type="string">
            <text:p text:style-name="P33">$0-77</text:p>
          </table:table-cell>
          <table:table-cell table:style-name="t0.B12" office:value-type="string">
            <text:p text:style-name="P33">$0-87</text:p>
          </table:table-cell>
          <table:table-cell table:style-name="t0.B12" office:value-type="string">
            <text:p text:style-name="P34">$0-07</text:p>
          </table:table-cell>
          <table:table-cell table:style-name="t0.B12" office:value-type="string">
            <text:p text:style-name="P33">$0-17</text:p>
          </table:table-cell>
          <table:table-cell table:style-name="t0.B12" office:value-type="string">
            <text:p text:style-name="P33">$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1"><text:span text:style-name="T24">БДКГ-03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5">Фон, нЗв/ч</text:p>
          </table:table-cell>
          <table:table-cell table:style-name="t1.D3" table:number-columns-spanned="3" office:value-type="string">
            <text:p text:style-name="P45">Измеренное значение </text:p>
          </table:table-cell>
          <table:covered-table-cell/>
          <table:covered-table-cell/>
          <table:table-cell table:style-name="t1.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6"><text:span text:style-name="T34">H</text:span><text:span text:style-name="T37">1</text:span></text:p>
          </table:table-cell>
          <table:table-cell table:style-name="t1.D3" office:value-type="string">
            <text:p text:style-name="P45"><text:span text:style-name="T21">H</text:span><text:span text:style-name="T37">2</text:span></text:p>
          </table:table-cell>
          <table:table-cell table:style-name="t1.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1.A5" office:value-type="string">
            <text:p text:style-name="P19"><text:span text:style-name="T20">0,07</text:span> мкЗв/ч</text:p>
          </table:table-cell>
          <table:table-cell table:style-name="t1.D3" office:value-type="string">
            <text:p text:style-name="P33">$1-30</text:p>
          </table:table-cell>
          <table:table-cell table:style-name="t1.D3" office:value-type="string">
            <text:p text:style-name="P33">$1-40</text:p>
          </table:table-cell>
          <table:table-cell table:style-name="t1.D3" office:value-type="string">
            <text:p text:style-name="P33">$1-50</text:p>
          </table:table-cell>
          <table:table-cell table:style-name="t1.D3" office:value-type="string">
            <text:p text:style-name="P33">$1-60</text:p>
          </table:table-cell>
          <table:table-cell table:style-name="t1.D3" office:value-type="string">
            <text:p text:style-name="P33">$1-70</text:p>
          </table:table-cell>
          <table:table-cell table:style-name="t1.D3" office:value-type="string">
            <text:p text:style-name="P33">$1-80</text:p>
          </table:table-cell>
          <table:table-cell table:style-name="t1.D3" office:value-type="string">
            <text:p text:style-name="P34">$1-00</text:p>
          </table:table-cell>
          <table:table-cell table:style-name="t1.D3" office:value-type="string">
            <text:p text:style-name="P33">$1-10</text:p>
          </table:table-cell>
          <table:table-cell table:style-name="t1.D3" office:value-type="string">
            <text:p text:style-name="P33">$1-20</text:p>
          </table:table-cell>
          <table:table-cell table:style-name="t1.K5" table:number-rows-spanned="5" office:value-type="string">
            <text:p text:style-name="P25">±<text:span text:style-name="T20">20</text:span></text:p>
          </table:table-cell>
        </table:table-row>
        <table:table-row>
          <table:table-cell table:style-name="t1.A5" office:value-type="string">
            <text:p text:style-name="P19">0,7 мкЗв/ч</text:p>
          </table:table-cell>
          <table:table-cell table:style-name="t1.D3" office:value-type="string">
            <text:p text:style-name="P33">$1-31</text:p>
          </table:table-cell>
          <table:table-cell table:style-name="t1.D3" office:value-type="string">
            <text:p text:style-name="P33">$1-41</text:p>
          </table:table-cell>
          <table:table-cell table:style-name="t1.D3" office:value-type="string">
            <text:p text:style-name="P33">$1-51</text:p>
          </table:table-cell>
          <table:table-cell table:style-name="t1.D3" office:value-type="string">
            <text:p text:style-name="P33">$1-61</text:p>
          </table:table-cell>
          <table:table-cell table:style-name="t1.D3" office:value-type="string">
            <text:p text:style-name="P33">$1-71</text:p>
          </table:table-cell>
          <table:table-cell table:style-name="t1.D3" office:value-type="string">
            <text:p text:style-name="P33">$1-81</text:p>
          </table:table-cell>
          <table:table-cell table:style-name="t1.D3" office:value-type="string">
            <text:p text:style-name="P34">$1-01</text:p>
          </table:table-cell>
          <table:table-cell table:style-name="t1.D3" office:value-type="string">
            <text:p text:style-name="P33">$1-11</text:p>
          </table:table-cell>
          <table:table-cell table:style-name="t1.D3" office:value-type="string">
            <text:p text:style-name="P33">$1-21</text:p>
          </table:table-cell>
          <table:covered-table-cell/>
        </table:table-row>
        <table:table-row>
          <table:table-cell table:style-name="t1.A5" office:value-type="string">
            <text:p text:style-name="P19">7 мкЗв/ч</text:p>
          </table:table-cell>
          <table:table-cell table:style-name="t1.D3" office:value-type="string">
            <text:p text:style-name="P33">$1-32</text:p>
          </table:table-cell>
          <table:table-cell table:style-name="t1.D3" office:value-type="string">
            <text:p text:style-name="P33">$1-42</text:p>
          </table:table-cell>
          <table:table-cell table:style-name="t1.D3" office:value-type="string">
            <text:p text:style-name="P33">$1-52</text:p>
          </table:table-cell>
          <table:table-cell table:style-name="t1.D3" office:value-type="string">
            <text:p text:style-name="P33">$1-62</text:p>
          </table:table-cell>
          <table:table-cell table:style-name="t1.D3" office:value-type="string">
            <text:p text:style-name="P33">$1-72</text:p>
          </table:table-cell>
          <table:table-cell table:style-name="t1.D3" office:value-type="string">
            <text:p text:style-name="P33">$1-82</text:p>
          </table:table-cell>
          <table:table-cell table:style-name="t1.D3" office:value-type="string">
            <text:p text:style-name="P34">$1-02</text:p>
          </table:table-cell>
          <table:table-cell table:style-name="t1.D3" office:value-type="string">
            <text:p text:style-name="P33">$1-12</text:p>
          </table:table-cell>
          <table:table-cell table:style-name="t1.D3" office:value-type="string">
            <text:p text:style-name="P33">$1-22</text:p>
          </table:table-cell>
          <table:covered-table-cell/>
        </table:table-row>
        <table:table-row>
          <table:table-cell table:style-name="t1.A5" office:value-type="string">
            <text:p text:style-name="P19">70 мкЗв/ч</text:p>
          </table:table-cell>
          <table:table-cell table:style-name="t1.D3" office:value-type="string">
            <text:p text:style-name="P33">$1-33</text:p>
          </table:table-cell>
          <table:table-cell table:style-name="t1.D3" office:value-type="string">
            <text:p text:style-name="P33">$1-43</text:p>
          </table:table-cell>
          <table:table-cell table:style-name="t1.D3" office:value-type="string">
            <text:p text:style-name="P33">$1-53</text:p>
          </table:table-cell>
          <table:table-cell table:style-name="t1.D3" office:value-type="string">
            <text:p text:style-name="P33">$1-63</text:p>
          </table:table-cell>
          <table:table-cell table:style-name="t1.D3" office:value-type="string">
            <text:p text:style-name="P33">$1-73</text:p>
          </table:table-cell>
          <table:table-cell table:style-name="t1.D3" office:value-type="string">
            <text:p text:style-name="P33">$1-83</text:p>
          </table:table-cell>
          <table:table-cell table:style-name="t1.D3" office:value-type="string">
            <text:p text:style-name="P34">$1-03</text:p>
          </table:table-cell>
          <table:table-cell table:style-name="t1.D3" office:value-type="string">
            <text:p text:style-name="P33">$1-13</text:p>
          </table:table-cell>
          <table:table-cell table:style-name="t1.D3" office:value-type="string">
            <text:p text:style-name="P33">$1-23</text:p>
          </table:table-cell>
          <table:covered-table-cell/>
        </table:table-row>
        <table:table-row>
          <table:table-cell table:style-name="t1.A9" office:value-type="string">
            <text:p text:style-name="P19"><text:span text:style-name="T49">240</text:span> <text:span text:style-name="T49">мкЗв</text:span>/ч</text:p>
          </table:table-cell>
          <table:table-cell table:style-name="t1.B9" office:value-type="string">
            <text:p text:style-name="P33">$1-34</text:p>
          </table:table-cell>
          <table:table-cell table:style-name="t1.B9" office:value-type="string">
            <text:p text:style-name="P33">$1-44</text:p>
          </table:table-cell>
          <table:table-cell table:style-name="t1.B9" office:value-type="string">
            <text:p text:style-name="P33">$1-54</text:p>
          </table:table-cell>
          <table:table-cell table:style-name="t1.B9" office:value-type="string">
            <text:p text:style-name="P33">$1-64</text:p>
          </table:table-cell>
          <table:table-cell table:style-name="t1.B9" office:value-type="string">
            <text:p text:style-name="P33">$1-74</text:p>
          </table:table-cell>
          <table:table-cell table:style-name="t1.B9" office:value-type="string">
            <text:p text:style-name="P33">$1-84</text:p>
          </table:table-cell>
          <table:table-cell table:style-name="t1.B9" office:value-type="string">
            <text:p text:style-name="P34">$1-04</text:p>
          </table:table-cell>
          <table:table-cell table:style-name="t1.B9" office:value-type="string">
            <text:p text:style-name="P33">$1-14</text:p>
          </table:table-cell>
          <table:table-cell table:style-name="t1.B9" office:value-type="string">
            <text:p text:style-name="P33">$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1"><text:span text:style-name="T24">БДКГ-04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2.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2.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5">Фон, нЗв/ч</text:p>
          </table:table-cell>
          <table:table-cell table:style-name="t2.D3" table:number-columns-spanned="3" office:value-type="string">
            <text:p text:style-name="P45">Измеренное значение </text:p>
          </table:table-cell>
          <table:covered-table-cell/>
          <table:covered-table-cell/>
          <table:table-cell table:style-name="t2.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6"><text:span text:style-name="T34">H</text:span><text:span text:style-name="T37">1</text:span></text:p>
          </table:table-cell>
          <table:table-cell table:style-name="t2.D3" office:value-type="string">
            <text:p text:style-name="P45"><text:span text:style-name="T21">H</text:span><text:span text:style-name="T37">2</text:span></text:p>
          </table:table-cell>
          <table:table-cell table:style-name="t2.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2.A5" office:value-type="string">
            <text:p text:style-name="P19"><text:span text:style-name="T20">0,07</text:span> мкЗв/ч</text:p>
          </table:table-cell>
          <table:table-cell table:style-name="t2.D3" office:value-type="string">
            <text:p text:style-name="P33">$2-30</text:p>
          </table:table-cell>
          <table:table-cell table:style-name="t2.D3" office:value-type="string">
            <text:p text:style-name="P33">$2-40</text:p>
          </table:table-cell>
          <table:table-cell table:style-name="t2.D3" office:value-type="string">
            <text:p text:style-name="P33">$2-50</text:p>
          </table:table-cell>
          <table:table-cell table:style-name="t2.D3" office:value-type="string">
            <text:p text:style-name="P33">$2-60</text:p>
          </table:table-cell>
          <table:table-cell table:style-name="t2.D3" office:value-type="string">
            <text:p text:style-name="P33">$2-70</text:p>
          </table:table-cell>
          <table:table-cell table:style-name="t2.D3" office:value-type="string">
            <text:p text:style-name="P33">$2-80</text:p>
          </table:table-cell>
          <table:table-cell table:style-name="t2.D3" office:value-type="string">
            <text:p text:style-name="P34">$2-00</text:p>
          </table:table-cell>
          <table:table-cell table:style-name="t2.D3" office:value-type="string">
            <text:p text:style-name="P33">$2-10</text:p>
          </table:table-cell>
          <table:table-cell table:style-name="t2.D3" office:value-type="string">
            <text:p text:style-name="P33">$2-20</text:p>
          </table:table-cell>
          <table:table-cell table:style-name="t2.K5" table:number-rows-spanned="9" office:value-type="string">
            <text:p text:style-name="P25">±<text:span text:style-name="T20">15</text:span></text:p>
          </table:table-cell>
        </table:table-row>
        <table:table-row>
          <table:table-cell table:style-name="t2.A5" office:value-type="string">
            <text:p text:style-name="P19">0,7 мкЗв/ч</text:p>
          </table:table-cell>
          <table:table-cell table:style-name="t2.D3" office:value-type="string">
            <text:p text:style-name="P33">$2-31</text:p>
          </table:table-cell>
          <table:table-cell table:style-name="t2.D3" office:value-type="string">
            <text:p text:style-name="P33">$2-41</text:p>
          </table:table-cell>
          <table:table-cell table:style-name="t2.D3" office:value-type="string">
            <text:p text:style-name="P33">$2-51</text:p>
          </table:table-cell>
          <table:table-cell table:style-name="t2.D3" office:value-type="string">
            <text:p text:style-name="P33">$2-61</text:p>
          </table:table-cell>
          <table:table-cell table:style-name="t2.D3" office:value-type="string">
            <text:p text:style-name="P33">$2-71</text:p>
          </table:table-cell>
          <table:table-cell table:style-name="t2.D3" office:value-type="string">
            <text:p text:style-name="P33">$2-81</text:p>
          </table:table-cell>
          <table:table-cell table:style-name="t2.D3" office:value-type="string">
            <text:p text:style-name="P34">$2-01</text:p>
          </table:table-cell>
          <table:table-cell table:style-name="t2.D3" office:value-type="string">
            <text:p text:style-name="P33">$2-11</text:p>
          </table:table-cell>
          <table:table-cell table:style-name="t2.D3" office:value-type="string">
            <text:p text:style-name="P33">$2-21</text:p>
          </table:table-cell>
          <table:covered-table-cell/>
        </table:table-row>
        <table:table-row>
          <table:table-cell table:style-name="t2.A5" office:value-type="string">
            <text:p text:style-name="P19">7 мкЗв/ч</text:p>
          </table:table-cell>
          <table:table-cell table:style-name="t2.D3" office:value-type="string">
            <text:p text:style-name="P33">$2-32</text:p>
          </table:table-cell>
          <table:table-cell table:style-name="t2.D3" office:value-type="string">
            <text:p text:style-name="P33">$2-42</text:p>
          </table:table-cell>
          <table:table-cell table:style-name="t2.D3" office:value-type="string">
            <text:p text:style-name="P33">$2-52</text:p>
          </table:table-cell>
          <table:table-cell table:style-name="t2.D3" office:value-type="string">
            <text:p text:style-name="P33">$2-62</text:p>
          </table:table-cell>
          <table:table-cell table:style-name="t2.D3" office:value-type="string">
            <text:p text:style-name="P33">$2-72</text:p>
          </table:table-cell>
          <table:table-cell table:style-name="t2.D3" office:value-type="string">
            <text:p text:style-name="P33">$2-82</text:p>
          </table:table-cell>
          <table:table-cell table:style-name="t2.D3" office:value-type="string">
            <text:p text:style-name="P34">$2-02</text:p>
          </table:table-cell>
          <table:table-cell table:style-name="t2.D3" office:value-type="string">
            <text:p text:style-name="P33">$2-12</text:p>
          </table:table-cell>
          <table:table-cell table:style-name="t2.D3" office:value-type="string">
            <text:p text:style-name="P33">$2-22</text:p>
          </table:table-cell>
          <table:covered-table-cell/>
        </table:table-row>
        <table:table-row>
          <table:table-cell table:style-name="t2.A5" office:value-type="string">
            <text:p text:style-name="P19">70 мкЗв/ч</text:p>
          </table:table-cell>
          <table:table-cell table:style-name="t2.D3" office:value-type="string">
            <text:p text:style-name="P33">$2-33</text:p>
          </table:table-cell>
          <table:table-cell table:style-name="t2.D3" office:value-type="string">
            <text:p text:style-name="P33">$2-43</text:p>
          </table:table-cell>
          <table:table-cell table:style-name="t2.D3" office:value-type="string">
            <text:p text:style-name="P33">$2-53</text:p>
          </table:table-cell>
          <table:table-cell table:style-name="t2.D3" office:value-type="string">
            <text:p text:style-name="P33">$2-63</text:p>
          </table:table-cell>
          <table:table-cell table:style-name="t2.D3" office:value-type="string">
            <text:p text:style-name="P33">$2-73</text:p>
          </table:table-cell>
          <table:table-cell table:style-name="t2.D3" office:value-type="string">
            <text:p text:style-name="P33">$2-83</text:p>
          </table:table-cell>
          <table:table-cell table:style-name="t2.D3" office:value-type="string">
            <text:p text:style-name="P34">$2-03</text:p>
          </table:table-cell>
          <table:table-cell table:style-name="t2.D3" office:value-type="string">
            <text:p text:style-name="P33">$2-13</text:p>
          </table:table-cell>
          <table:table-cell table:style-name="t2.D3" office:value-type="string">
            <text:p text:style-name="P33">$2-23</text:p>
          </table:table-cell>
          <table:covered-table-cell/>
        </table:table-row>
        <table:table-row>
          <table:table-cell table:style-name="t2.A5" office:value-type="string">
            <text:p text:style-name="P19">0.7 мЗв/ч</text:p>
          </table:table-cell>
          <table:table-cell table:style-name="t2.D3" office:value-type="string">
            <text:p text:style-name="P33">$2-34</text:p>
          </table:table-cell>
          <table:table-cell table:style-name="t2.D3" office:value-type="string">
            <text:p text:style-name="P33">$2-44</text:p>
          </table:table-cell>
          <table:table-cell table:style-name="t2.D3" office:value-type="string">
            <text:p text:style-name="P33">$2-54</text:p>
          </table:table-cell>
          <table:table-cell table:style-name="t2.D3" office:value-type="string">
            <text:p text:style-name="P33">$2-64</text:p>
          </table:table-cell>
          <table:table-cell table:style-name="t2.D3" office:value-type="string">
            <text:p text:style-name="P33">$2-74</text:p>
          </table:table-cell>
          <table:table-cell table:style-name="t2.D3" office:value-type="string">
            <text:p text:style-name="P33">$2-84</text:p>
          </table:table-cell>
          <table:table-cell table:style-name="t2.D3" office:value-type="string">
            <text:p text:style-name="P34">$2-04</text:p>
          </table:table-cell>
          <table:table-cell table:style-name="t2.D3" office:value-type="string">
            <text:p text:style-name="P33">$2-14</text:p>
          </table:table-cell>
          <table:table-cell table:style-name="t2.D3" office:value-type="string">
            <text:p text:style-name="P33">$2-24</text:p>
          </table:table-cell>
          <table:covered-table-cell/>
        </table:table-row>
        <table:table-row>
          <table:table-cell table:style-name="t2.A5" office:value-type="string">
            <text:p text:style-name="P19">7,0 мЗв/ч</text:p>
          </table:table-cell>
          <table:table-cell table:style-name="t2.D3" office:value-type="string">
            <text:p text:style-name="P33">$2-35</text:p>
          </table:table-cell>
          <table:table-cell table:style-name="t2.D3" office:value-type="string">
            <text:p text:style-name="P33">$2-45</text:p>
          </table:table-cell>
          <table:table-cell table:style-name="t2.D3" office:value-type="string">
            <text:p text:style-name="P33">$2-55</text:p>
          </table:table-cell>
          <table:table-cell table:style-name="t2.D3" office:value-type="string">
            <text:p text:style-name="P33">$2-65</text:p>
          </table:table-cell>
          <table:table-cell table:style-name="t2.D3" office:value-type="string">
            <text:p text:style-name="P33">$2-75</text:p>
          </table:table-cell>
          <table:table-cell table:style-name="t2.D3" office:value-type="string">
            <text:p text:style-name="P33">$2-85</text:p>
          </table:table-cell>
          <table:table-cell table:style-name="t2.D3" office:value-type="string">
            <text:p text:style-name="P34">$2-05</text:p>
          </table:table-cell>
          <table:table-cell table:style-name="t2.D3" office:value-type="string">
            <text:p text:style-name="P33">$2-15</text:p>
          </table:table-cell>
          <table:table-cell table:style-name="t2.D3" office:value-type="string">
            <text:p text:style-name="P33">$2-25</text:p>
          </table:table-cell>
          <table:covered-table-cell/>
        </table:table-row>
        <table:table-row>
          <table:table-cell table:style-name="t2.A5" office:value-type="string">
            <text:p text:style-name="P19">70 мЗв/ч</text:p>
          </table:table-cell>
          <table:table-cell table:style-name="t2.D3" office:value-type="string">
            <text:p text:style-name="P33">$2-36</text:p>
          </table:table-cell>
          <table:table-cell table:style-name="t2.D3" office:value-type="string">
            <text:p text:style-name="P33">$2-46</text:p>
          </table:table-cell>
          <table:table-cell table:style-name="t2.D3" office:value-type="string">
            <text:p text:style-name="P33">$2-56</text:p>
          </table:table-cell>
          <table:table-cell table:style-name="t2.D3" office:value-type="string">
            <text:p text:style-name="P33">$2-66</text:p>
          </table:table-cell>
          <table:table-cell table:style-name="t2.D3" office:value-type="string">
            <text:p text:style-name="P33">$2-76</text:p>
          </table:table-cell>
          <table:table-cell table:style-name="t2.D3" office:value-type="string">
            <text:p text:style-name="P33">$2-86</text:p>
          </table:table-cell>
          <table:table-cell table:style-name="t2.D3" office:value-type="string">
            <text:p text:style-name="P34">$2-06</text:p>
          </table:table-cell>
          <table:table-cell table:style-name="t2.D3" office:value-type="string">
            <text:p text:style-name="P33">$2-16</text:p>
          </table:table-cell>
          <table:table-cell table:style-name="t2.D3" office:value-type="string">
            <text:p text:style-name="P33">$2-26</text:p>
          </table:table-cell>
          <table:covered-table-cell/>
        </table:table-row>
        <table:table-row>
          <table:table-cell table:style-name="t2.A5" office:value-type="string">
            <text:p text:style-name="P19"><text:span text:style-name="T49">0,7</text:span> Зв/ч</text:p>
          </table:table-cell>
          <table:table-cell table:style-name="t2.D3" office:value-type="string">
            <text:p text:style-name="P33">$2-37</text:p>
          </table:table-cell>
          <table:table-cell table:style-name="t2.D3" office:value-type="string">
            <text:p text:style-name="P33">$2-47</text:p>
          </table:table-cell>
          <table:table-cell table:style-name="t2.D3" office:value-type="string">
            <text:p text:style-name="P33">$2-57</text:p>
          </table:table-cell>
          <table:table-cell table:style-name="t2.D3" office:value-type="string">
            <text:p text:style-name="P33">$2-67</text:p>
          </table:table-cell>
          <table:table-cell table:style-name="t2.D3" office:value-type="string">
            <text:p text:style-name="P33">$2-77</text:p>
          </table:table-cell>
          <table:table-cell table:style-name="t2.D3" office:value-type="string">
            <text:p text:style-name="P33">$2-87</text:p>
          </table:table-cell>
          <table:table-cell table:style-name="t2.D3" office:value-type="string">
            <text:p text:style-name="P34">$2-07</text:p>
          </table:table-cell>
          <table:table-cell table:style-name="t2.D3" office:value-type="string">
            <text:p text:style-name="P33">$2-17</text:p>
          </table:table-cell>
          <table:table-cell table:style-name="t2.D3" office:value-type="string">
            <text:p text:style-name="P33">$2-27</text:p>
          </table:table-cell>
          <table:covered-table-cell/>
        </table:table-row>
        <table:table-row>
          <table:table-cell table:style-name="t2.A13" office:value-type="string">
            <text:p text:style-name="P19">7 Зв/ч</text:p>
          </table:table-cell>
          <table:table-cell table:style-name="t2.B13" office:value-type="string">
            <text:p text:style-name="P33">$2-3<text:span text:style-name="T20">8</text:span></text:p>
          </table:table-cell>
          <table:table-cell table:style-name="t2.B13" office:value-type="string">
            <text:p text:style-name="P33">$2-4<text:span text:style-name="T20">8</text:span></text:p>
          </table:table-cell>
          <table:table-cell table:style-name="t2.B13" office:value-type="string">
            <text:p text:style-name="P33">$2-5<text:span text:style-name="T20">8</text:span></text:p>
          </table:table-cell>
          <table:table-cell table:style-name="t2.B13" office:value-type="string">
            <text:p text:style-name="P33">$2-6<text:span text:style-name="T20">8</text:span></text:p>
          </table:table-cell>
          <table:table-cell table:style-name="t2.B13" office:value-type="string">
            <text:p text:style-name="P33">$2-7<text:span text:style-name="T20">8</text:span></text:p>
          </table:table-cell>
          <table:table-cell table:style-name="t2.B13" office:value-type="string">
            <text:p text:style-name="P33">$2-8<text:span text:style-name="T20">8</text:span></text:p>
          </table:table-cell>
          <table:table-cell table:style-name="t2.B13" office:value-type="string">
            <text:p text:style-name="P34">$2-08</text:p>
          </table:table-cell>
          <table:table-cell table:style-name="t2.B13" office:value-type="string">
            <text:p text:style-name="P33">$2-1<text:span text:style-name="T20">8</text:span></text:p>
          </table:table-cell>
          <table:table-cell table:style-name="t2.B13" office:value-type="string">
            <text:p text:style-name="P33">$2-2<text:span text:style-name="T20">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1"><text:span text:style-name="T24">БДКГ-05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3.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3.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5">Фон, нЗв/ч</text:p>
          </table:table-cell>
          <table:table-cell table:style-name="t3.D3" table:number-columns-spanned="3" office:value-type="string">
            <text:p text:style-name="P45">Измеренное значение </text:p>
          </table:table-cell>
          <table:covered-table-cell/>
          <table:covered-table-cell/>
          <table:table-cell table:style-name="t3.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6"><text:span text:style-name="T34">H</text:span><text:span text:style-name="T37">1</text:span></text:p>
          </table:table-cell>
          <table:table-cell table:style-name="t3.D3" office:value-type="string">
            <text:p text:style-name="P45"><text:span text:style-name="T21">H</text:span><text:span text:style-name="T37">2</text:span></text:p>
          </table:table-cell>
          <table:table-cell table:style-name="t3.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3.A5" office:value-type="string">
            <text:p text:style-name="P19"><text:span text:style-name="T20">0,07</text:span> мкЗв/ч</text:p>
          </table:table-cell>
          <table:table-cell table:style-name="t3.D3" office:value-type="string">
            <text:p text:style-name="P33">$3-30</text:p>
          </table:table-cell>
          <table:table-cell table:style-name="t3.D3" office:value-type="string">
            <text:p text:style-name="P33">$3-40</text:p>
          </table:table-cell>
          <table:table-cell table:style-name="t3.D3" office:value-type="string">
            <text:p text:style-name="P33">$3-50</text:p>
          </table:table-cell>
          <table:table-cell table:style-name="t3.D3" office:value-type="string">
            <text:p text:style-name="P33">$3-60</text:p>
          </table:table-cell>
          <table:table-cell table:style-name="t3.D3" office:value-type="string">
            <text:p text:style-name="P33">$3-70</text:p>
          </table:table-cell>
          <table:table-cell table:style-name="t3.D3" office:value-type="string">
            <text:p text:style-name="P33">$3-80</text:p>
          </table:table-cell>
          <table:table-cell table:style-name="t3.D3" office:value-type="string">
            <text:p text:style-name="P34">$3-00</text:p>
          </table:table-cell>
          <table:table-cell table:style-name="t3.D3" office:value-type="string">
            <text:p text:style-name="P33">$3-10</text:p>
          </table:table-cell>
          <table:table-cell table:style-name="t3.D3" office:value-type="string">
            <text:p text:style-name="P33">$3-20</text:p>
          </table:table-cell>
          <table:table-cell table:style-name="t3.K5" table:number-rows-spanned="4" office:value-type="string">
            <text:p text:style-name="P25">±<text:span text:style-name="T20">15</text:span></text:p>
          </table:table-cell>
        </table:table-row>
        <table:table-row>
          <table:table-cell table:style-name="t3.A5" office:value-type="string">
            <text:p text:style-name="P19">0,7 мкЗв/ч</text:p>
          </table:table-cell>
          <table:table-cell table:style-name="t3.D3" office:value-type="string">
            <text:p text:style-name="P33">$3-31</text:p>
          </table:table-cell>
          <table:table-cell table:style-name="t3.D3" office:value-type="string">
            <text:p text:style-name="P33">$3-41</text:p>
          </table:table-cell>
          <table:table-cell table:style-name="t3.D3" office:value-type="string">
            <text:p text:style-name="P33">$3-51</text:p>
          </table:table-cell>
          <table:table-cell table:style-name="t3.D3" office:value-type="string">
            <text:p text:style-name="P33">$3-61</text:p>
          </table:table-cell>
          <table:table-cell table:style-name="t3.D3" office:value-type="string">
            <text:p text:style-name="P33">$3-71</text:p>
          </table:table-cell>
          <table:table-cell table:style-name="t3.D3" office:value-type="string">
            <text:p text:style-name="P33">$3-81</text:p>
          </table:table-cell>
          <table:table-cell table:style-name="t3.D3" office:value-type="string">
            <text:p text:style-name="P34">$3-01</text:p>
          </table:table-cell>
          <table:table-cell table:style-name="t3.D3" office:value-type="string">
            <text:p text:style-name="P33">$3-11</text:p>
          </table:table-cell>
          <table:table-cell table:style-name="t3.D3" office:value-type="string">
            <text:p text:style-name="P33">$3-21</text:p>
          </table:table-cell>
          <table:covered-table-cell/>
        </table:table-row>
        <table:table-row>
          <table:table-cell table:style-name="t3.A5" office:value-type="string">
            <text:p text:style-name="P19">7 мкЗв/ч</text:p>
          </table:table-cell>
          <table:table-cell table:style-name="t3.D3" office:value-type="string">
            <text:p text:style-name="P33">$3-32</text:p>
          </table:table-cell>
          <table:table-cell table:style-name="t3.D3" office:value-type="string">
            <text:p text:style-name="P33">$3-42</text:p>
          </table:table-cell>
          <table:table-cell table:style-name="t3.D3" office:value-type="string">
            <text:p text:style-name="P33">$3-52</text:p>
          </table:table-cell>
          <table:table-cell table:style-name="t3.D3" office:value-type="string">
            <text:p text:style-name="P33">$3-62</text:p>
          </table:table-cell>
          <table:table-cell table:style-name="t3.D3" office:value-type="string">
            <text:p text:style-name="P33">$3-72</text:p>
          </table:table-cell>
          <table:table-cell table:style-name="t3.D3" office:value-type="string">
            <text:p text:style-name="P33">$3-82</text:p>
          </table:table-cell>
          <table:table-cell table:style-name="t3.D3" office:value-type="string">
            <text:p text:style-name="P34">$3-02</text:p>
          </table:table-cell>
          <table:table-cell table:style-name="t3.D3" office:value-type="string">
            <text:p text:style-name="P33">$3-12</text:p>
          </table:table-cell>
          <table:table-cell table:style-name="t3.D3" office:value-type="string">
            <text:p text:style-name="P33">$3-22</text:p>
          </table:table-cell>
          <table:covered-table-cell/>
        </table:table-row>
        <table:table-row>
          <table:table-cell table:style-name="t3.A8" office:value-type="string">
            <text:p text:style-name="P19">70 мкЗв/ч</text:p>
          </table:table-cell>
          <table:table-cell table:style-name="t3.B8" office:value-type="string">
            <text:p text:style-name="P33">$3-33</text:p>
          </table:table-cell>
          <table:table-cell table:style-name="t3.B8" office:value-type="string">
            <text:p text:style-name="P33">$3-43</text:p>
          </table:table-cell>
          <table:table-cell table:style-name="t3.B8" office:value-type="string">
            <text:p text:style-name="P33">$3-53</text:p>
          </table:table-cell>
          <table:table-cell table:style-name="t3.B8" office:value-type="string">
            <text:p text:style-name="P33">$3-63</text:p>
          </table:table-cell>
          <table:table-cell table:style-name="t3.B8" office:value-type="string">
            <text:p text:style-name="P33">$3-73</text:p>
          </table:table-cell>
          <table:table-cell table:style-name="t3.B8" office:value-type="string">
            <text:p text:style-name="P33">$3-83</text:p>
          </table:table-cell>
          <table:table-cell table:style-name="t3.B8" office:value-type="string">
            <text:p text:style-name="P34">$3-03</text:p>
          </table:table-cell>
          <table:table-cell table:style-name="t3.B8" office:value-type="string">
            <text:p text:style-name="P33">$3-13</text:p>
          </table:table-cell>
          <table:table-cell table:style-name="t3.B8" office:value-type="string">
            <text:p text:style-name="P33">$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1"><text:span text:style-name="T24">БДКГ-11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4.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4.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5">Фон, нЗв/ч</text:p>
          </table:table-cell>
          <table:table-cell table:style-name="t4.D3" table:number-columns-spanned="3" office:value-type="string">
            <text:p text:style-name="P45">Измеренное значение </text:p>
          </table:table-cell>
          <table:covered-table-cell/>
          <table:covered-table-cell/>
          <table:table-cell table:style-name="t4.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6"><text:span text:style-name="T34">H</text:span><text:span text:style-name="T37">1</text:span></text:p>
          </table:table-cell>
          <table:table-cell table:style-name="t4.D3" office:value-type="string">
            <text:p text:style-name="P45"><text:span text:style-name="T21">H</text:span><text:span text:style-name="T37">2</text:span></text:p>
          </table:table-cell>
          <table:table-cell table:style-name="t4.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4.A5" office:value-type="string">
            <text:p text:style-name="P19"><text:span text:style-name="T20">0,07</text:span> мкЗв/ч</text:p>
          </table:table-cell>
          <table:table-cell table:style-name="t4.D3" office:value-type="string">
            <text:p text:style-name="P33">$4-30</text:p>
          </table:table-cell>
          <table:table-cell table:style-name="t4.D3" office:value-type="string">
            <text:p text:style-name="P33">$4-40</text:p>
          </table:table-cell>
          <table:table-cell table:style-name="t4.D3" office:value-type="string">
            <text:p text:style-name="P33">$4-50</text:p>
          </table:table-cell>
          <table:table-cell table:style-name="t4.D3" office:value-type="string">
            <text:p text:style-name="P33">$4-60</text:p>
          </table:table-cell>
          <table:table-cell table:style-name="t4.D3" office:value-type="string">
            <text:p text:style-name="P33">$4-70</text:p>
          </table:table-cell>
          <table:table-cell table:style-name="t4.D3" office:value-type="string">
            <text:p text:style-name="P33">$4-80</text:p>
          </table:table-cell>
          <table:table-cell table:style-name="t4.D3" office:value-type="string">
            <text:p text:style-name="P34">$4-00</text:p>
          </table:table-cell>
          <table:table-cell table:style-name="t4.D3" office:value-type="string">
            <text:p text:style-name="P33">$4-10</text:p>
          </table:table-cell>
          <table:table-cell table:style-name="t4.D3" office:value-type="string">
            <text:p text:style-name="P33">$4-20</text:p>
          </table:table-cell>
          <table:table-cell table:style-name="t4.K5" table:number-rows-spanned="4" office:value-type="string">
            <text:p text:style-name="P25">±<text:span text:style-name="T20">15</text:span></text:p>
          </table:table-cell>
        </table:table-row>
        <table:table-row>
          <table:table-cell table:style-name="t4.A5" office:value-type="string">
            <text:p text:style-name="P19">0,7 мкЗв/ч</text:p>
          </table:table-cell>
          <table:table-cell table:style-name="t4.D3" office:value-type="string">
            <text:p text:style-name="P33">$4-31</text:p>
          </table:table-cell>
          <table:table-cell table:style-name="t4.D3" office:value-type="string">
            <text:p text:style-name="P33">$4-41</text:p>
          </table:table-cell>
          <table:table-cell table:style-name="t4.D3" office:value-type="string">
            <text:p text:style-name="P33">$4-51</text:p>
          </table:table-cell>
          <table:table-cell table:style-name="t4.D3" office:value-type="string">
            <text:p text:style-name="P33">$4-61</text:p>
          </table:table-cell>
          <table:table-cell table:style-name="t4.D3" office:value-type="string">
            <text:p text:style-name="P33">$4-71</text:p>
          </table:table-cell>
          <table:table-cell table:style-name="t4.D3" office:value-type="string">
            <text:p text:style-name="P33">$4-81</text:p>
          </table:table-cell>
          <table:table-cell table:style-name="t4.D3" office:value-type="string">
            <text:p text:style-name="P34">$4-01</text:p>
          </table:table-cell>
          <table:table-cell table:style-name="t4.D3" office:value-type="string">
            <text:p text:style-name="P33">$4-11</text:p>
          </table:table-cell>
          <table:table-cell table:style-name="t4.D3" office:value-type="string">
            <text:p text:style-name="P33">$4-21</text:p>
          </table:table-cell>
          <table:covered-table-cell/>
        </table:table-row>
        <table:table-row>
          <table:table-cell table:style-name="t4.A5" office:value-type="string">
            <text:p text:style-name="P19">7 мкЗв/ч</text:p>
          </table:table-cell>
          <table:table-cell table:style-name="t4.D3" office:value-type="string">
            <text:p text:style-name="P33">$4-32</text:p>
          </table:table-cell>
          <table:table-cell table:style-name="t4.D3" office:value-type="string">
            <text:p text:style-name="P33">$4-42</text:p>
          </table:table-cell>
          <table:table-cell table:style-name="t4.D3" office:value-type="string">
            <text:p text:style-name="P33">$4-52</text:p>
          </table:table-cell>
          <table:table-cell table:style-name="t4.D3" office:value-type="string">
            <text:p text:style-name="P33">$4-62</text:p>
          </table:table-cell>
          <table:table-cell table:style-name="t4.D3" office:value-type="string">
            <text:p text:style-name="P33">$4-72</text:p>
          </table:table-cell>
          <table:table-cell table:style-name="t4.D3" office:value-type="string">
            <text:p text:style-name="P33">$4-82</text:p>
          </table:table-cell>
          <table:table-cell table:style-name="t4.D3" office:value-type="string">
            <text:p text:style-name="P34">$4-02</text:p>
          </table:table-cell>
          <table:table-cell table:style-name="t4.D3" office:value-type="string">
            <text:p text:style-name="P33">$4-12</text:p>
          </table:table-cell>
          <table:table-cell table:style-name="t4.D3" office:value-type="string">
            <text:p text:style-name="P33">$4-22</text:p>
          </table:table-cell>
          <table:covered-table-cell/>
        </table:table-row>
        <table:table-row>
          <table:table-cell table:style-name="t4.A8" office:value-type="string">
            <text:p text:style-name="P19">70 мкЗв/ч</text:p>
          </table:table-cell>
          <table:table-cell table:style-name="t4.B8" office:value-type="string">
            <text:p text:style-name="P33">$4-33</text:p>
          </table:table-cell>
          <table:table-cell table:style-name="t4.B8" office:value-type="string">
            <text:p text:style-name="P33">$4-43</text:p>
          </table:table-cell>
          <table:table-cell table:style-name="t4.B8" office:value-type="string">
            <text:p text:style-name="P33">$4-53</text:p>
          </table:table-cell>
          <table:table-cell table:style-name="t4.B8" office:value-type="string">
            <text:p text:style-name="P33">$4-63</text:p>
          </table:table-cell>
          <table:table-cell table:style-name="t4.B8" office:value-type="string">
            <text:p text:style-name="P33">$4-73</text:p>
          </table:table-cell>
          <table:table-cell table:style-name="t4.B8" office:value-type="string">
            <text:p text:style-name="P33">$4-83</text:p>
          </table:table-cell>
          <table:table-cell table:style-name="t4.B8" office:value-type="string">
            <text:p text:style-name="P34">$4-03</text:p>
          </table:table-cell>
          <table:table-cell table:style-name="t4.B8" office:value-type="string">
            <text:p text:style-name="P33">$4-13</text:p>
          </table:table-cell>
          <table:table-cell table:style-name="t4.B8" office:value-type="string">
            <text:p text:style-name="P33">$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1"><text:span text:style-name="T24">БДКГ-17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5.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5.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5">Фон, нЗв/ч</text:p>
          </table:table-cell>
          <table:table-cell table:style-name="t5.D3" table:number-columns-spanned="3" office:value-type="string">
            <text:p text:style-name="P45">Измеренное значение </text:p>
          </table:table-cell>
          <table:covered-table-cell/>
          <table:covered-table-cell/>
          <table:table-cell table:style-name="t5.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6"><text:span text:style-name="T34">H</text:span><text:span text:style-name="T37">1</text:span></text:p>
          </table:table-cell>
          <table:table-cell table:style-name="t5.D3" office:value-type="string">
            <text:p text:style-name="P45"><text:span text:style-name="T21">H</text:span><text:span text:style-name="T37">2</text:span></text:p>
          </table:table-cell>
          <table:table-cell table:style-name="t5.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5.A5" office:value-type="string">
            <text:p text:style-name="P19"><text:span text:style-name="T20">7,0</text:span> мЗв/ч</text:p>
          </table:table-cell>
          <table:table-cell table:style-name="t5.D3" office:value-type="string">
            <text:p text:style-name="P33">$5-30</text:p>
          </table:table-cell>
          <table:table-cell table:style-name="t5.D3" office:value-type="string">
            <text:p text:style-name="P33">$5-40</text:p>
          </table:table-cell>
          <table:table-cell table:style-name="t5.D3" office:value-type="string">
            <text:p text:style-name="P33">$5-50</text:p>
          </table:table-cell>
          <table:table-cell table:style-name="t5.D3" office:value-type="string">
            <text:p text:style-name="P33">$5-60</text:p>
          </table:table-cell>
          <table:table-cell table:style-name="t5.D3" office:value-type="string">
            <text:p text:style-name="P33">$5-70</text:p>
          </table:table-cell>
          <table:table-cell table:style-name="t5.D3" office:value-type="string">
            <text:p text:style-name="P33">$5-80</text:p>
          </table:table-cell>
          <table:table-cell table:style-name="t5.D3" office:value-type="string">
            <text:p text:style-name="P34">$5-00</text:p>
          </table:table-cell>
          <table:table-cell table:style-name="t5.D3" office:value-type="string">
            <text:p text:style-name="P33">$5-10</text:p>
          </table:table-cell>
          <table:table-cell table:style-name="t5.D3" office:value-type="string">
            <text:p text:style-name="P33">$5-20</text:p>
          </table:table-cell>
          <table:table-cell table:style-name="t5.K5" table:number-rows-spanned="5" office:value-type="string">
            <text:p text:style-name="P25">±<text:span text:style-name="T20">20</text:span></text:p>
          </table:table-cell>
        </table:table-row>
        <table:table-row>
          <table:table-cell table:style-name="t5.A5" office:value-type="string">
            <text:p text:style-name="P19">7<text:span text:style-name="T20">0</text:span> мЗв/ч</text:p>
          </table:table-cell>
          <table:table-cell table:style-name="t5.D3" office:value-type="string">
            <text:p text:style-name="P33">$5-31</text:p>
          </table:table-cell>
          <table:table-cell table:style-name="t5.D3" office:value-type="string">
            <text:p text:style-name="P33">$5-41</text:p>
          </table:table-cell>
          <table:table-cell table:style-name="t5.D3" office:value-type="string">
            <text:p text:style-name="P33">$5-51</text:p>
          </table:table-cell>
          <table:table-cell table:style-name="t5.D3" office:value-type="string">
            <text:p text:style-name="P33">$5-61</text:p>
          </table:table-cell>
          <table:table-cell table:style-name="t5.D3" office:value-type="string">
            <text:p text:style-name="P33">$5-71</text:p>
          </table:table-cell>
          <table:table-cell table:style-name="t5.D3" office:value-type="string">
            <text:p text:style-name="P33">$5-81</text:p>
          </table:table-cell>
          <table:table-cell table:style-name="t5.D3" office:value-type="string">
            <text:p text:style-name="P34">$5-01</text:p>
          </table:table-cell>
          <table:table-cell table:style-name="t5.D3" office:value-type="string">
            <text:p text:style-name="P33">$5-11</text:p>
          </table:table-cell>
          <table:table-cell table:style-name="t5.D3" office:value-type="string">
            <text:p text:style-name="P33">$5-21</text:p>
          </table:table-cell>
          <table:covered-table-cell/>
        </table:table-row>
        <table:table-row>
          <table:table-cell table:style-name="t5.A5" office:value-type="string">
            <text:p text:style-name="P19"><text:span text:style-name="T20">0,</text:span>7 Зв/ч</text:p>
          </table:table-cell>
          <table:table-cell table:style-name="t5.D3" office:value-type="string">
            <text:p text:style-name="P33">$5-32</text:p>
          </table:table-cell>
          <table:table-cell table:style-name="t5.D3" office:value-type="string">
            <text:p text:style-name="P33">$5-42</text:p>
          </table:table-cell>
          <table:table-cell table:style-name="t5.D3" office:value-type="string">
            <text:p text:style-name="P33">$5-52</text:p>
          </table:table-cell>
          <table:table-cell table:style-name="t5.D3" office:value-type="string">
            <text:p text:style-name="P33">$5-62</text:p>
          </table:table-cell>
          <table:table-cell table:style-name="t5.D3" office:value-type="string">
            <text:p text:style-name="P33">$5-72</text:p>
          </table:table-cell>
          <table:table-cell table:style-name="t5.D3" office:value-type="string">
            <text:p text:style-name="P33">$5-82</text:p>
          </table:table-cell>
          <table:table-cell table:style-name="t5.D3" office:value-type="string">
            <text:p text:style-name="P34">$5-02</text:p>
          </table:table-cell>
          <table:table-cell table:style-name="t5.D3" office:value-type="string">
            <text:p text:style-name="P33">$5-12</text:p>
          </table:table-cell>
          <table:table-cell table:style-name="t5.D3" office:value-type="string">
            <text:p text:style-name="P33">$5-22</text:p>
          </table:table-cell>
          <table:covered-table-cell/>
        </table:table-row>
        <table:table-row>
          <table:table-cell table:style-name="t5.A5" office:value-type="string">
            <text:p text:style-name="P19">7 Зв/ч</text:p>
          </table:table-cell>
          <table:table-cell table:style-name="t5.D3" office:value-type="string">
            <text:p text:style-name="P33">$5-33</text:p>
          </table:table-cell>
          <table:table-cell table:style-name="t5.D3" office:value-type="string">
            <text:p text:style-name="P33">$5-43</text:p>
          </table:table-cell>
          <table:table-cell table:style-name="t5.D3" office:value-type="string">
            <text:p text:style-name="P33">$5-53</text:p>
          </table:table-cell>
          <table:table-cell table:style-name="t5.D3" office:value-type="string">
            <text:p text:style-name="P33">$5-63</text:p>
          </table:table-cell>
          <table:table-cell table:style-name="t5.D3" office:value-type="string">
            <text:p text:style-name="P33">$5-73</text:p>
          </table:table-cell>
          <table:table-cell table:style-name="t5.D3" office:value-type="string">
            <text:p text:style-name="P33">$5-83</text:p>
          </table:table-cell>
          <table:table-cell table:style-name="t5.D3" office:value-type="string">
            <text:p text:style-name="P34">$5-03</text:p>
          </table:table-cell>
          <table:table-cell table:style-name="t5.D3" office:value-type="string">
            <text:p text:style-name="P33">$5-13</text:p>
          </table:table-cell>
          <table:table-cell table:style-name="t5.D3" office:value-type="string">
            <text:p text:style-name="P33">$5-23</text:p>
          </table:table-cell>
          <table:covered-table-cell/>
        </table:table-row>
        <table:table-row>
          <table:table-cell table:style-name="t5.A9" office:value-type="string">
            <text:p text:style-name="P19"><text:span text:style-name="T20">40</text:span> Зв/ч</text:p>
          </table:table-cell>
          <table:table-cell table:style-name="t5.B9" office:value-type="string">
            <text:p text:style-name="P33">$5-34</text:p>
          </table:table-cell>
          <table:table-cell table:style-name="t5.B9" office:value-type="string">
            <text:p text:style-name="P33">$5-44</text:p>
          </table:table-cell>
          <table:table-cell table:style-name="t5.B9" office:value-type="string">
            <text:p text:style-name="P33">$5-54</text:p>
          </table:table-cell>
          <table:table-cell table:style-name="t5.B9" office:value-type="string">
            <text:p text:style-name="P33">$5-64</text:p>
          </table:table-cell>
          <table:table-cell table:style-name="t5.B9" office:value-type="string">
            <text:p text:style-name="P33">$5-74</text:p>
          </table:table-cell>
          <table:table-cell table:style-name="t5.B9" office:value-type="string">
            <text:p text:style-name="P33">$5-84</text:p>
          </table:table-cell>
          <table:table-cell table:style-name="t5.B9" office:value-type="string">
            <text:p text:style-name="P34">$5-04</text:p>
          </table:table-cell>
          <table:table-cell table:style-name="t5.B9" office:value-type="string">
            <text:p text:style-name="P33">$5-14</text:p>
          </table:table-cell>
          <table:table-cell table:style-name="t5.B9" office:value-type="string">
            <text:p text:style-name="P33">$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41"><text:span text:style-name="T24">БДКГ-24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6.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6.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5">Фон, нЗв/ч</text:p>
          </table:table-cell>
          <table:table-cell table:style-name="t6.D3" table:number-columns-spanned="3" office:value-type="string">
            <text:p text:style-name="P45">Измеренное значение </text:p>
          </table:table-cell>
          <table:covered-table-cell/>
          <table:covered-table-cell/>
          <table:table-cell table:style-name="t6.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6"><text:span text:style-name="T34">H</text:span><text:span text:style-name="T37">1</text:span></text:p>
          </table:table-cell>
          <table:table-cell table:style-name="t6.D3" office:value-type="string">
            <text:p text:style-name="P45"><text:span text:style-name="T21">H</text:span><text:span text:style-name="T37">2</text:span></text:p>
          </table:table-cell>
          <table:table-cell table:style-name="t6.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6.A5" office:value-type="string">
            <text:p text:style-name="P19"><text:span text:style-name="T49">0,07</text:span> мкЗв/ч</text:p>
          </table:table-cell>
          <table:table-cell table:style-name="t6.D3" office:value-type="string">
            <text:p text:style-name="P33">$6-30</text:p>
          </table:table-cell>
          <table:table-cell table:style-name="t6.D3" office:value-type="string">
            <text:p text:style-name="P33">$6-40</text:p>
          </table:table-cell>
          <table:table-cell table:style-name="t6.D3" office:value-type="string">
            <text:p text:style-name="P33">$6-50</text:p>
          </table:table-cell>
          <table:table-cell table:style-name="t6.D3" office:value-type="string">
            <text:p text:style-name="P33">$6-60</text:p>
          </table:table-cell>
          <table:table-cell table:style-name="t6.D3" office:value-type="string">
            <text:p text:style-name="P33">$6-70</text:p>
          </table:table-cell>
          <table:table-cell table:style-name="t6.D3" office:value-type="string">
            <text:p text:style-name="P33">$6-80</text:p>
          </table:table-cell>
          <table:table-cell table:style-name="t6.D3" office:value-type="string">
            <text:p text:style-name="P34">$6-00</text:p>
          </table:table-cell>
          <table:table-cell table:style-name="t6.D3" office:value-type="string">
            <text:p text:style-name="P33">$6-10</text:p>
          </table:table-cell>
          <table:table-cell table:style-name="t6.D3" office:value-type="string">
            <text:p text:style-name="P33">$6-20</text:p>
          </table:table-cell>
          <table:table-cell table:style-name="t6.K5" table:number-rows-spanned="8" office:value-type="string">
            <text:p text:style-name="P25">±<text:span text:style-name="T20">15</text:span></text:p>
          </table:table-cell>
        </table:table-row>
        <table:table-row>
          <table:table-cell table:style-name="t6.A5" office:value-type="string">
            <text:p text:style-name="P19">0,7 мкЗв/ч</text:p>
          </table:table-cell>
          <table:table-cell table:style-name="t6.D3" office:value-type="string">
            <text:p text:style-name="P33">$6-31</text:p>
          </table:table-cell>
          <table:table-cell table:style-name="t6.D3" office:value-type="string">
            <text:p text:style-name="P33">$6-41</text:p>
          </table:table-cell>
          <table:table-cell table:style-name="t6.D3" office:value-type="string">
            <text:p text:style-name="P33">$6-51</text:p>
          </table:table-cell>
          <table:table-cell table:style-name="t6.D3" office:value-type="string">
            <text:p text:style-name="P33">$6-61</text:p>
          </table:table-cell>
          <table:table-cell table:style-name="t6.D3" office:value-type="string">
            <text:p text:style-name="P33">$6-71</text:p>
          </table:table-cell>
          <table:table-cell table:style-name="t6.D3" office:value-type="string">
            <text:p text:style-name="P33">$6-81</text:p>
          </table:table-cell>
          <table:table-cell table:style-name="t6.D3" office:value-type="string">
            <text:p text:style-name="P34">$6-01</text:p>
          </table:table-cell>
          <table:table-cell table:style-name="t6.D3" office:value-type="string">
            <text:p text:style-name="P33">$6-11</text:p>
          </table:table-cell>
          <table:table-cell table:style-name="t6.D3" office:value-type="string">
            <text:p text:style-name="P33">$6-21</text:p>
          </table:table-cell>
          <table:covered-table-cell/>
        </table:table-row>
        <table:table-row>
          <table:table-cell table:style-name="t6.A5" office:value-type="string">
            <text:p text:style-name="P19">7 мкЗв/ч</text:p>
          </table:table-cell>
          <table:table-cell table:style-name="t6.D3" office:value-type="string">
            <text:p text:style-name="P33">$6-32</text:p>
          </table:table-cell>
          <table:table-cell table:style-name="t6.D3" office:value-type="string">
            <text:p text:style-name="P33">$6-42</text:p>
          </table:table-cell>
          <table:table-cell table:style-name="t6.D3" office:value-type="string">
            <text:p text:style-name="P33">$6-52</text:p>
          </table:table-cell>
          <table:table-cell table:style-name="t6.D3" office:value-type="string">
            <text:p text:style-name="P33">$6-62</text:p>
          </table:table-cell>
          <table:table-cell table:style-name="t6.D3" office:value-type="string">
            <text:p text:style-name="P33">$6-72</text:p>
          </table:table-cell>
          <table:table-cell table:style-name="t6.D3" office:value-type="string">
            <text:p text:style-name="P33">$6-82</text:p>
          </table:table-cell>
          <table:table-cell table:style-name="t6.D3" office:value-type="string">
            <text:p text:style-name="P34">$6-02</text:p>
          </table:table-cell>
          <table:table-cell table:style-name="t6.D3" office:value-type="string">
            <text:p text:style-name="P33">$6-12</text:p>
          </table:table-cell>
          <table:table-cell table:style-name="t6.D3" office:value-type="string">
            <text:p text:style-name="P33">$6-22</text:p>
          </table:table-cell>
          <table:covered-table-cell/>
        </table:table-row>
        <table:table-row>
          <table:table-cell table:style-name="t6.A5" office:value-type="string">
            <text:p text:style-name="P19">70 мкЗв/ч</text:p>
          </table:table-cell>
          <table:table-cell table:style-name="t6.D3" office:value-type="string">
            <text:p text:style-name="P33">$6-33</text:p>
          </table:table-cell>
          <table:table-cell table:style-name="t6.D3" office:value-type="string">
            <text:p text:style-name="P33">$6-43</text:p>
          </table:table-cell>
          <table:table-cell table:style-name="t6.D3" office:value-type="string">
            <text:p text:style-name="P33">$6-53</text:p>
          </table:table-cell>
          <table:table-cell table:style-name="t6.D3" office:value-type="string">
            <text:p text:style-name="P33">$6-63</text:p>
          </table:table-cell>
          <table:table-cell table:style-name="t6.D3" office:value-type="string">
            <text:p text:style-name="P33">$6-73</text:p>
          </table:table-cell>
          <table:table-cell table:style-name="t6.D3" office:value-type="string">
            <text:p text:style-name="P33">$6-83</text:p>
          </table:table-cell>
          <table:table-cell table:style-name="t6.D3" office:value-type="string">
            <text:p text:style-name="P34">$6-03</text:p>
          </table:table-cell>
          <table:table-cell table:style-name="t6.D3" office:value-type="string">
            <text:p text:style-name="P33">$6-13</text:p>
          </table:table-cell>
          <table:table-cell table:style-name="t6.D3" office:value-type="string">
            <text:p text:style-name="P33">$6-23</text:p>
          </table:table-cell>
          <table:covered-table-cell/>
        </table:table-row>
        <table:table-row>
          <table:table-cell table:style-name="t6.A5" office:value-type="string">
            <text:p text:style-name="P19">0.7 мЗв/ч</text:p>
          </table:table-cell>
          <table:table-cell table:style-name="t6.D3" office:value-type="string">
            <text:p text:style-name="P33">$6-34</text:p>
          </table:table-cell>
          <table:table-cell table:style-name="t6.D3" office:value-type="string">
            <text:p text:style-name="P33">$6-44</text:p>
          </table:table-cell>
          <table:table-cell table:style-name="t6.D3" office:value-type="string">
            <text:p text:style-name="P33">$6-54</text:p>
          </table:table-cell>
          <table:table-cell table:style-name="t6.D3" office:value-type="string">
            <text:p text:style-name="P33">$6-64</text:p>
          </table:table-cell>
          <table:table-cell table:style-name="t6.D3" office:value-type="string">
            <text:p text:style-name="P33">$6-74</text:p>
          </table:table-cell>
          <table:table-cell table:style-name="t6.D3" office:value-type="string">
            <text:p text:style-name="P33">$6-84</text:p>
          </table:table-cell>
          <table:table-cell table:style-name="t6.D3" office:value-type="string">
            <text:p text:style-name="P34">$6-04</text:p>
          </table:table-cell>
          <table:table-cell table:style-name="t6.D3" office:value-type="string">
            <text:p text:style-name="P33">$6-14</text:p>
          </table:table-cell>
          <table:table-cell table:style-name="t6.D3" office:value-type="string">
            <text:p text:style-name="P33">$6-24</text:p>
          </table:table-cell>
          <table:covered-table-cell/>
        </table:table-row>
        <table:table-row>
          <table:table-cell table:style-name="t6.A5" office:value-type="string">
            <text:p text:style-name="P19">7,0 мЗв/ч</text:p>
          </table:table-cell>
          <table:table-cell table:style-name="t6.D3" office:value-type="string">
            <text:p text:style-name="P33">$6-35</text:p>
          </table:table-cell>
          <table:table-cell table:style-name="t6.D3" office:value-type="string">
            <text:p text:style-name="P33">$6-45</text:p>
          </table:table-cell>
          <table:table-cell table:style-name="t6.D3" office:value-type="string">
            <text:p text:style-name="P33">$6-55</text:p>
          </table:table-cell>
          <table:table-cell table:style-name="t6.D3" office:value-type="string">
            <text:p text:style-name="P33">$6-65</text:p>
          </table:table-cell>
          <table:table-cell table:style-name="t6.D3" office:value-type="string">
            <text:p text:style-name="P33">$6-75</text:p>
          </table:table-cell>
          <table:table-cell table:style-name="t6.D3" office:value-type="string">
            <text:p text:style-name="P33">$6-85</text:p>
          </table:table-cell>
          <table:table-cell table:style-name="t6.D3" office:value-type="string">
            <text:p text:style-name="P34">$6-05</text:p>
          </table:table-cell>
          <table:table-cell table:style-name="t6.D3" office:value-type="string">
            <text:p text:style-name="P33">$6-15</text:p>
          </table:table-cell>
          <table:table-cell table:style-name="t6.D3" office:value-type="string">
            <text:p text:style-name="P33">$6-25</text:p>
          </table:table-cell>
          <table:covered-table-cell/>
        </table:table-row>
        <table:table-row>
          <table:table-cell table:style-name="t6.A5" office:value-type="string">
            <text:p text:style-name="P19">70 мЗв/ч</text:p>
          </table:table-cell>
          <table:table-cell table:style-name="t6.D3" office:value-type="string">
            <text:p text:style-name="P33">$6-36</text:p>
          </table:table-cell>
          <table:table-cell table:style-name="t6.D3" office:value-type="string">
            <text:p text:style-name="P33">$6-46</text:p>
          </table:table-cell>
          <table:table-cell table:style-name="t6.D3" office:value-type="string">
            <text:p text:style-name="P33">$6-56</text:p>
          </table:table-cell>
          <table:table-cell table:style-name="t6.D3" office:value-type="string">
            <text:p text:style-name="P33">$6-66</text:p>
          </table:table-cell>
          <table:table-cell table:style-name="t6.D3" office:value-type="string">
            <text:p text:style-name="P33">$6-76</text:p>
          </table:table-cell>
          <table:table-cell table:style-name="t6.D3" office:value-type="string">
            <text:p text:style-name="P33">$6-86</text:p>
          </table:table-cell>
          <table:table-cell table:style-name="t6.D3" office:value-type="string">
            <text:p text:style-name="P34">$6-06</text:p>
          </table:table-cell>
          <table:table-cell table:style-name="t6.D3" office:value-type="string">
            <text:p text:style-name="P33">$6-16</text:p>
          </table:table-cell>
          <table:table-cell table:style-name="t6.D3" office:value-type="string">
            <text:p text:style-name="P33">$6-26</text:p>
          </table:table-cell>
          <table:covered-table-cell/>
        </table:table-row>
        <table:table-row>
          <table:table-cell table:style-name="t6.A12" office:value-type="string">
            <text:p text:style-name="P19">0,7 Зв/ч</text:p>
          </table:table-cell>
          <table:table-cell table:style-name="t6.B12" office:value-type="string">
            <text:p text:style-name="P33">$6-3<text:span text:style-name="T49">7</text:span></text:p>
          </table:table-cell>
          <table:table-cell table:style-name="t6.B12" office:value-type="string">
            <text:p text:style-name="P33">$6-4<text:span text:style-name="T49">7</text:span></text:p>
          </table:table-cell>
          <table:table-cell table:style-name="t6.B12" office:value-type="string">
            <text:p text:style-name="P33">$6-5<text:span text:style-name="T49">7</text:span></text:p>
          </table:table-cell>
          <table:table-cell table:style-name="t6.B12" office:value-type="string">
            <text:p text:style-name="P33">$6-6<text:span text:style-name="T49">7</text:span></text:p>
          </table:table-cell>
          <table:table-cell table:style-name="t6.B12" office:value-type="string">
            <text:p text:style-name="P33">$6-7<text:span text:style-name="T49">7</text:span></text:p>
          </table:table-cell>
          <table:table-cell table:style-name="t6.B12" office:value-type="string">
            <text:p text:style-name="P33">$6-8<text:span text:style-name="T49">7</text:span></text:p>
          </table:table-cell>
          <table:table-cell table:style-name="t6.B12" office:value-type="string">
            <text:p text:style-name="P34">$6-0<text:span text:style-name="T49">7</text:span></text:p>
          </table:table-cell>
          <table:table-cell table:style-name="t6.B12" office:value-type="string">
            <text:p text:style-name="P33">$6-1<text:span text:style-name="T49">7</text:span></text:p>
          </table:table-cell>
          <table:table-cell table:style-name="t6.B12" office:value-type="string">
            <text:p text:style-name="P33">$6-2<text:span text:style-name="T49">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41"><text:span text:style-name="T24">БДКГ-30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49">кермы в воздухе</text:span> в <text:span text:style-name="T49">контроль-ной</text:span> точке <text:span text:style-name="T51">Ḣ</text:span><text:span text:style-name="T39">oi</text:span>, н<text:span text:style-name="T56">Гр</text:span><text:span text:style-name="T55">/ч</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5">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7.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7.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5">Фон, н<text:span text:style-name="T55">Гр/ч</text:span></text:p>
          </table:table-cell>
          <table:table-cell table:style-name="t7.D3" table:number-columns-spanned="3" office:value-type="string">
            <text:p text:style-name="P45">Измеренное значение </text:p>
          </table:table-cell>
          <table:covered-table-cell/>
          <table:covered-table-cell/>
          <table:table-cell table:style-name="t7.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6"><text:span text:style-name="T34">H</text:span><text:span text:style-name="T37">1</text:span></text:p>
          </table:table-cell>
          <table:table-cell table:style-name="t7.D3" office:value-type="string">
            <text:p text:style-name="P45"><text:span text:style-name="T21">H</text:span><text:span text:style-name="T37">2</text:span></text:p>
          </table:table-cell>
          <table:table-cell table:style-name="t7.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7.A5" office:value-type="string">
            <text:p text:style-name="P19">0,<text:span text:style-name="T20">03</text:span> мк<text:span text:style-name="T49">Гр</text:span>/ч</text:p>
          </table:table-cell>
          <table:table-cell table:style-name="t7.D3" office:value-type="string">
            <text:p text:style-name="P33">$7-30</text:p>
          </table:table-cell>
          <table:table-cell table:style-name="t7.D3" office:value-type="string">
            <text:p text:style-name="P33">$7-40</text:p>
          </table:table-cell>
          <table:table-cell table:style-name="t7.D3" office:value-type="string">
            <text:p text:style-name="P33">$7-50</text:p>
          </table:table-cell>
          <table:table-cell table:style-name="t7.D3" office:value-type="string">
            <text:p text:style-name="P33">$7-60</text:p>
          </table:table-cell>
          <table:table-cell table:style-name="t7.D3" office:value-type="string">
            <text:p text:style-name="P33">$7-70</text:p>
          </table:table-cell>
          <table:table-cell table:style-name="t7.D3" office:value-type="string">
            <text:p text:style-name="P33">$7-80</text:p>
          </table:table-cell>
          <table:table-cell table:style-name="t7.D3" office:value-type="string">
            <text:p text:style-name="P34">$7-00</text:p>
          </table:table-cell>
          <table:table-cell table:style-name="t7.D3" office:value-type="string">
            <text:p text:style-name="P33">$7-10</text:p>
          </table:table-cell>
          <table:table-cell table:style-name="t7.D3" office:value-type="string">
            <text:p text:style-name="P33">$7-20</text:p>
          </table:table-cell>
          <table:table-cell table:style-name="t7.K5" table:number-rows-spanned="8" office:value-type="string">
            <text:p text:style-name="P25">±<text:span text:style-name="T20">15</text:span></text:p>
          </table:table-cell>
        </table:table-row>
        <table:table-row>
          <table:table-cell table:style-name="t7.A5" office:value-type="string">
            <text:p text:style-name="P19">0,<text:span text:style-name="T49">7</text:span> мк<text:span text:style-name="T49">Гр</text:span>/ч</text:p>
          </table:table-cell>
          <table:table-cell table:style-name="t7.D3" office:value-type="string">
            <text:p text:style-name="P33">$7-31</text:p>
          </table:table-cell>
          <table:table-cell table:style-name="t7.D3" office:value-type="string">
            <text:p text:style-name="P33">$7-41</text:p>
          </table:table-cell>
          <table:table-cell table:style-name="t7.D3" office:value-type="string">
            <text:p text:style-name="P33">$7-51</text:p>
          </table:table-cell>
          <table:table-cell table:style-name="t7.D3" office:value-type="string">
            <text:p text:style-name="P33">$7-61</text:p>
          </table:table-cell>
          <table:table-cell table:style-name="t7.D3" office:value-type="string">
            <text:p text:style-name="P33">$7-71</text:p>
          </table:table-cell>
          <table:table-cell table:style-name="t7.D3" office:value-type="string">
            <text:p text:style-name="P33">$7-81</text:p>
          </table:table-cell>
          <table:table-cell table:style-name="t7.D3" office:value-type="string">
            <text:p text:style-name="P34">$7-01</text:p>
          </table:table-cell>
          <table:table-cell table:style-name="t7.D3" office:value-type="string">
            <text:p text:style-name="P33">$7-11</text:p>
          </table:table-cell>
          <table:table-cell table:style-name="t7.D3" office:value-type="string">
            <text:p text:style-name="P33">$7-21</text:p>
          </table:table-cell>
          <table:covered-table-cell/>
        </table:table-row>
        <table:table-row>
          <table:table-cell table:style-name="t7.A5" office:value-type="string">
            <text:p text:style-name="P19">7 мк<text:span text:style-name="T49">Гр</text:span>/ч</text:p>
          </table:table-cell>
          <table:table-cell table:style-name="t7.D3" office:value-type="string">
            <text:p text:style-name="P33">$7-32</text:p>
          </table:table-cell>
          <table:table-cell table:style-name="t7.D3" office:value-type="string">
            <text:p text:style-name="P33">$7-42</text:p>
          </table:table-cell>
          <table:table-cell table:style-name="t7.D3" office:value-type="string">
            <text:p text:style-name="P33">$7-52</text:p>
          </table:table-cell>
          <table:table-cell table:style-name="t7.D3" office:value-type="string">
            <text:p text:style-name="P33">$7-62</text:p>
          </table:table-cell>
          <table:table-cell table:style-name="t7.D3" office:value-type="string">
            <text:p text:style-name="P33">$7-72</text:p>
          </table:table-cell>
          <table:table-cell table:style-name="t7.D3" office:value-type="string">
            <text:p text:style-name="P33">$7-82</text:p>
          </table:table-cell>
          <table:table-cell table:style-name="t7.D3" office:value-type="string">
            <text:p text:style-name="P34">$7-02</text:p>
          </table:table-cell>
          <table:table-cell table:style-name="t7.D3" office:value-type="string">
            <text:p text:style-name="P33">$7-12</text:p>
          </table:table-cell>
          <table:table-cell table:style-name="t7.D3" office:value-type="string">
            <text:p text:style-name="P33">$7-22</text:p>
          </table:table-cell>
          <table:covered-table-cell/>
        </table:table-row>
        <table:table-row>
          <table:table-cell table:style-name="t7.A5" office:value-type="string">
            <text:p text:style-name="P19">70 мк<text:span text:style-name="T49">Гр</text:span>/ч</text:p>
          </table:table-cell>
          <table:table-cell table:style-name="t7.D3" office:value-type="string">
            <text:p text:style-name="P33">$7-33</text:p>
          </table:table-cell>
          <table:table-cell table:style-name="t7.D3" office:value-type="string">
            <text:p text:style-name="P33">$7-43</text:p>
          </table:table-cell>
          <table:table-cell table:style-name="t7.D3" office:value-type="string">
            <text:p text:style-name="P33">$7-53</text:p>
          </table:table-cell>
          <table:table-cell table:style-name="t7.D3" office:value-type="string">
            <text:p text:style-name="P33">$7-63</text:p>
          </table:table-cell>
          <table:table-cell table:style-name="t7.D3" office:value-type="string">
            <text:p text:style-name="P33">$7-73</text:p>
          </table:table-cell>
          <table:table-cell table:style-name="t7.D3" office:value-type="string">
            <text:p text:style-name="P33">$7-83</text:p>
          </table:table-cell>
          <table:table-cell table:style-name="t7.D3" office:value-type="string">
            <text:p text:style-name="P34">$7-03</text:p>
          </table:table-cell>
          <table:table-cell table:style-name="t7.D3" office:value-type="string">
            <text:p text:style-name="P33">$7-13</text:p>
          </table:table-cell>
          <table:table-cell table:style-name="t7.D3" office:value-type="string">
            <text:p text:style-name="P33">$7-23</text:p>
          </table:table-cell>
          <table:covered-table-cell/>
        </table:table-row>
        <table:table-row>
          <table:table-cell table:style-name="t7.A5" office:value-type="string">
            <text:p text:style-name="P19">0.7 м<text:span text:style-name="T49">Гр</text:span>/ч</text:p>
          </table:table-cell>
          <table:table-cell table:style-name="t7.D3" office:value-type="string">
            <text:p text:style-name="P33">$7-34</text:p>
          </table:table-cell>
          <table:table-cell table:style-name="t7.D3" office:value-type="string">
            <text:p text:style-name="P33">$7-44</text:p>
          </table:table-cell>
          <table:table-cell table:style-name="t7.D3" office:value-type="string">
            <text:p text:style-name="P33">$7-54</text:p>
          </table:table-cell>
          <table:table-cell table:style-name="t7.D3" office:value-type="string">
            <text:p text:style-name="P33">$7-64</text:p>
          </table:table-cell>
          <table:table-cell table:style-name="t7.D3" office:value-type="string">
            <text:p text:style-name="P33">$7-74</text:p>
          </table:table-cell>
          <table:table-cell table:style-name="t7.D3" office:value-type="string">
            <text:p text:style-name="P33">$7-84</text:p>
          </table:table-cell>
          <table:table-cell table:style-name="t7.D3" office:value-type="string">
            <text:p text:style-name="P34">$7-04</text:p>
          </table:table-cell>
          <table:table-cell table:style-name="t7.D3" office:value-type="string">
            <text:p text:style-name="P33">$7-14</text:p>
          </table:table-cell>
          <table:table-cell table:style-name="t7.D3" office:value-type="string">
            <text:p text:style-name="P33">$7-24</text:p>
          </table:table-cell>
          <table:covered-table-cell/>
        </table:table-row>
        <table:table-row>
          <table:table-cell table:style-name="t7.A5" office:value-type="string">
            <text:p text:style-name="P19">7,0 м<text:span text:style-name="T49">Гр</text:span>/ч</text:p>
          </table:table-cell>
          <table:table-cell table:style-name="t7.D3" office:value-type="string">
            <text:p text:style-name="P33">$7-35</text:p>
          </table:table-cell>
          <table:table-cell table:style-name="t7.D3" office:value-type="string">
            <text:p text:style-name="P33">$7-45</text:p>
          </table:table-cell>
          <table:table-cell table:style-name="t7.D3" office:value-type="string">
            <text:p text:style-name="P33">$7-55</text:p>
          </table:table-cell>
          <table:table-cell table:style-name="t7.D3" office:value-type="string">
            <text:p text:style-name="P33">$7-65</text:p>
          </table:table-cell>
          <table:table-cell table:style-name="t7.D3" office:value-type="string">
            <text:p text:style-name="P33">$7-75</text:p>
          </table:table-cell>
          <table:table-cell table:style-name="t7.D3" office:value-type="string">
            <text:p text:style-name="P33">$7-85</text:p>
          </table:table-cell>
          <table:table-cell table:style-name="t7.D3" office:value-type="string">
            <text:p text:style-name="P34">$7-05</text:p>
          </table:table-cell>
          <table:table-cell table:style-name="t7.D3" office:value-type="string">
            <text:p text:style-name="P33">$7-15</text:p>
          </table:table-cell>
          <table:table-cell table:style-name="t7.D3" office:value-type="string">
            <text:p text:style-name="P33">$7-25</text:p>
          </table:table-cell>
          <table:covered-table-cell/>
        </table:table-row>
        <table:table-row>
          <table:table-cell table:style-name="t7.A5" office:value-type="string">
            <text:p text:style-name="P19">70 м<text:span text:style-name="T49">Гр</text:span>/ч</text:p>
          </table:table-cell>
          <table:table-cell table:style-name="t7.D3" office:value-type="string">
            <text:p text:style-name="P33">$7-36</text:p>
          </table:table-cell>
          <table:table-cell table:style-name="t7.D3" office:value-type="string">
            <text:p text:style-name="P33">$7-46</text:p>
          </table:table-cell>
          <table:table-cell table:style-name="t7.D3" office:value-type="string">
            <text:p text:style-name="P33">$7-56</text:p>
          </table:table-cell>
          <table:table-cell table:style-name="t7.D3" office:value-type="string">
            <text:p text:style-name="P33">$7-66</text:p>
          </table:table-cell>
          <table:table-cell table:style-name="t7.D3" office:value-type="string">
            <text:p text:style-name="P33">$7-76</text:p>
          </table:table-cell>
          <table:table-cell table:style-name="t7.D3" office:value-type="string">
            <text:p text:style-name="P33">$7-86</text:p>
          </table:table-cell>
          <table:table-cell table:style-name="t7.D3" office:value-type="string">
            <text:p text:style-name="P34">$7-06</text:p>
          </table:table-cell>
          <table:table-cell table:style-name="t7.D3" office:value-type="string">
            <text:p text:style-name="P33">$7-16</text:p>
          </table:table-cell>
          <table:table-cell table:style-name="t7.D3" office:value-type="string">
            <text:p text:style-name="P33">$7-26</text:p>
          </table:table-cell>
          <table:covered-table-cell/>
        </table:table-row>
        <table:table-row>
          <table:table-cell table:style-name="t7.A12" office:value-type="string">
            <text:p text:style-name="P19">0,7 <text:span text:style-name="T49">Гр</text:span>/ч</text:p>
          </table:table-cell>
          <table:table-cell table:style-name="t7.B12" office:value-type="string">
            <text:p text:style-name="P33">$7-3<text:span text:style-name="T49">7</text:span></text:p>
          </table:table-cell>
          <table:table-cell table:style-name="t7.B12" office:value-type="string">
            <text:p text:style-name="P33">$7-4<text:span text:style-name="T49">7</text:span></text:p>
          </table:table-cell>
          <table:table-cell table:style-name="t7.B12" office:value-type="string">
            <text:p text:style-name="P33">$7-5<text:span text:style-name="T49">7</text:span></text:p>
          </table:table-cell>
          <table:table-cell table:style-name="t7.B12" office:value-type="string">
            <text:p text:style-name="P33">$7-6<text:span text:style-name="T49">7</text:span></text:p>
          </table:table-cell>
          <table:table-cell table:style-name="t7.B12" office:value-type="string">
            <text:p text:style-name="P33">$7-7<text:span text:style-name="T49">7</text:span></text:p>
          </table:table-cell>
          <table:table-cell table:style-name="t7.B12" office:value-type="string">
            <text:p text:style-name="P33">$7-8<text:span text:style-name="T49">7</text:span></text:p>
          </table:table-cell>
          <table:table-cell table:style-name="t7.B12" office:value-type="string">
            <text:p text:style-name="P34">$7-0<text:span text:style-name="T49">7</text:span></text:p>
          </table:table-cell>
          <table:table-cell table:style-name="t7.B12" office:value-type="string">
            <text:p text:style-name="P33">$7-1<text:span text:style-name="T49">7</text:span></text:p>
          </table:table-cell>
          <table:table-cell table:style-name="t7.B12" office:value-type="string">
            <text:p text:style-name="P33">$7-2<text:span text:style-name="T49">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41"><text:span text:style-name="T24">БДКГ-32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8.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8.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5">Фон, нЗв/ч</text:p>
          </table:table-cell>
          <table:table-cell table:style-name="t8.D3" table:number-columns-spanned="3" office:value-type="string">
            <text:p text:style-name="P45">Измеренное значение </text:p>
          </table:table-cell>
          <table:covered-table-cell/>
          <table:covered-table-cell/>
          <table:table-cell table:style-name="t8.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6"><text:span text:style-name="T34">H</text:span><text:span text:style-name="T37">1</text:span></text:p>
          </table:table-cell>
          <table:table-cell table:style-name="t8.D3" office:value-type="string">
            <text:p text:style-name="P45"><text:span text:style-name="T21">H</text:span><text:span text:style-name="T37">2</text:span></text:p>
          </table:table-cell>
          <table:table-cell table:style-name="t8.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8.A5" office:value-type="string">
            <text:p text:style-name="P19"><text:span text:style-name="T49">0,07</text:span> мкЗв/ч</text:p>
          </table:table-cell>
          <table:table-cell table:style-name="t8.D3" office:value-type="string">
            <text:p text:style-name="P33">$8-30</text:p>
          </table:table-cell>
          <table:table-cell table:style-name="t8.D3" office:value-type="string">
            <text:p text:style-name="P33">$8-40</text:p>
          </table:table-cell>
          <table:table-cell table:style-name="t8.D3" office:value-type="string">
            <text:p text:style-name="P33">$8-50</text:p>
          </table:table-cell>
          <table:table-cell table:style-name="t8.D3" office:value-type="string">
            <text:p text:style-name="P33">$8-60</text:p>
          </table:table-cell>
          <table:table-cell table:style-name="t8.D3" office:value-type="string">
            <text:p text:style-name="P33">$8-70</text:p>
          </table:table-cell>
          <table:table-cell table:style-name="t8.D3" office:value-type="string">
            <text:p text:style-name="P33">$8-80</text:p>
          </table:table-cell>
          <table:table-cell table:style-name="t8.D3" office:value-type="string">
            <text:p text:style-name="P34">$8-00</text:p>
          </table:table-cell>
          <table:table-cell table:style-name="t8.D3" office:value-type="string">
            <text:p text:style-name="P33">$8-10</text:p>
          </table:table-cell>
          <table:table-cell table:style-name="t8.D3" office:value-type="string">
            <text:p text:style-name="P33">$8-20</text:p>
          </table:table-cell>
          <table:table-cell table:style-name="t8.K5" table:number-rows-spanned="9" office:value-type="string">
            <text:p text:style-name="P25">±<text:span text:style-name="T20">15</text:span></text:p>
          </table:table-cell>
        </table:table-row>
        <table:table-row>
          <table:table-cell table:style-name="t8.A5" office:value-type="string">
            <text:p text:style-name="P19">0,7 мкЗв/ч</text:p>
          </table:table-cell>
          <table:table-cell table:style-name="t8.D3" office:value-type="string">
            <text:p text:style-name="P33">$8-31</text:p>
          </table:table-cell>
          <table:table-cell table:style-name="t8.D3" office:value-type="string">
            <text:p text:style-name="P33">$8-41</text:p>
          </table:table-cell>
          <table:table-cell table:style-name="t8.D3" office:value-type="string">
            <text:p text:style-name="P33">$8-51</text:p>
          </table:table-cell>
          <table:table-cell table:style-name="t8.D3" office:value-type="string">
            <text:p text:style-name="P33">$8-61</text:p>
          </table:table-cell>
          <table:table-cell table:style-name="t8.D3" office:value-type="string">
            <text:p text:style-name="P33">$8-71</text:p>
          </table:table-cell>
          <table:table-cell table:style-name="t8.D3" office:value-type="string">
            <text:p text:style-name="P33">$8-81</text:p>
          </table:table-cell>
          <table:table-cell table:style-name="t8.D3" office:value-type="string">
            <text:p text:style-name="P34">$8-01</text:p>
          </table:table-cell>
          <table:table-cell table:style-name="t8.D3" office:value-type="string">
            <text:p text:style-name="P33">$8-11</text:p>
          </table:table-cell>
          <table:table-cell table:style-name="t8.D3" office:value-type="string">
            <text:p text:style-name="P33">$8-21</text:p>
          </table:table-cell>
          <table:covered-table-cell/>
        </table:table-row>
        <table:table-row>
          <table:table-cell table:style-name="t8.A5" office:value-type="string">
            <text:p text:style-name="P19">7 мкЗв/ч</text:p>
          </table:table-cell>
          <table:table-cell table:style-name="t8.D3" office:value-type="string">
            <text:p text:style-name="P33">$8-32</text:p>
          </table:table-cell>
          <table:table-cell table:style-name="t8.D3" office:value-type="string">
            <text:p text:style-name="P33">$8-42</text:p>
          </table:table-cell>
          <table:table-cell table:style-name="t8.D3" office:value-type="string">
            <text:p text:style-name="P33">$8-52</text:p>
          </table:table-cell>
          <table:table-cell table:style-name="t8.D3" office:value-type="string">
            <text:p text:style-name="P33">$8-62</text:p>
          </table:table-cell>
          <table:table-cell table:style-name="t8.D3" office:value-type="string">
            <text:p text:style-name="P33">$8-72</text:p>
          </table:table-cell>
          <table:table-cell table:style-name="t8.D3" office:value-type="string">
            <text:p text:style-name="P33">$8-82</text:p>
          </table:table-cell>
          <table:table-cell table:style-name="t8.D3" office:value-type="string">
            <text:p text:style-name="P34">$8-02</text:p>
          </table:table-cell>
          <table:table-cell table:style-name="t8.D3" office:value-type="string">
            <text:p text:style-name="P33">$8-12</text:p>
          </table:table-cell>
          <table:table-cell table:style-name="t8.D3" office:value-type="string">
            <text:p text:style-name="P33">$8-22</text:p>
          </table:table-cell>
          <table:covered-table-cell/>
        </table:table-row>
        <table:table-row>
          <table:table-cell table:style-name="t8.A5" office:value-type="string">
            <text:p text:style-name="P19">70 мкЗв/ч</text:p>
          </table:table-cell>
          <table:table-cell table:style-name="t8.D3" office:value-type="string">
            <text:p text:style-name="P33">$8-33</text:p>
          </table:table-cell>
          <table:table-cell table:style-name="t8.D3" office:value-type="string">
            <text:p text:style-name="P33">$8-43</text:p>
          </table:table-cell>
          <table:table-cell table:style-name="t8.D3" office:value-type="string">
            <text:p text:style-name="P33">$8-53</text:p>
          </table:table-cell>
          <table:table-cell table:style-name="t8.D3" office:value-type="string">
            <text:p text:style-name="P33">$8-63</text:p>
          </table:table-cell>
          <table:table-cell table:style-name="t8.D3" office:value-type="string">
            <text:p text:style-name="P33">$8-73</text:p>
          </table:table-cell>
          <table:table-cell table:style-name="t8.D3" office:value-type="string">
            <text:p text:style-name="P33">$8-83</text:p>
          </table:table-cell>
          <table:table-cell table:style-name="t8.D3" office:value-type="string">
            <text:p text:style-name="P34">$8-03</text:p>
          </table:table-cell>
          <table:table-cell table:style-name="t8.D3" office:value-type="string">
            <text:p text:style-name="P33">$8-13</text:p>
          </table:table-cell>
          <table:table-cell table:style-name="t8.D3" office:value-type="string">
            <text:p text:style-name="P33">$8-23</text:p>
          </table:table-cell>
          <table:covered-table-cell/>
        </table:table-row>
        <table:table-row>
          <table:table-cell table:style-name="t8.A5" office:value-type="string">
            <text:p text:style-name="P19">0.7 мЗв/ч</text:p>
          </table:table-cell>
          <table:table-cell table:style-name="t8.D3" office:value-type="string">
            <text:p text:style-name="P33">$8-34</text:p>
          </table:table-cell>
          <table:table-cell table:style-name="t8.D3" office:value-type="string">
            <text:p text:style-name="P33">$8-44</text:p>
          </table:table-cell>
          <table:table-cell table:style-name="t8.D3" office:value-type="string">
            <text:p text:style-name="P33">$8-54</text:p>
          </table:table-cell>
          <table:table-cell table:style-name="t8.D3" office:value-type="string">
            <text:p text:style-name="P33">$8-64</text:p>
          </table:table-cell>
          <table:table-cell table:style-name="t8.D3" office:value-type="string">
            <text:p text:style-name="P33">$8-74</text:p>
          </table:table-cell>
          <table:table-cell table:style-name="t8.D3" office:value-type="string">
            <text:p text:style-name="P33">$8-84</text:p>
          </table:table-cell>
          <table:table-cell table:style-name="t8.D3" office:value-type="string">
            <text:p text:style-name="P34">$8-04</text:p>
          </table:table-cell>
          <table:table-cell table:style-name="t8.D3" office:value-type="string">
            <text:p text:style-name="P33">$8-14</text:p>
          </table:table-cell>
          <table:table-cell table:style-name="t8.D3" office:value-type="string">
            <text:p text:style-name="P33">$8-24</text:p>
          </table:table-cell>
          <table:covered-table-cell/>
        </table:table-row>
        <table:table-row>
          <table:table-cell table:style-name="t8.A5" office:value-type="string">
            <text:p text:style-name="P19">7,0 мЗв/ч</text:p>
          </table:table-cell>
          <table:table-cell table:style-name="t8.D3" office:value-type="string">
            <text:p text:style-name="P33">$8-35</text:p>
          </table:table-cell>
          <table:table-cell table:style-name="t8.D3" office:value-type="string">
            <text:p text:style-name="P33">$8-45</text:p>
          </table:table-cell>
          <table:table-cell table:style-name="t8.D3" office:value-type="string">
            <text:p text:style-name="P33">$8-55</text:p>
          </table:table-cell>
          <table:table-cell table:style-name="t8.D3" office:value-type="string">
            <text:p text:style-name="P33">$8-65</text:p>
          </table:table-cell>
          <table:table-cell table:style-name="t8.D3" office:value-type="string">
            <text:p text:style-name="P33">$8-75</text:p>
          </table:table-cell>
          <table:table-cell table:style-name="t8.D3" office:value-type="string">
            <text:p text:style-name="P33">$8-85</text:p>
          </table:table-cell>
          <table:table-cell table:style-name="t8.D3" office:value-type="string">
            <text:p text:style-name="P34">$8-05</text:p>
          </table:table-cell>
          <table:table-cell table:style-name="t8.D3" office:value-type="string">
            <text:p text:style-name="P33">$8-15</text:p>
          </table:table-cell>
          <table:table-cell table:style-name="t8.D3" office:value-type="string">
            <text:p text:style-name="P33">$8-25</text:p>
          </table:table-cell>
          <table:covered-table-cell/>
        </table:table-row>
        <table:table-row>
          <table:table-cell table:style-name="t8.A5" office:value-type="string">
            <text:p text:style-name="P19">70 мЗв/ч</text:p>
          </table:table-cell>
          <table:table-cell table:style-name="t8.D3" office:value-type="string">
            <text:p text:style-name="P33">$8-36</text:p>
          </table:table-cell>
          <table:table-cell table:style-name="t8.D3" office:value-type="string">
            <text:p text:style-name="P33">$8-46</text:p>
          </table:table-cell>
          <table:table-cell table:style-name="t8.D3" office:value-type="string">
            <text:p text:style-name="P33">$8-56</text:p>
          </table:table-cell>
          <table:table-cell table:style-name="t8.D3" office:value-type="string">
            <text:p text:style-name="P33">$8-66</text:p>
          </table:table-cell>
          <table:table-cell table:style-name="t8.D3" office:value-type="string">
            <text:p text:style-name="P33">$8-76</text:p>
          </table:table-cell>
          <table:table-cell table:style-name="t8.D3" office:value-type="string">
            <text:p text:style-name="P33">$8-86</text:p>
          </table:table-cell>
          <table:table-cell table:style-name="t8.D3" office:value-type="string">
            <text:p text:style-name="P34">$8-06</text:p>
          </table:table-cell>
          <table:table-cell table:style-name="t8.D3" office:value-type="string">
            <text:p text:style-name="P33">$8-16</text:p>
          </table:table-cell>
          <table:table-cell table:style-name="t8.D3" office:value-type="string">
            <text:p text:style-name="P33">$8-26</text:p>
          </table:table-cell>
          <table:covered-table-cell/>
        </table:table-row>
        <table:table-row>
          <table:table-cell table:style-name="t8.A5" office:value-type="string">
            <text:p text:style-name="P19">0,<text:span text:style-name="T49">35</text:span> Зв/ч</text:p>
          </table:table-cell>
          <table:table-cell table:style-name="t8.D3" office:value-type="string">
            <text:p text:style-name="P33">$8-37</text:p>
          </table:table-cell>
          <table:table-cell table:style-name="t8.D3" office:value-type="string">
            <text:p text:style-name="P33">$8-47</text:p>
          </table:table-cell>
          <table:table-cell table:style-name="t8.D3" office:value-type="string">
            <text:p text:style-name="P33">$8-57</text:p>
          </table:table-cell>
          <table:table-cell table:style-name="t8.D3" office:value-type="string">
            <text:p text:style-name="P33">$8-67</text:p>
          </table:table-cell>
          <table:table-cell table:style-name="t8.D3" office:value-type="string">
            <text:p text:style-name="P33">$8-77</text:p>
          </table:table-cell>
          <table:table-cell table:style-name="t8.D3" office:value-type="string">
            <text:p text:style-name="P33">$8-87</text:p>
          </table:table-cell>
          <table:table-cell table:style-name="t8.D3" office:value-type="string">
            <text:p text:style-name="P34">$8-07</text:p>
          </table:table-cell>
          <table:table-cell table:style-name="t8.D3" office:value-type="string">
            <text:p text:style-name="P33">$8-17</text:p>
          </table:table-cell>
          <table:table-cell table:style-name="t8.D3" office:value-type="string">
            <text:p text:style-name="P33">$8-27</text:p>
          </table:table-cell>
          <table:covered-table-cell/>
        </table:table-row>
        <table:table-row>
          <table:table-cell table:style-name="t8.A13" office:value-type="string">
            <text:p text:style-name="P19"><text:span text:style-name="T49">0</text:span>,<text:span text:style-name="T49">5 </text:span>Зв/ч</text:p>
          </table:table-cell>
          <table:table-cell table:style-name="t8.B13" office:value-type="string">
            <text:p text:style-name="P33">$8-38</text:p>
          </table:table-cell>
          <table:table-cell table:style-name="t8.B13" office:value-type="string">
            <text:p text:style-name="P33">$8-48</text:p>
          </table:table-cell>
          <table:table-cell table:style-name="t8.B13" office:value-type="string">
            <text:p text:style-name="P33">$8-58</text:p>
          </table:table-cell>
          <table:table-cell table:style-name="t8.B13" office:value-type="string">
            <text:p text:style-name="P33">$8-68</text:p>
          </table:table-cell>
          <table:table-cell table:style-name="t8.B13" office:value-type="string">
            <text:p text:style-name="P33">$8-78</text:p>
          </table:table-cell>
          <table:table-cell table:style-name="t8.B13" office:value-type="string">
            <text:p text:style-name="P33">$8-88</text:p>
          </table:table-cell>
          <table:table-cell table:style-name="t8.B13" office:value-type="string">
            <text:p text:style-name="P34">$8-08</text:p>
          </table:table-cell>
          <table:table-cell table:style-name="t8.B13" office:value-type="string">
            <text:p text:style-name="P33">$8-18</text:p>
          </table:table-cell>
          <table:table-cell table:style-name="t8.B13" office:value-type="string">
            <text:p text:style-name="P33">$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2"><text:span text:style-name="T29">БДКН-01 </text:span><text:span text:style-name="T92">(</text:span><text:span text:style-name="T93">n</text:span><text:span text:style-name="T92">)</text:span></text:p>
          </table:table-cell>
          <table:covered-table-cell/>
          <table:covered-table-cell/>
          <table:covered-table-cell/>
          <table:covered-table-cell/>
          <table:covered-table-cell/>
        </table:table-row>
        <table:table-row>
          <table:table-cell table:style-name="t9.A2" office:value-type="string">
            <text:p text:style-name="P19">Плотность потока <text:line-break/>в поверяемой точке <text:span text:style-name="T35"></text:span><text:span text:style-name="T47">0</text:span><text:span text:style-name="T39">i</text:span> ,<text:line-break/>с<text:span text:style-name="T32">-1</text:span>см<text:span text:style-name="T32">-2</text:span></text:p>
          </table:table-cell>
          <table:table-cell table:style-name="t9.B2" office:value-type="string">
            <text:p text:style-name="P18">Фон</text:p>
            <text:p text:style-name="P18"><text:span text:style-name="T20">R=</text:span>2<text:span text:style-name="T20">,0</text:span>м</text:p>
          </table:table-cell>
          <table:table-cell table:style-name="t9.B2" office:value-type="string">
            <text:p text:style-name="P19">ИБН-<text:span text:style-name="T20">8-3</text:span></text:p>
            <text:p text:style-name="P18">№<text:span text:style-name="T20">027</text:span></text:p>
            <text:p text:style-name="P18"><text:span text:style-name="T20">R=2,0</text:span>м</text:p>
            <text:p text:style-name="P21">B(R)=0,600</text:p>
            <text:p text:style-name="P18"><text:span text:style-name="T22"></text:span><text:span text:style-name="T39">0i</text:span><text:span text:style-name="T20">=5,9</text:span></text:p>
            <text:p text:style-name="P2"><text:span text:style-name="T20">1</text:span>,<text:span text:style-name="T20">0</text:span>-1<text:span text:style-name="T20">0</text:span></text:p>
          </table:table-cell>
          <table:table-cell table:style-name="t9.B2" office:value-type="string">
            <text:p text:style-name="P19">ИБН-<text:span text:style-name="T20">8-6</text:span></text:p>
            <text:p text:style-name="P18">№0<text:span text:style-name="T20">10</text:span></text:p>
            <text:p text:style-name="P18"><text:span text:style-name="T20">R=2,0</text:span>м</text:p>
            <text:p text:style-name="P21">B(R)=0,600</text:p>
            <text:p text:style-name="P18"><text:span text:style-name="T22"></text:span><text:span text:style-name="T39">0i</text:span><text:span text:style-name="T20">=57,</text:span>0</text:p>
            <text:p text:style-name="P18">20-100</text:p>
          </table:table-cell>
          <table:table-cell table:style-name="t9.B2" office:value-type="string">
            <text:p text:style-name="P56">ИБН-8-6</text:p>
            <text:p text:style-name="P55"><text:span text:style-name="T20"><text:s text:c="3"/></text:span>№<text:span text:style-name="T20">010</text:span></text:p>
            <text:p text:style-name="P55"><text:span text:style-name="T20">R=1,0</text:span>м</text:p>
            <text:p text:style-name="P57">B(R)=0,863</text:p>
            <text:p text:style-name="P55"><text:span text:style-name="T22"></text:span><text:span text:style-name="T39">0i</text:span><text:span text:style-name="T20">=235</text:span></text:p>
            <text:p text:style-name="P56">210<text:span text:style-name="T32">2</text:span> - 10<text:span text:style-name="T32">3</text:span></text:p>
          </table:table-cell>
          <table:table-cell table:style-name="t9.F2" office:value-type="string">
            <text:p text:style-name="P56">ИБН-8-6</text:p>
            <text:p text:style-name="P55"><text:span text:style-name="T20"><text:s text:c="3"/></text:span>№<text:span text:style-name="T20">010</text:span></text:p>
            <text:p text:style-name="P55"><text:span text:style-name="T20">R=0,5</text:span>м</text:p>
            <text:p text:style-name="P57">B(R)=0,957</text:p>
            <text:p text:style-name="P55"><text:span text:style-name="T22"></text:span><text:span text:style-name="T39">0i</text:span><text:span text:style-name="T20">=1019</text:span></text:p>
            <text:p text:style-name="P56">210<text:span text:style-name="T32">3</text:span> - 10<text:span text:style-name="T32">4</text:span></text:p>
          </table:table-cell>
        </table:table-row>
        <table:table-row>
          <table:table-cell table:style-name="t9.A3" office:value-type="string">
            <text:p text:style-name="P20">Показания прибора в поверяемой точке <text:s/><text:span text:style-name="T35"></text:span><text:span text:style-name="T47">0</text:span><text:span text:style-name="T39">i</text:span>, с<text:span text:style-name="T32">-1</text:span>см<text:span text:style-name="T32">-2 </text:span><text:span text:style-name="T61">,</text:span>ст, %</text:p>
          </table:table-cell>
          <table:table-cell table:style-name="t9.B3" office:value-type="string">
            <text:p text:style-name="P19"/>
          </table:table-cell>
          <table:table-cell table:style-name="t9.B3" office:value-type="string">
            <text:p text:style-name="P22">$9-61</text:p>
            <text:p text:style-name="P22">$9-71</text:p>
            <text:p text:style-name="P22">$9-81</text:p>
          </table:table-cell>
          <table:table-cell table:style-name="t9.B3" office:value-type="string">
            <text:p text:style-name="P22">$9-62</text:p>
            <text:p text:style-name="P22">$9-72</text:p>
            <text:p text:style-name="P22">$9-82</text:p>
          </table:table-cell>
          <table:table-cell table:style-name="t9.B3" office:value-type="string">
            <text:p text:style-name="P22">$9-63</text:p>
            <text:p text:style-name="P22">$9-73</text:p>
            <text:p text:style-name="P22">$9-83</text:p>
          </table:table-cell>
          <table:table-cell table:style-name="t9.F3" office:value-type="string">
            <text:p text:style-name="P22">$9-64</text:p>
            <text:p text:style-name="P22">$9-74</text:p>
            <text:p text:style-name="P22">$9-84</text:p>
          </table:table-cell>
        </table:table-row>
        <table:table-row>
          <table:table-cell table:style-name="t9.A3" office:value-type="string">
            <text:p text:style-name="P20">Среднее значение показаний, <text:span text:style-name="T35"></text:span><text:span text:style-name="T39">i</text:span>, с<text:span text:style-name="T32">-1</text:span>см<text:span text:style-name="T32">-2</text:span></text:p>
          </table:table-cell>
          <table:table-cell table:style-name="t9.B3" office:value-type="string">
            <text:p text:style-name="P22">$9-00</text:p>
          </table:table-cell>
          <table:table-cell table:style-name="t9.B3" office:value-type="string">
            <text:p text:style-name="P22">$9-01</text:p>
          </table:table-cell>
          <table:table-cell table:style-name="t9.B3" office:value-type="string">
            <text:p text:style-name="P22">$9-02</text:p>
          </table:table-cell>
          <table:table-cell table:style-name="t9.B3" office:value-type="string">
            <text:p text:style-name="P22">$9-03</text:p>
          </table:table-cell>
          <table:table-cell table:style-name="t9.F3" office:value-type="string">
            <text:p text:style-name="P22">$9-04</text:p>
          </table:table-cell>
        </table:table-row>
        <table:table-row>
          <table:table-cell table:style-name="t9.A3" office:value-type="string">
            <text:p text:style-name="P20">Результат измерения плотности потока в поверяемой точке</text:p>
            <text:p text:style-name="P17"><text:span text:style-name="T35"></text:span><text:span text:style-name="T40">np</text:span><text:span text:style-name="T39">i</text:span>, <text:span text:style-name="T37">с</text:span><text:span text:style-name="T32">-1</text:span><text:span text:style-name="T37">см</text:span><text:span text:style-name="T32">-2</text:span></text:p>
          </table:table-cell>
          <table:table-cell table:style-name="t9.B3" office:value-type="string">
            <text:p text:style-name="P19"/>
          </table:table-cell>
          <table:table-cell table:style-name="t9.B3" office:value-type="string">
            <text:p text:style-name="P22">$9-n21</text:p>
          </table:table-cell>
          <table:table-cell table:style-name="t9.B3" office:value-type="string">
            <text:p text:style-name="P22">$9-n22</text:p>
          </table:table-cell>
          <table:table-cell table:style-name="t9.B3" office:value-type="string">
            <text:p text:style-name="P22">$9-n23</text:p>
          </table:table-cell>
          <table:table-cell table:style-name="t9.F3" office:value-type="string">
            <text:p text:style-name="P22">$9-n24</text:p>
          </table:table-cell>
        </table:table-row>
        <table:table-row>
          <table:table-cell table:style-name="t9.A3" office:value-type="string">
            <text:p text:style-name="P20">Основная относительная погрешность измерения, <text:span text:style-name="T67">Δ</text:span><text:span text:style-name="T23">i</text:span>%</text:p>
          </table:table-cell>
          <table:table-cell table:style-name="t9.B3" office:value-type="string">
            <text:p text:style-name="P19"/>
          </table:table-cell>
          <table:table-cell table:style-name="t9.B3" office:value-type="string">
            <text:p text:style-name="P22">$9-n31</text:p>
          </table:table-cell>
          <table:table-cell table:style-name="t9.B3" office:value-type="string">
            <text:p text:style-name="P22">$9-n32</text:p>
          </table:table-cell>
          <table:table-cell table:style-name="t9.B3" office:value-type="string">
            <text:p text:style-name="P22">$9-n33</text:p>
          </table:table-cell>
          <table:table-cell table:style-name="t9.F3" office:value-type="string">
            <text:p text:style-name="P22">$9-n34</text:p>
          </table:table-cell>
        </table:table-row>
        <table:table-row>
          <table:table-cell table:style-name="t9.A3" office:value-type="string">
            <text:p text:style-name="P20">Доверительная граница основной относительной погрешности <text:span text:style-name="T67">Δ</text:span><text:span text:style-name="T23">i</text:span>, %</text:p>
          </table:table-cell>
          <table:table-cell table:style-name="t9.B3" office:value-type="string">
            <text:p text:style-name="P19"/>
            <text:p text:style-name="P18"/>
          </table:table-cell>
          <table:table-cell table:style-name="t9.B3" office:value-type="string">
            <text:p text:style-name="P22">$9-n41</text:p>
          </table:table-cell>
          <table:table-cell table:style-name="t9.B3" office:value-type="string">
            <text:p text:style-name="P22">$9-n42</text:p>
          </table:table-cell>
          <table:table-cell table:style-name="t9.B3" office:value-type="string">
            <text:p text:style-name="P22">$9-n43</text:p>
          </table:table-cell>
          <table:table-cell table:style-name="t9.F3" office:value-type="string">
            <text:p text:style-name="P22">$9-n44</text:p>
          </table:table-cell>
        </table:table-row>
        <table:table-row table:style-name="t9.8">
          <table:table-cell table:style-name="t9.A8" office:value-type="string">
            <text:p text:style-name="P54"><text:span text:style-name="T54">Пределосновной </text:span>относительной погрешности ,%</text:p>
          </table:table-cell>
          <table:table-cell table:style-name="t9.B8" office:value-type="string">
            <text:p text:style-name="P19"/>
          </table:table-cell>
          <table:table-cell table:style-name="t9.C8" table:number-columns-spanned="4" office:value-type="string">
            <text:p text:style-name="P19">±<text:span text:style-name="T49">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2"><text:span text:style-name="T24">БДК</text:span><text:span text:style-name="T19">Н</text:span><text:span text:style-name="T24">-03 </text:span><text:span text:style-name="T92">(</text:span><text:span text:style-name="T93">n</text:span><text:span text:style-name="T92">)</text:span></text:p>
          </table:table-cell>
          <table:covered-table-cell/>
          <table:covered-table-cell/>
          <table:covered-table-cell/>
          <table:covered-table-cell/>
          <table:covered-table-cell/>
        </table:table-row>
        <table:table-row>
          <table:table-cell table:style-name="t10.A2" office:value-type="string">
            <text:p text:style-name="P20"><text:span text:style-name="T49">Мощность дозы</text:span> в поверяемой точке</text:p>
            <text:p text:style-name="P27"><text:span text:style-name="T68">H*</text:span><text:span text:style-name="T75">oi</text:span><text:span text:style-name="T71">(10)</text:span><text:span text:style-name="T72">, </text:span><text:span text:style-name="T73">мкЗв/ч</text:span></text:p>
          </table:table-cell>
          <table:table-cell table:style-name="t10.B2" office:value-type="string">
            <text:p text:style-name="P18">Фон</text:p>
            <text:p text:style-name="P18"><text:span text:style-name="T20">R=</text:span>2<text:span text:style-name="T20">,0</text:span>м</text:p>
          </table:table-cell>
          <table:table-cell table:style-name="t10.B2" office:value-type="string">
            <text:p text:style-name="P19">ИБН-<text:span text:style-name="T20">8-3</text:span></text:p>
            <text:p text:style-name="P18">№<text:span text:style-name="T20">027</text:span></text:p>
            <text:p text:style-name="P18"><text:span text:style-name="T20">R=2,0</text:span>м</text:p>
            <text:p text:style-name="P18"><text:span text:style-name="T20">B(R)=0,</text:span>866</text:p>
            <text:p text:style-name="P18"><text:span text:style-name="T68">H</text:span><text:span text:style-name="T79">*</text:span><text:span text:style-name="T75">oi</text:span><text:span text:style-name="T71">(10)</text:span><text:span text:style-name="T20">=</text:span><text:span text:style-name="T49">8,3</text:span></text:p>
            <text:p text:style-name="P2">1-10</text:p>
          </table:table-cell>
          <table:table-cell table:style-name="t10.B2" office:value-type="string">
            <text:p text:style-name="P19">ИБН-<text:span text:style-name="T20">8-6</text:span></text:p>
            <text:p text:style-name="P18">№0<text:span text:style-name="T20">10</text:span></text:p>
            <text:p text:style-name="P18"><text:span text:style-name="T20">R=2,0</text:span>м</text:p>
            <text:p text:style-name="P18"><text:span text:style-name="T20">B(R)=0,</text:span>866</text:p>
            <text:p text:style-name="P18"><text:span text:style-name="T68">H</text:span><text:span text:style-name="T79">*</text:span><text:span text:style-name="T75">oi</text:span><text:span text:style-name="T71">(10)</text:span><text:span text:style-name="T20">=</text:span><text:span text:style-name="T49">80</text:span></text:p>
            <text:p text:style-name="P22">20-100</text:p>
          </table:table-cell>
          <table:table-cell table:style-name="t10.B2" office:value-type="string">
            <text:p text:style-name="P56">ИБН-8-6</text:p>
            <text:p text:style-name="P55">№<text:span text:style-name="T20">010</text:span></text:p>
            <text:p text:style-name="P55"><text:span text:style-name="T20">R=1,0</text:span>м</text:p>
            <text:p text:style-name="P55"><text:span text:style-name="T20">B(R)=0,</text:span>957</text:p>
            <text:p text:style-name="P55"><text:span text:style-name="T68">H</text:span><text:span text:style-name="T79">*</text:span><text:span text:style-name="T75">oi</text:span><text:span text:style-name="T71">(10)</text:span><text:span text:style-name="T20">=</text:span><text:span text:style-name="T49">331</text:span></text:p>
            <text:p text:style-name="P58">2<text:span text:style-name="T81">·</text:span>10<text:span text:style-name="T32">2</text:span>-10<text:span text:style-name="T32">3</text:span></text:p>
          </table:table-cell>
          <table:table-cell table:style-name="t10.F2" office:value-type="string">
            <text:p text:style-name="P56">ИБН-8-6</text:p>
            <text:p text:style-name="P55">№<text:span text:style-name="T20">010</text:span></text:p>
            <text:p text:style-name="P55"><text:span text:style-name="T20">R=0,5</text:span>м</text:p>
            <text:p text:style-name="P55"><text:span text:style-name="T20">B(R)=0,9</text:span>91</text:p>
            <text:p text:style-name="P55"><text:span text:style-name="T68">H</text:span><text:span text:style-name="T79">*</text:span><text:span text:style-name="T75">oi</text:span><text:span text:style-name="T71">(10)</text:span><text:span text:style-name="T20">=</text:span><text:span text:style-name="T49">1434</text:span></text:p>
            <text:p text:style-name="P58">2<text:span text:style-name="T81">·</text:span>10<text:span text:style-name="T32">3</text:span>-10<text:span text:style-name="T32">4</text:span></text:p>
          </table:table-cell>
        </table:table-row>
        <table:table-row>
          <table:table-cell table:style-name="t10.A3" office:value-type="string">
            <text:p text:style-name="P24">Показания прибора в поверяемой точке</text:p>
            <text:p text:style-name="P23"><text:span text:style-name="T69">H</text:span><text:span text:style-name="T80">*</text:span><text:span text:style-name="T76">i</text:span><text:span text:style-name="T74">(10) мкЗв/ч, </text:span><text:span text:style-name="T62">±δ</text:span><text:span text:style-name="T37">ст</text:span>, %</text:p>
          </table:table-cell>
          <table:table-cell table:style-name="t10.B3" office:value-type="string">
            <text:p text:style-name="P19"/>
          </table:table-cell>
          <table:table-cell table:style-name="t10.B3" office:value-type="string">
            <text:p text:style-name="P22">$10-61</text:p>
            <text:p text:style-name="P22">$10-71</text:p>
            <text:p text:style-name="P22">$10-81</text:p>
          </table:table-cell>
          <table:table-cell table:style-name="t10.B3" office:value-type="string">
            <text:p text:style-name="P22">$10-62</text:p>
            <text:p text:style-name="P22">$10-72</text:p>
            <text:p text:style-name="P22">$10-82</text:p>
          </table:table-cell>
          <table:table-cell table:style-name="t10.B3" office:value-type="string">
            <text:p text:style-name="P22">$10-63</text:p>
            <text:p text:style-name="P22">$10-73</text:p>
            <text:p text:style-name="P22">$10-83</text:p>
          </table:table-cell>
          <table:table-cell table:style-name="t10.F3" office:value-type="string">
            <text:p text:style-name="P22">$10-64</text:p>
            <text:p text:style-name="P22">$10-74</text:p>
            <text:p text:style-name="P22">$10-84</text:p>
          </table:table-cell>
        </table:table-row>
        <table:table-row>
          <table:table-cell table:style-name="t10.A3" office:value-type="string">
            <text:p text:style-name="P24">Среднее значение показаний, <text:span text:style-name="T70">H</text:span><text:span text:style-name="T80">*</text:span><text:span text:style-name="T76">i</text:span><text:span text:style-name="T74">(10) мкЗв/ч</text:span></text:p>
          </table:table-cell>
          <table:table-cell table:style-name="t10.B4" office:value-type="string">
            <text:p text:style-name="P22">$<text:span text:style-name="T49">10</text:span>-00</text:p>
          </table:table-cell>
          <table:table-cell table:style-name="t10.B4" office:value-type="string">
            <text:p text:style-name="P22">$<text:span text:style-name="T49">10</text:span>-01</text:p>
          </table:table-cell>
          <table:table-cell table:style-name="t10.B4" office:value-type="string">
            <text:p text:style-name="P22">$<text:span text:style-name="T49">10</text:span>-02</text:p>
          </table:table-cell>
          <table:table-cell table:style-name="t10.B4" office:value-type="string">
            <text:p text:style-name="P22">$<text:span text:style-name="T49">10</text:span>-03</text:p>
          </table:table-cell>
          <table:table-cell table:style-name="t10.F3" office:value-type="string">
            <text:p text:style-name="P22">$<text:span text:style-name="T49">10</text:span>-04</text:p>
          </table:table-cell>
        </table:table-row>
        <table:table-row>
          <table:table-cell table:style-name="t10.A3" office:value-type="string">
            <text:p text:style-name="P24">Результат измерения мощности дозы в поверяемой точке</text:p>
            <text:p text:style-name="P23"><text:span text:style-name="T69">H</text:span><text:span text:style-name="T80">*</text:span><text:span text:style-name="T77">пр</text:span><text:span text:style-name="T78">i</text:span><text:span text:style-name="T74">(10) мкЗв/ч</text:span></text:p>
          </table:table-cell>
          <table:table-cell table:style-name="t10.B4" office:value-type="string">
            <text:p text:style-name="P19"/>
          </table:table-cell>
          <table:table-cell table:style-name="t10.B4" office:value-type="string">
            <text:p text:style-name="P22">$10-n21</text:p>
          </table:table-cell>
          <table:table-cell table:style-name="t10.B4" office:value-type="string">
            <text:p text:style-name="P22">$10-n22</text:p>
          </table:table-cell>
          <table:table-cell table:style-name="t10.B4" office:value-type="string">
            <text:p text:style-name="P22">$10-n23</text:p>
          </table:table-cell>
          <table:table-cell table:style-name="t10.F3" office:value-type="string">
            <text:p text:style-name="P22">$10-n24</text:p>
          </table:table-cell>
        </table:table-row>
        <table:table-row>
          <table:table-cell table:style-name="t10.A3" office:value-type="string">
            <text:p text:style-name="P20">Основная относительная погрешность измерения, </text:p>
            <text:p text:style-name="P20"><text:span text:style-name="T36">θ</text:span><text:span text:style-name="T48">пр</text:span><text:span text:style-name="T41">i</text:span>, %</text:p>
          </table:table-cell>
          <table:table-cell table:style-name="t10.B4" office:value-type="string">
            <text:p text:style-name="P19"/>
          </table:table-cell>
          <table:table-cell table:style-name="t10.B4" office:value-type="string">
            <text:p text:style-name="P22">$10-n31</text:p>
          </table:table-cell>
          <table:table-cell table:style-name="t10.B4" office:value-type="string">
            <text:p text:style-name="P22">$10-n32</text:p>
          </table:table-cell>
          <table:table-cell table:style-name="t10.B4" office:value-type="string">
            <text:p text:style-name="P22">$10-n33</text:p>
          </table:table-cell>
          <table:table-cell table:style-name="t10.F3" office:value-type="string">
            <text:p text:style-name="P22">$10-n34</text:p>
          </table:table-cell>
        </table:table-row>
        <table:table-row>
          <table:table-cell table:style-name="t10.A3" office:value-type="string">
            <text:p text:style-name="P20">Доверительная граница основной относительной погрешности, <text:span text:style-name="T67">Δ</text:span><text:span text:style-name="T42">i</text:span>, %</text:p>
          </table:table-cell>
          <table:table-cell table:style-name="t10.B4" office:value-type="string">
            <text:p text:style-name="P19"/>
            <text:p text:style-name="P18"/>
          </table:table-cell>
          <table:table-cell table:style-name="t10.B4" office:value-type="string">
            <text:p text:style-name="P22">$10-n41</text:p>
          </table:table-cell>
          <table:table-cell table:style-name="t10.B4" office:value-type="string">
            <text:p text:style-name="P22">$10-n42</text:p>
          </table:table-cell>
          <table:table-cell table:style-name="t10.B4" office:value-type="string">
            <text:p text:style-name="P22">$10-n43</text:p>
          </table:table-cell>
          <table:table-cell table:style-name="t10.F3" office:value-type="string">
            <text:p text:style-name="P22">$10-n44</text:p>
          </table:table-cell>
        </table:table-row>
        <table:table-row table:style-name="t10.8">
          <table:table-cell table:style-name="t10.A8" office:value-type="string">
            <text:p text:style-name="P54"><text:span text:style-name="T54">Пределосновной </text:span>относительной погрешности , %</text:p>
          </table:table-cell>
          <table:table-cell table:style-name="t10.B8" office:value-type="string">
            <text:p text:style-name="P19"/>
          </table:table-cell>
          <table:table-cell table:style-name="t10.C8" table:number-columns-spanned="4" office:value-type="string">
            <text:p text:style-name="P19">±<text:span text:style-name="T49">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41"><text:span text:style-name="T24">БД</text:span><text:span text:style-name="T19">ПА</text:span><text:span text:style-name="T24">-01 </text:span><text:span text:style-name="T92">(</text:span><text:span text:style-name="T30">a</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49">Плотность потока в </text:span><text:span text:style-name="T20">контроль-ной</text:span> точке <text:span text:style-name="T82"></text:span><text:span text:style-name="T37">0</text:span><text:span text:style-name="T38">i</text:span>,</text:p>
            <text:p text:style-name="P60"><text:s/>мин<text:span text:style-name="T32">-1</text:span>·см<text:span text:style-name="T32">-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11.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1.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1.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1.3">
          <table:covered-table-cell/>
          <table:covered-table-cell/>
          <table:table-cell table:style-name="t11.C3" table:number-rows-spanned="2" office:value-type="string">
            <text:p text:style-name="P45">Фон</text:p>
          </table:table-cell>
          <table:table-cell table:style-name="t11.C3" table:number-columns-spanned="3" office:value-type="string">
            <text:p text:style-name="P45">Измеренное значение </text:p>
          </table:table-cell>
          <table:covered-table-cell/>
          <table:covered-table-cell/>
          <table:table-cell table:style-name="t11.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6"><text:span text:style-name="T63"></text:span><text:span text:style-name="T37">1</text:span></text:p>
          </table:table-cell>
          <table:table-cell table:style-name="t11.D4" office:value-type="string">
            <text:p text:style-name="P45"><text:span text:style-name="T64"></text:span><text:span text:style-name="T37">2</text:span></text:p>
          </table:table-cell>
          <table:table-cell table:style-name="t11.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B5" office:value-type="float" office:value="1179">
            <text:p text:style-name="P35">1179</text:p>
          </table:table-cell>
          <table:table-cell table:style-name="t11.C3" office:value-type="string">
            <text:p text:style-name="P33">$11-50</text:p>
          </table:table-cell>
          <table:table-cell table:style-name="t11.C3" office:value-type="string">
            <text:p text:style-name="P33">$11-60</text:p>
          </table:table-cell>
          <table:table-cell table:style-name="t11.C3" office:value-type="string">
            <text:p text:style-name="P33">$11-70</text:p>
          </table:table-cell>
          <table:table-cell table:style-name="t11.C3" office:value-type="string">
            <text:p text:style-name="P33">$11-80</text:p>
          </table:table-cell>
          <table:table-cell table:style-name="t11.C3" office:value-type="string">
            <text:p text:style-name="P34">$11-00</text:p>
          </table:table-cell>
          <table:table-cell table:style-name="t11.C3" office:value-type="string">
            <text:p text:style-name="P33">$11-10</text:p>
          </table:table-cell>
          <table:table-cell table:style-name="t11.C3" office:value-type="string">
            <text:p text:style-name="P33">$11-20</text:p>
          </table:table-cell>
          <table:table-cell table:style-name="t11.J5" table:number-rows-spanned="4" office:value-type="string">
            <text:p text:style-name="P25">±<text:span text:style-name="T20">20</text:span></text:p>
          </table:table-cell>
        </table:table-row>
        <table:table-row>
          <table:table-cell table:style-name="t11.A6" office:value-type="string">
            <text:p text:style-name="P22"><text:span text:style-name="T49">7</text:span>43</text:p>
          </table:table-cell>
          <table:table-cell table:style-name="t11.B5" office:value-type="float" office:value="1180">
            <text:p text:style-name="P35">1180</text:p>
          </table:table-cell>
          <table:table-cell table:style-name="t11.C3" office:value-type="string">
            <text:p text:style-name="P33">$11-51</text:p>
          </table:table-cell>
          <table:table-cell table:style-name="t11.C3" office:value-type="string">
            <text:p text:style-name="P33">$11-61</text:p>
          </table:table-cell>
          <table:table-cell table:style-name="t11.C3" office:value-type="string">
            <text:p text:style-name="P33">$11-71</text:p>
          </table:table-cell>
          <table:table-cell table:style-name="t11.C3" office:value-type="string">
            <text:p text:style-name="P33">$11-81</text:p>
          </table:table-cell>
          <table:table-cell table:style-name="t11.C3" office:value-type="string">
            <text:p text:style-name="P34">$11-01</text:p>
          </table:table-cell>
          <table:table-cell table:style-name="t11.C3" office:value-type="string">
            <text:p text:style-name="P33">$11-11</text:p>
          </table:table-cell>
          <table:table-cell table:style-name="t11.C3" office:value-type="string">
            <text:p text:style-name="P33">$11-21</text:p>
          </table:table-cell>
          <table:covered-table-cell/>
        </table:table-row>
        <table:table-row>
          <table:table-cell table:style-name="t11.A6" office:value-type="string">
            <text:p text:style-name="P19"><text:span text:style-name="T49">6</text:span><text:span text:style-name="T20">300</text:span></text:p>
          </table:table-cell>
          <table:table-cell table:style-name="t11.B5" office:value-type="float" office:value="1181">
            <text:p text:style-name="P35">1181</text:p>
          </table:table-cell>
          <table:table-cell table:style-name="t11.C3" office:value-type="string">
            <text:p text:style-name="P33">$11-52</text:p>
          </table:table-cell>
          <table:table-cell table:style-name="t11.C3" office:value-type="string">
            <text:p text:style-name="P33">$11-62</text:p>
          </table:table-cell>
          <table:table-cell table:style-name="t11.C3" office:value-type="string">
            <text:p text:style-name="P33">$11-72</text:p>
          </table:table-cell>
          <table:table-cell table:style-name="t11.C3" office:value-type="string">
            <text:p text:style-name="P33">$11-82</text:p>
          </table:table-cell>
          <table:table-cell table:style-name="t11.C3" office:value-type="string">
            <text:p text:style-name="P34">$11-02</text:p>
          </table:table-cell>
          <table:table-cell table:style-name="t11.C3" office:value-type="string">
            <text:p text:style-name="P33">$11-12</text:p>
          </table:table-cell>
          <table:table-cell table:style-name="t11.C3" office:value-type="string">
            <text:p text:style-name="P33">$11-22</text:p>
          </table:table-cell>
          <table:covered-table-cell/>
        </table:table-row>
        <table:table-row>
          <table:table-cell table:style-name="t11.A8" office:value-type="string">
            <text:p text:style-name="P22"><text:span text:style-name="T49">6</text:span>2100</text:p>
          </table:table-cell>
          <table:table-cell table:style-name="t11.B8" office:value-type="float" office:value="1182">
            <text:p text:style-name="P35">1182</text:p>
          </table:table-cell>
          <table:table-cell table:style-name="t11.C8" office:value-type="string">
            <text:p text:style-name="P33">$11-53</text:p>
          </table:table-cell>
          <table:table-cell table:style-name="t11.C8" office:value-type="string">
            <text:p text:style-name="P33">$11-63</text:p>
          </table:table-cell>
          <table:table-cell table:style-name="t11.C8" office:value-type="string">
            <text:p text:style-name="P33">$11-73</text:p>
          </table:table-cell>
          <table:table-cell table:style-name="t11.C8" office:value-type="string">
            <text:p text:style-name="P33">$11-83</text:p>
          </table:table-cell>
          <table:table-cell table:style-name="t11.C8" office:value-type="string">
            <text:p text:style-name="P34">$11-03</text:p>
          </table:table-cell>
          <table:table-cell table:style-name="t11.C8" office:value-type="string">
            <text:p text:style-name="P33">$11-13</text:p>
          </table:table-cell>
          <table:table-cell table:style-name="t11.C8" office:value-type="string">
            <text:p text:style-name="P33">$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41"><text:span text:style-name="T24">БДП</text:span><text:span text:style-name="T19">А</text:span><text:span text:style-name="T24">-02 </text:span><text:span text:style-name="T92">(</text:span><text:span text:style-name="T30">a</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49">Плотность потока в </text:span><text:span text:style-name="T20">контроль-ной</text:span> точке <text:span text:style-name="T82"></text:span><text:span text:style-name="T37">0</text:span><text:span text:style-name="T38">i</text:span>,</text:p>
            <text:p text:style-name="P61"><text:s/>мин<text:span text:style-name="T32">-1</text:span>·см<text:span text:style-name="T32">-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12.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2.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2.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2.3">
          <table:covered-table-cell/>
          <table:covered-table-cell/>
          <table:table-cell table:style-name="t12.C3" table:number-rows-spanned="2" office:value-type="string">
            <text:p text:style-name="P45">Фон</text:p>
          </table:table-cell>
          <table:table-cell table:style-name="t12.C3" table:number-columns-spanned="3" office:value-type="string">
            <text:p text:style-name="P45">Измеренное значение </text:p>
          </table:table-cell>
          <table:covered-table-cell/>
          <table:covered-table-cell/>
          <table:table-cell table:style-name="t12.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6"><text:span text:style-name="T63"></text:span><text:span text:style-name="T37">1</text:span></text:p>
          </table:table-cell>
          <table:table-cell table:style-name="t12.D4" office:value-type="string">
            <text:p text:style-name="P45"><text:span text:style-name="T64"></text:span><text:span text:style-name="T37">2</text:span></text:p>
          </table:table-cell>
          <table:table-cell table:style-name="t12.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B5" office:value-type="float" office:value="651">
            <text:p text:style-name="P36">0651</text:p>
          </table:table-cell>
          <table:table-cell table:style-name="t12.C3" office:value-type="string">
            <text:p text:style-name="P33">$12-50</text:p>
          </table:table-cell>
          <table:table-cell table:style-name="t12.C3" office:value-type="string">
            <text:p text:style-name="P33">$12-60</text:p>
          </table:table-cell>
          <table:table-cell table:style-name="t12.C3" office:value-type="string">
            <text:p text:style-name="P33">$12-70</text:p>
          </table:table-cell>
          <table:table-cell table:style-name="t12.C3" office:value-type="string">
            <text:p text:style-name="P33">$12-80</text:p>
          </table:table-cell>
          <table:table-cell table:style-name="t12.C3" office:value-type="string">
            <text:p text:style-name="P34">$12-00</text:p>
          </table:table-cell>
          <table:table-cell table:style-name="t12.C3" office:value-type="string">
            <text:p text:style-name="P33">$12-10</text:p>
          </table:table-cell>
          <table:table-cell table:style-name="t12.C3" office:value-type="string">
            <text:p text:style-name="P33">$12-20</text:p>
          </table:table-cell>
          <table:table-cell table:style-name="t12.J5" table:number-rows-spanned="4" office:value-type="string">
            <text:p text:style-name="P25">±<text:span text:style-name="T20">20</text:span></text:p>
          </table:table-cell>
        </table:table-row>
        <table:table-row>
          <table:table-cell table:style-name="t12.A5" office:value-type="float" office:value="630">
            <text:p text:style-name="P22">630</text:p>
          </table:table-cell>
          <table:table-cell table:style-name="t12.B5" office:value-type="float" office:value="653">
            <text:p text:style-name="P36">0652</text:p>
          </table:table-cell>
          <table:table-cell table:style-name="t12.C3" office:value-type="string">
            <text:p text:style-name="P33">$12-51</text:p>
          </table:table-cell>
          <table:table-cell table:style-name="t12.C3" office:value-type="string">
            <text:p text:style-name="P33">$12-61</text:p>
          </table:table-cell>
          <table:table-cell table:style-name="t12.C3" office:value-type="string">
            <text:p text:style-name="P33">$12-71</text:p>
          </table:table-cell>
          <table:table-cell table:style-name="t12.C3" office:value-type="string">
            <text:p text:style-name="P33">$12-81</text:p>
          </table:table-cell>
          <table:table-cell table:style-name="t12.C3" office:value-type="string">
            <text:p text:style-name="P34">$12-01</text:p>
          </table:table-cell>
          <table:table-cell table:style-name="t12.C3" office:value-type="string">
            <text:p text:style-name="P33">$12-11</text:p>
          </table:table-cell>
          <table:table-cell table:style-name="t12.C3" office:value-type="string">
            <text:p text:style-name="P33">$12-21</text:p>
          </table:table-cell>
          <table:covered-table-cell/>
        </table:table-row>
        <table:table-row>
          <table:table-cell table:style-name="t12.A5" office:value-type="float" office:value="5140">
            <text:p text:style-name="P22">5140</text:p>
          </table:table-cell>
          <table:table-cell table:style-name="t12.B5" office:value-type="float" office:value="0">
            <text:p text:style-name="P36">0653</text:p>
          </table:table-cell>
          <table:table-cell table:style-name="t12.C3" office:value-type="string">
            <text:p text:style-name="P33">$12-52</text:p>
          </table:table-cell>
          <table:table-cell table:style-name="t12.C3" office:value-type="string">
            <text:p text:style-name="P33">$12-62</text:p>
          </table:table-cell>
          <table:table-cell table:style-name="t12.C3" office:value-type="string">
            <text:p text:style-name="P33">$12-72</text:p>
          </table:table-cell>
          <table:table-cell table:style-name="t12.C3" office:value-type="string">
            <text:p text:style-name="P33">$12-82</text:p>
          </table:table-cell>
          <table:table-cell table:style-name="t12.C3" office:value-type="string">
            <text:p text:style-name="P34">$12-02</text:p>
          </table:table-cell>
          <table:table-cell table:style-name="t12.C3" office:value-type="string">
            <text:p text:style-name="P33">$12-12</text:p>
          </table:table-cell>
          <table:table-cell table:style-name="t12.C3" office:value-type="string">
            <text:p text:style-name="P33">$12-22</text:p>
          </table:table-cell>
          <table:covered-table-cell/>
        </table:table-row>
        <table:table-row>
          <table:table-cell table:style-name="t12.A8" office:value-type="float" office:value="35600">
            <text:p text:style-name="P22">35600</text:p>
          </table:table-cell>
          <table:table-cell table:style-name="t12.B8" office:value-type="float" office:value="0">
            <text:p text:style-name="P36">0655</text:p>
          </table:table-cell>
          <table:table-cell table:style-name="t12.C8" office:value-type="string">
            <text:p text:style-name="P33">$12-53</text:p>
          </table:table-cell>
          <table:table-cell table:style-name="t12.C8" office:value-type="string">
            <text:p text:style-name="P33">$12-63</text:p>
          </table:table-cell>
          <table:table-cell table:style-name="t12.C8" office:value-type="string">
            <text:p text:style-name="P33">$12-73</text:p>
          </table:table-cell>
          <table:table-cell table:style-name="t12.C8" office:value-type="string">
            <text:p text:style-name="P33">$12-83</text:p>
          </table:table-cell>
          <table:table-cell table:style-name="t12.C8" office:value-type="string">
            <text:p text:style-name="P34">$12-03</text:p>
          </table:table-cell>
          <table:table-cell table:style-name="t12.C8" office:value-type="string">
            <text:p text:style-name="P33">$12-13</text:p>
          </table:table-cell>
          <table:table-cell table:style-name="t12.C8" office:value-type="string">
            <text:p text:style-name="P33">$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1"><text:span text:style-name="T24">БДП</text:span><text:span text:style-name="T19">Б</text:span><text:span text:style-name="T24">-01 </text:span><text:span text:style-name="T92">(</text:span><text:span text:style-name="T30">b</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49">Плотность потока в </text:span><text:span text:style-name="T20">контроль-ной</text:span> точке <text:span text:style-name="T82"></text:span><text:span text:style-name="T37">0</text:span><text:span text:style-name="T38">i</text:span>,</text:p>
            <text:p text:style-name="P61"><text:s/>мин<text:span text:style-name="T32">-1</text:span>·см<text:span text:style-name="T32">-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13.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3.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3.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3.3">
          <table:covered-table-cell/>
          <table:covered-table-cell/>
          <table:table-cell table:style-name="t13.C3" table:number-rows-spanned="2" office:value-type="string">
            <text:p text:style-name="P45">Фон</text:p>
          </table:table-cell>
          <table:table-cell table:style-name="t13.C3" table:number-columns-spanned="3" office:value-type="string">
            <text:p text:style-name="P45">Измеренное значение </text:p>
          </table:table-cell>
          <table:covered-table-cell/>
          <table:covered-table-cell/>
          <table:table-cell table:style-name="t13.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6"><text:span text:style-name="T63"></text:span><text:span text:style-name="T37">1</text:span></text:p>
          </table:table-cell>
          <table:table-cell table:style-name="t13.D4" office:value-type="string">
            <text:p text:style-name="P45"><text:span text:style-name="T64"></text:span><text:span text:style-name="T37">2</text:span></text:p>
          </table:table-cell>
          <table:table-cell table:style-name="t13.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B5" office:value-type="float" office:value="660">
            <text:p text:style-name="P35">0660</text:p>
          </table:table-cell>
          <table:table-cell table:style-name="t13.C3" office:value-type="string">
            <text:p text:style-name="P33">$13-50</text:p>
          </table:table-cell>
          <table:table-cell table:style-name="t13.C3" office:value-type="string">
            <text:p text:style-name="P33">$13-60</text:p>
          </table:table-cell>
          <table:table-cell table:style-name="t13.C3" office:value-type="string">
            <text:p text:style-name="P33">$13-70</text:p>
          </table:table-cell>
          <table:table-cell table:style-name="t13.C3" office:value-type="string">
            <text:p text:style-name="P33">$13-80</text:p>
          </table:table-cell>
          <table:table-cell table:style-name="t13.C3" office:value-type="string">
            <text:p text:style-name="P34">$13-00</text:p>
          </table:table-cell>
          <table:table-cell table:style-name="t13.C3" office:value-type="string">
            <text:p text:style-name="P33">$13-10</text:p>
          </table:table-cell>
          <table:table-cell table:style-name="t13.C3" office:value-type="string">
            <text:p text:style-name="P33">$13-20</text:p>
          </table:table-cell>
          <table:table-cell table:style-name="t13.J5" table:number-rows-spanned="6" office:value-type="string">
            <text:p text:style-name="P25">±<text:span text:style-name="T20">20</text:span></text:p>
          </table:table-cell>
        </table:table-row>
        <table:table-row>
          <table:table-cell table:style-name="t13.A5" office:value-type="float" office:value="236">
            <text:p text:style-name="P22">236</text:p>
          </table:table-cell>
          <table:table-cell table:style-name="t13.B5" office:value-type="float" office:value="0">
            <text:p text:style-name="P35">6905</text:p>
          </table:table-cell>
          <table:table-cell table:style-name="t13.C3" office:value-type="string">
            <text:p text:style-name="P33">$13-51</text:p>
          </table:table-cell>
          <table:table-cell table:style-name="t13.C3" office:value-type="string">
            <text:p text:style-name="P33">$13-61</text:p>
          </table:table-cell>
          <table:table-cell table:style-name="t13.C3" office:value-type="string">
            <text:p text:style-name="P33">$13-71</text:p>
          </table:table-cell>
          <table:table-cell table:style-name="t13.C3" office:value-type="string">
            <text:p text:style-name="P33">$13-81</text:p>
          </table:table-cell>
          <table:table-cell table:style-name="t13.C3" office:value-type="string">
            <text:p text:style-name="P34">$13-01</text:p>
          </table:table-cell>
          <table:table-cell table:style-name="t13.C3" office:value-type="string">
            <text:p text:style-name="P33">$13-11</text:p>
          </table:table-cell>
          <table:table-cell table:style-name="t13.C3" office:value-type="string">
            <text:p text:style-name="P33">$13-21</text:p>
          </table:table-cell>
          <table:covered-table-cell/>
        </table:table-row>
        <table:table-row>
          <table:table-cell table:style-name="t13.A5" office:value-type="float" office:value="6080">
            <text:p text:style-name="P22">6080</text:p>
          </table:table-cell>
          <table:table-cell table:style-name="t13.B5" office:value-type="float" office:value="0">
            <text:p text:style-name="P35">0661</text:p>
          </table:table-cell>
          <table:table-cell table:style-name="t13.C3" office:value-type="string">
            <text:p text:style-name="P33">$13-52</text:p>
          </table:table-cell>
          <table:table-cell table:style-name="t13.C3" office:value-type="string">
            <text:p text:style-name="P33">$13-62</text:p>
          </table:table-cell>
          <table:table-cell table:style-name="t13.C3" office:value-type="string">
            <text:p text:style-name="P33">$13-72</text:p>
          </table:table-cell>
          <table:table-cell table:style-name="t13.C3" office:value-type="string">
            <text:p text:style-name="P33">$13-82</text:p>
          </table:table-cell>
          <table:table-cell table:style-name="t13.C3" office:value-type="string">
            <text:p text:style-name="P34">$13-02</text:p>
          </table:table-cell>
          <table:table-cell table:style-name="t13.C3" office:value-type="string">
            <text:p text:style-name="P33">$13-12</text:p>
          </table:table-cell>
          <table:table-cell table:style-name="t13.C3" office:value-type="string">
            <text:p text:style-name="P33">$13-22</text:p>
          </table:table-cell>
          <table:covered-table-cell/>
        </table:table-row>
        <table:table-row>
          <table:table-cell table:style-name="t13.A5" office:value-type="float" office:value="53500">
            <text:p text:style-name="P22">53500</text:p>
          </table:table-cell>
          <table:table-cell table:style-name="t13.B5" office:value-type="float" office:value="0">
            <text:p text:style-name="P35">0662</text:p>
          </table:table-cell>
          <table:table-cell table:style-name="t13.C3" office:value-type="string">
            <text:p text:style-name="P33">$13-53</text:p>
          </table:table-cell>
          <table:table-cell table:style-name="t13.C3" office:value-type="string">
            <text:p text:style-name="P33">$13-63</text:p>
          </table:table-cell>
          <table:table-cell table:style-name="t13.C3" office:value-type="string">
            <text:p text:style-name="P33">$13-73</text:p>
          </table:table-cell>
          <table:table-cell table:style-name="t13.C3" office:value-type="string">
            <text:p text:style-name="P33">$13-83</text:p>
          </table:table-cell>
          <table:table-cell table:style-name="t13.C3" office:value-type="string">
            <text:p text:style-name="P34">$13-03</text:p>
          </table:table-cell>
          <table:table-cell table:style-name="t13.C3" office:value-type="string">
            <text:p text:style-name="P33">$13-13</text:p>
          </table:table-cell>
          <table:table-cell table:style-name="t13.C3" office:value-type="string">
            <text:p text:style-name="P33">$13-23</text:p>
          </table:table-cell>
          <table:covered-table-cell/>
        </table:table-row>
        <table:table-row>
          <table:table-cell table:style-name="t13.A5" office:value-type="float" office:value="154300">
            <text:p text:style-name="P22">154300</text:p>
          </table:table-cell>
          <table:table-cell table:style-name="t13.B5" office:value-type="float" office:value="0">
            <text:p text:style-name="P35">16437</text:p>
          </table:table-cell>
          <table:table-cell table:style-name="t13.C3" office:value-type="string">
            <text:p text:style-name="P33">$13-54</text:p>
          </table:table-cell>
          <table:table-cell table:style-name="t13.C3" office:value-type="string">
            <text:p text:style-name="P33">$13-64</text:p>
          </table:table-cell>
          <table:table-cell table:style-name="t13.C3" office:value-type="string">
            <text:p text:style-name="P33">$13-74</text:p>
          </table:table-cell>
          <table:table-cell table:style-name="t13.C3" office:value-type="string">
            <text:p text:style-name="P33">$13-84</text:p>
          </table:table-cell>
          <table:table-cell table:style-name="t13.C3" office:value-type="string">
            <text:p text:style-name="P34">$13-04</text:p>
          </table:table-cell>
          <table:table-cell table:style-name="t13.C3" office:value-type="string">
            <text:p text:style-name="P33">$13-14</text:p>
          </table:table-cell>
          <table:table-cell table:style-name="t13.C3" office:value-type="string">
            <text:p text:style-name="P33">$13-24</text:p>
          </table:table-cell>
          <table:covered-table-cell/>
        </table:table-row>
        <table:table-row>
          <table:table-cell table:style-name="t13.A10" office:value-type="float" office:value="383600">
            <text:p text:style-name="P22">383600</text:p>
          </table:table-cell>
          <table:table-cell table:style-name="t13.B10" office:value-type="float" office:value="0">
            <text:p text:style-name="P35">15014</text:p>
          </table:table-cell>
          <table:table-cell table:style-name="t13.C10" office:value-type="string">
            <text:p text:style-name="P33">$13-55</text:p>
          </table:table-cell>
          <table:table-cell table:style-name="t13.C10" office:value-type="string">
            <text:p text:style-name="P33">$13-65</text:p>
          </table:table-cell>
          <table:table-cell table:style-name="t13.C10" office:value-type="string">
            <text:p text:style-name="P33">$13-75</text:p>
          </table:table-cell>
          <table:table-cell table:style-name="t13.C10" office:value-type="string">
            <text:p text:style-name="P33">$13-85</text:p>
          </table:table-cell>
          <table:table-cell table:style-name="t13.C10" office:value-type="string">
            <text:p text:style-name="P34">$13-05</text:p>
          </table:table-cell>
          <table:table-cell table:style-name="t13.C10" office:value-type="string">
            <text:p text:style-name="P33">$13-15</text:p>
          </table:table-cell>
          <table:table-cell table:style-name="t13.C10" office:value-type="string">
            <text:p text:style-name="P33">$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41"><text:span text:style-name="T24">БДП</text:span><text:span text:style-name="T19">Б</text:span><text:span text:style-name="T24">-02 </text:span><text:span text:style-name="T92">(</text:span><text:span text:style-name="T30">b</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49">Плотность потока в </text:span><text:span text:style-name="T20">контроль-ной</text:span> точке <text:span text:style-name="T82"></text:span><text:span text:style-name="T37">0</text:span><text:span text:style-name="T38">i</text:span>,</text:p>
            <text:p text:style-name="P61"><text:s/>мин<text:span text:style-name="T32">-1</text:span>·см<text:span text:style-name="T32">-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14.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4.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4.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4.3">
          <table:covered-table-cell/>
          <table:covered-table-cell/>
          <table:table-cell table:style-name="t14.C3" table:number-rows-spanned="2" office:value-type="string">
            <text:p text:style-name="P45">Фон</text:p>
          </table:table-cell>
          <table:table-cell table:style-name="t14.C3" table:number-columns-spanned="3" office:value-type="string">
            <text:p text:style-name="P45">Измеренное значение </text:p>
          </table:table-cell>
          <table:covered-table-cell/>
          <table:covered-table-cell/>
          <table:table-cell table:style-name="t14.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6"><text:span text:style-name="T63"></text:span><text:span text:style-name="T37">1</text:span></text:p>
          </table:table-cell>
          <table:table-cell table:style-name="t14.D4" office:value-type="string">
            <text:p text:style-name="P45"><text:span text:style-name="T64"></text:span><text:span text:style-name="T37">2</text:span></text:p>
          </table:table-cell>
          <table:table-cell table:style-name="t14.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B5" office:value-type="float" office:value="660">
            <text:p text:style-name="P35">0663</text:p>
          </table:table-cell>
          <table:table-cell table:style-name="t14.C3" office:value-type="string">
            <text:p text:style-name="P33">$14-50</text:p>
          </table:table-cell>
          <table:table-cell table:style-name="t14.C3" office:value-type="string">
            <text:p text:style-name="P33">$14-60</text:p>
          </table:table-cell>
          <table:table-cell table:style-name="t14.C3" office:value-type="string">
            <text:p text:style-name="P33">$14-70</text:p>
          </table:table-cell>
          <table:table-cell table:style-name="t14.C3" office:value-type="string">
            <text:p text:style-name="P33">$14-80</text:p>
          </table:table-cell>
          <table:table-cell table:style-name="t14.C3" office:value-type="string">
            <text:p text:style-name="P34">$14-00</text:p>
          </table:table-cell>
          <table:table-cell table:style-name="t14.C3" office:value-type="string">
            <text:p text:style-name="P33">$14-10</text:p>
          </table:table-cell>
          <table:table-cell table:style-name="t14.C3" office:value-type="string">
            <text:p text:style-name="P33">$14-20</text:p>
          </table:table-cell>
          <table:table-cell table:style-name="t14.J5" table:number-rows-spanned="5" office:value-type="string">
            <text:p text:style-name="P25">±<text:span text:style-name="T20">20</text:span></text:p>
          </table:table-cell>
        </table:table-row>
        <table:table-row>
          <table:table-cell table:style-name="t14.A5" office:value-type="float" office:value="74.4">
            <text:p text:style-name="P22">74.4</text:p>
          </table:table-cell>
          <table:table-cell table:style-name="t14.B5" office:value-type="float" office:value="0">
            <text:p text:style-name="P35">0664</text:p>
          </table:table-cell>
          <table:table-cell table:style-name="t14.C3" office:value-type="string">
            <text:p text:style-name="P33">$14-51</text:p>
          </table:table-cell>
          <table:table-cell table:style-name="t14.C3" office:value-type="string">
            <text:p text:style-name="P33">$14-61</text:p>
          </table:table-cell>
          <table:table-cell table:style-name="t14.C3" office:value-type="string">
            <text:p text:style-name="P33">$14-71</text:p>
          </table:table-cell>
          <table:table-cell table:style-name="t14.C3" office:value-type="string">
            <text:p text:style-name="P33">$14-81</text:p>
          </table:table-cell>
          <table:table-cell table:style-name="t14.C3" office:value-type="string">
            <text:p text:style-name="P34">$14-01</text:p>
          </table:table-cell>
          <table:table-cell table:style-name="t14.C3" office:value-type="string">
            <text:p text:style-name="P33">$14-11</text:p>
          </table:table-cell>
          <table:table-cell table:style-name="t14.C3" office:value-type="string">
            <text:p text:style-name="P33">$14-21</text:p>
          </table:table-cell>
          <table:covered-table-cell/>
        </table:table-row>
        <table:table-row>
          <table:table-cell table:style-name="t14.A5" office:value-type="float" office:value="514">
            <text:p text:style-name="P22">514</text:p>
          </table:table-cell>
          <table:table-cell table:style-name="t14.B5" office:value-type="float" office:value="0">
            <text:p text:style-name="P35">0665</text:p>
          </table:table-cell>
          <table:table-cell table:style-name="t14.C3" office:value-type="string">
            <text:p text:style-name="P33">$14-52</text:p>
          </table:table-cell>
          <table:table-cell table:style-name="t14.C3" office:value-type="string">
            <text:p text:style-name="P33">$14-62</text:p>
          </table:table-cell>
          <table:table-cell table:style-name="t14.C3" office:value-type="string">
            <text:p text:style-name="P33">$14-72</text:p>
          </table:table-cell>
          <table:table-cell table:style-name="t14.C3" office:value-type="string">
            <text:p text:style-name="P33">$14-82</text:p>
          </table:table-cell>
          <table:table-cell table:style-name="t14.C3" office:value-type="string">
            <text:p text:style-name="P34">$14-02</text:p>
          </table:table-cell>
          <table:table-cell table:style-name="t14.C3" office:value-type="string">
            <text:p text:style-name="P33">$14-12</text:p>
          </table:table-cell>
          <table:table-cell table:style-name="t14.C3" office:value-type="string">
            <text:p text:style-name="P33">$14-22</text:p>
          </table:table-cell>
          <table:covered-table-cell/>
        </table:table-row>
        <table:table-row>
          <table:table-cell table:style-name="t14.A5" office:value-type="float" office:value="6290">
            <text:p text:style-name="P22">6290</text:p>
          </table:table-cell>
          <table:table-cell table:style-name="t14.B5" office:value-type="float" office:value="0">
            <text:p text:style-name="P35">0661</text:p>
          </table:table-cell>
          <table:table-cell table:style-name="t14.C3" office:value-type="string">
            <text:p text:style-name="P33">$14-53</text:p>
          </table:table-cell>
          <table:table-cell table:style-name="t14.C3" office:value-type="string">
            <text:p text:style-name="P33">$14-63</text:p>
          </table:table-cell>
          <table:table-cell table:style-name="t14.C3" office:value-type="string">
            <text:p text:style-name="P33">$14-73</text:p>
          </table:table-cell>
          <table:table-cell table:style-name="t14.C3" office:value-type="string">
            <text:p text:style-name="P33">$14-83</text:p>
          </table:table-cell>
          <table:table-cell table:style-name="t14.C3" office:value-type="string">
            <text:p text:style-name="P34">$14-03</text:p>
          </table:table-cell>
          <table:table-cell table:style-name="t14.C3" office:value-type="string">
            <text:p text:style-name="P33">$14-13</text:p>
          </table:table-cell>
          <table:table-cell table:style-name="t14.C3" office:value-type="string">
            <text:p text:style-name="P33">$14-23</text:p>
          </table:table-cell>
          <table:covered-table-cell/>
        </table:table-row>
        <table:table-row>
          <table:table-cell table:style-name="t14.A9" office:value-type="float" office:value="56800">
            <text:p text:style-name="P22">56800</text:p>
          </table:table-cell>
          <table:table-cell table:style-name="t14.B9" office:value-type="float" office:value="0">
            <text:p text:style-name="P35">0666</text:p>
          </table:table-cell>
          <table:table-cell table:style-name="t14.C9" office:value-type="string">
            <text:p text:style-name="P33">$14-54</text:p>
          </table:table-cell>
          <table:table-cell table:style-name="t14.C9" office:value-type="string">
            <text:p text:style-name="P33">$14-64</text:p>
          </table:table-cell>
          <table:table-cell table:style-name="t14.C9" office:value-type="string">
            <text:p text:style-name="P33">$14-74</text:p>
          </table:table-cell>
          <table:table-cell table:style-name="t14.C9" office:value-type="string">
            <text:p text:style-name="P33">$14-84</text:p>
          </table:table-cell>
          <table:table-cell table:style-name="t14.C9" office:value-type="string">
            <text:p text:style-name="P34">$14-04</text:p>
          </table:table-cell>
          <table:table-cell table:style-name="t14.C9" office:value-type="string">
            <text:p text:style-name="P33">$14-14</text:p>
          </table:table-cell>
          <table:table-cell table:style-name="t14.C9" office:value-type="string">
            <text:p text:style-name="P33">$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41"><text:span text:style-name="T24">БДКР-01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8.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8.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5">Фон, нЗв/ч</text:p>
          </table:table-cell>
          <table:table-cell table:style-name="t18.D3" table:number-columns-spanned="3" office:value-type="string">
            <text:p text:style-name="P45">Измеренное значение </text:p>
          </table:table-cell>
          <table:covered-table-cell/>
          <table:covered-table-cell/>
          <table:table-cell table:style-name="t18.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6"><text:span text:style-name="T34">H</text:span><text:span text:style-name="T37">1</text:span></text:p>
          </table:table-cell>
          <table:table-cell table:style-name="t18.D3" office:value-type="string">
            <text:p text:style-name="P45"><text:span text:style-name="T21">H</text:span><text:span text:style-name="T37">2</text:span></text:p>
          </table:table-cell>
          <table:table-cell table:style-name="t18.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18.A5" office:value-type="string">
            <text:p text:style-name="P19"><text:span text:style-name="T20">0,07</text:span> мкЗв/ч</text:p>
          </table:table-cell>
          <table:table-cell table:style-name="t18.D3" office:value-type="string">
            <text:p text:style-name="P33">$18-30</text:p>
          </table:table-cell>
          <table:table-cell table:style-name="t18.D3" office:value-type="string">
            <text:p text:style-name="P33">$18-40</text:p>
          </table:table-cell>
          <table:table-cell table:style-name="t18.D3" office:value-type="string">
            <text:p text:style-name="P33">$18-50</text:p>
          </table:table-cell>
          <table:table-cell table:style-name="t18.D3" office:value-type="string">
            <text:p text:style-name="P33">$18-60</text:p>
          </table:table-cell>
          <table:table-cell table:style-name="t18.D3" office:value-type="string">
            <text:p text:style-name="P33">$18-70</text:p>
          </table:table-cell>
          <table:table-cell table:style-name="t18.D3" office:value-type="string">
            <text:p text:style-name="P33">$18-80</text:p>
          </table:table-cell>
          <table:table-cell table:style-name="t18.D3" office:value-type="string">
            <text:p text:style-name="P34">$18-00</text:p>
          </table:table-cell>
          <table:table-cell table:style-name="t18.D3" office:value-type="string">
            <text:p text:style-name="P33">$18-10</text:p>
          </table:table-cell>
          <table:table-cell table:style-name="t18.D3" office:value-type="string">
            <text:p text:style-name="P33">$18-20</text:p>
          </table:table-cell>
          <table:table-cell table:style-name="t18.K5" table:number-rows-spanned="4" office:value-type="string">
            <text:p text:style-name="P25">±<text:span text:style-name="T20">15</text:span></text:p>
          </table:table-cell>
        </table:table-row>
        <table:table-row>
          <table:table-cell table:style-name="t18.A5" office:value-type="string">
            <text:p text:style-name="P19">0,7 мкЗв/ч</text:p>
          </table:table-cell>
          <table:table-cell table:style-name="t18.D3" office:value-type="string">
            <text:p text:style-name="P33">$18-31</text:p>
          </table:table-cell>
          <table:table-cell table:style-name="t18.D3" office:value-type="string">
            <text:p text:style-name="P33">$18-41</text:p>
          </table:table-cell>
          <table:table-cell table:style-name="t18.D3" office:value-type="string">
            <text:p text:style-name="P33">$18-51</text:p>
          </table:table-cell>
          <table:table-cell table:style-name="t18.D3" office:value-type="string">
            <text:p text:style-name="P33">$18-61</text:p>
          </table:table-cell>
          <table:table-cell table:style-name="t18.D3" office:value-type="string">
            <text:p text:style-name="P33">$18-71</text:p>
          </table:table-cell>
          <table:table-cell table:style-name="t18.D3" office:value-type="string">
            <text:p text:style-name="P33">$18-81</text:p>
          </table:table-cell>
          <table:table-cell table:style-name="t18.D3" office:value-type="string">
            <text:p text:style-name="P34">$18-01</text:p>
          </table:table-cell>
          <table:table-cell table:style-name="t18.D3" office:value-type="string">
            <text:p text:style-name="P33">$18-11</text:p>
          </table:table-cell>
          <table:table-cell table:style-name="t18.D3" office:value-type="string">
            <text:p text:style-name="P33">$18-21</text:p>
          </table:table-cell>
          <table:covered-table-cell/>
        </table:table-row>
        <table:table-row>
          <table:table-cell table:style-name="t18.A5" office:value-type="string">
            <text:p text:style-name="P19">7 мкЗв/ч</text:p>
          </table:table-cell>
          <table:table-cell table:style-name="t18.D3" office:value-type="string">
            <text:p text:style-name="P33">$18-32</text:p>
          </table:table-cell>
          <table:table-cell table:style-name="t18.D3" office:value-type="string">
            <text:p text:style-name="P33">$18-42</text:p>
          </table:table-cell>
          <table:table-cell table:style-name="t18.D3" office:value-type="string">
            <text:p text:style-name="P33">$18-52</text:p>
          </table:table-cell>
          <table:table-cell table:style-name="t18.D3" office:value-type="string">
            <text:p text:style-name="P33">$18-62</text:p>
          </table:table-cell>
          <table:table-cell table:style-name="t18.D3" office:value-type="string">
            <text:p text:style-name="P33">$18-72</text:p>
          </table:table-cell>
          <table:table-cell table:style-name="t18.D3" office:value-type="string">
            <text:p text:style-name="P33">$18-82</text:p>
          </table:table-cell>
          <table:table-cell table:style-name="t18.D3" office:value-type="string">
            <text:p text:style-name="P34">$18-02</text:p>
          </table:table-cell>
          <table:table-cell table:style-name="t18.D3" office:value-type="string">
            <text:p text:style-name="P33">$18-12</text:p>
          </table:table-cell>
          <table:table-cell table:style-name="t18.D3" office:value-type="string">
            <text:p text:style-name="P33">$18-22</text:p>
          </table:table-cell>
          <table:covered-table-cell/>
        </table:table-row>
        <table:table-row>
          <table:table-cell table:style-name="t18.A8" office:value-type="string">
            <text:p text:style-name="P19">70 мкЗв/ч</text:p>
          </table:table-cell>
          <table:table-cell table:style-name="t18.B8" office:value-type="string">
            <text:p text:style-name="P33">$18-33</text:p>
          </table:table-cell>
          <table:table-cell table:style-name="t18.B8" office:value-type="string">
            <text:p text:style-name="P33">$18-43</text:p>
          </table:table-cell>
          <table:table-cell table:style-name="t18.B8" office:value-type="string">
            <text:p text:style-name="P33">$18-53</text:p>
          </table:table-cell>
          <table:table-cell table:style-name="t18.B8" office:value-type="string">
            <text:p text:style-name="P33">$18-63</text:p>
          </table:table-cell>
          <table:table-cell table:style-name="t18.B8" office:value-type="string">
            <text:p text:style-name="P33">$18-73</text:p>
          </table:table-cell>
          <table:table-cell table:style-name="t18.B8" office:value-type="string">
            <text:p text:style-name="P33">$18-83</text:p>
          </table:table-cell>
          <table:table-cell table:style-name="t18.B8" office:value-type="string">
            <text:p text:style-name="P34">$18-03</text:p>
          </table:table-cell>
          <table:table-cell table:style-name="t18.B8" office:value-type="string">
            <text:p text:style-name="P33">$18-13</text:p>
          </table:table-cell>
          <table:table-cell table:style-name="t18.B8" office:value-type="string">
            <text:p text:style-name="P33">$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1"><text:span text:style-name="T24">БДП</text:span><text:span text:style-name="T19">С</text:span><text:span text:style-name="T24">-02 </text:span><text:span text:style-name="T92">(</text:span><text:span text:style-name="T30">a</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20">контроль-ной</text:span> точке <text:span text:style-name="T82"></text:span><text:span text:style-name="T37">0</text:span><text:span text:style-name="T38">i</text:span>,</text:p>
            <text:p text:style-name="P61"><text:s/>мин<text:span text:style-name="T32">-1</text:span>·см<text:span text:style-name="T32">-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19.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19.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19.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19.3">
          <table:covered-table-cell/>
          <table:covered-table-cell/>
          <table:table-cell table:style-name="t19.C3" table:number-rows-spanned="2" office:value-type="string">
            <text:p text:style-name="P45">Фон</text:p>
          </table:table-cell>
          <table:table-cell table:style-name="t19.C3" table:number-columns-spanned="3" office:value-type="string">
            <text:p text:style-name="P45">Измеренное значение </text:p>
          </table:table-cell>
          <table:covered-table-cell/>
          <table:covered-table-cell/>
          <table:table-cell table:style-name="t19.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6"><text:span text:style-name="T63"></text:span><text:span text:style-name="T37">1</text:span></text:p>
          </table:table-cell>
          <table:table-cell table:style-name="t19.D4" office:value-type="string">
            <text:p text:style-name="P45"><text:span text:style-name="T64"></text:span><text:span text:style-name="T37">2</text:span></text:p>
          </table:table-cell>
          <table:table-cell table:style-name="t19.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B5" office:value-type="float" office:value="1179">
            <text:p text:style-name="P35">1179</text:p>
          </table:table-cell>
          <table:table-cell table:style-name="t19.C3" office:value-type="string">
            <text:p text:style-name="P33">$19-50</text:p>
          </table:table-cell>
          <table:table-cell table:style-name="t19.C3" office:value-type="string">
            <text:p text:style-name="P33">$19-60</text:p>
          </table:table-cell>
          <table:table-cell table:style-name="t19.C3" office:value-type="string">
            <text:p text:style-name="P33">$19-70</text:p>
          </table:table-cell>
          <table:table-cell table:style-name="t19.C3" office:value-type="string">
            <text:p text:style-name="P33">$19-80</text:p>
          </table:table-cell>
          <table:table-cell table:style-name="t19.C3" office:value-type="string">
            <text:p text:style-name="P34">$19-00</text:p>
          </table:table-cell>
          <table:table-cell table:style-name="t19.C3" office:value-type="string">
            <text:p text:style-name="P33">$19-10</text:p>
          </table:table-cell>
          <table:table-cell table:style-name="t19.C3" office:value-type="string">
            <text:p text:style-name="P33">$19-20</text:p>
          </table:table-cell>
          <table:table-cell table:style-name="t19.J5" table:number-rows-spanned="5" office:value-type="string">
            <text:p text:style-name="P25">±<text:span text:style-name="T20">20</text:span></text:p>
          </table:table-cell>
        </table:table-row>
        <table:table-row>
          <table:table-cell table:style-name="t19.A5" office:value-type="float" office:value="727">
            <text:p text:style-name="P22">727</text:p>
          </table:table-cell>
          <table:table-cell table:style-name="t19.B5" office:value-type="float" office:value="1180">
            <text:p text:style-name="P35">1180</text:p>
          </table:table-cell>
          <table:table-cell table:style-name="t19.C3" office:value-type="string">
            <text:p text:style-name="P33">$19-51</text:p>
          </table:table-cell>
          <table:table-cell table:style-name="t19.C3" office:value-type="string">
            <text:p text:style-name="P33">$19-61</text:p>
          </table:table-cell>
          <table:table-cell table:style-name="t19.C3" office:value-type="string">
            <text:p text:style-name="P33">$19-71</text:p>
          </table:table-cell>
          <table:table-cell table:style-name="t19.C3" office:value-type="string">
            <text:p text:style-name="P33">$19-81</text:p>
          </table:table-cell>
          <table:table-cell table:style-name="t19.C3" office:value-type="string">
            <text:p text:style-name="P34">$19-01</text:p>
          </table:table-cell>
          <table:table-cell table:style-name="t19.C3" office:value-type="string">
            <text:p text:style-name="P33">$19-11</text:p>
          </table:table-cell>
          <table:table-cell table:style-name="t19.C3" office:value-type="string">
            <text:p text:style-name="P33">$19-21</text:p>
          </table:table-cell>
          <table:covered-table-cell/>
        </table:table-row>
        <table:table-row>
          <table:table-cell table:style-name="t19.A5" office:value-type="float" office:value="6300">
            <text:p text:style-name="P22">6300</text:p>
          </table:table-cell>
          <table:table-cell table:style-name="t19.B5" office:value-type="float" office:value="1181">
            <text:p text:style-name="P35">1181</text:p>
          </table:table-cell>
          <table:table-cell table:style-name="t19.C3" office:value-type="string">
            <text:p text:style-name="P33">$19-52</text:p>
          </table:table-cell>
          <table:table-cell table:style-name="t19.C3" office:value-type="string">
            <text:p text:style-name="P33">$19-62</text:p>
          </table:table-cell>
          <table:table-cell table:style-name="t19.C3" office:value-type="string">
            <text:p text:style-name="P33">$19-72</text:p>
          </table:table-cell>
          <table:table-cell table:style-name="t19.C3" office:value-type="string">
            <text:p text:style-name="P33">$19-82</text:p>
          </table:table-cell>
          <table:table-cell table:style-name="t19.C3" office:value-type="string">
            <text:p text:style-name="P34">$19-02</text:p>
          </table:table-cell>
          <table:table-cell table:style-name="t19.C3" office:value-type="string">
            <text:p text:style-name="P33">$19-12</text:p>
          </table:table-cell>
          <table:table-cell table:style-name="t19.C3" office:value-type="string">
            <text:p text:style-name="P33">$19-22</text:p>
          </table:table-cell>
          <table:covered-table-cell/>
        </table:table-row>
        <table:table-row>
          <table:table-cell table:style-name="t19.A5" office:value-type="float" office:value="62100">
            <text:p text:style-name="P22">62100</text:p>
          </table:table-cell>
          <table:table-cell table:style-name="t19.B5" office:value-type="float" office:value="1182">
            <text:p text:style-name="P35">1182</text:p>
          </table:table-cell>
          <table:table-cell table:style-name="t19.C3" office:value-type="string">
            <text:p text:style-name="P33">$19-53</text:p>
          </table:table-cell>
          <table:table-cell table:style-name="t19.C3" office:value-type="string">
            <text:p text:style-name="P33">$19-63</text:p>
          </table:table-cell>
          <table:table-cell table:style-name="t19.C3" office:value-type="string">
            <text:p text:style-name="P33">$19-73</text:p>
          </table:table-cell>
          <table:table-cell table:style-name="t19.C3" office:value-type="string">
            <text:p text:style-name="P33">$19-83</text:p>
          </table:table-cell>
          <table:table-cell table:style-name="t19.C3" office:value-type="string">
            <text:p text:style-name="P34">$19-03</text:p>
          </table:table-cell>
          <table:table-cell table:style-name="t19.C3" office:value-type="string">
            <text:p text:style-name="P33">$19-13</text:p>
          </table:table-cell>
          <table:table-cell table:style-name="t19.C3" office:value-type="string">
            <text:p text:style-name="P33">$19-23</text:p>
          </table:table-cell>
          <table:covered-table-cell/>
        </table:table-row>
        <table:table-row>
          <table:table-cell table:style-name="t19.A9" office:value-type="float" office:value="186000">
            <text:p text:style-name="P22">186000</text:p>
          </table:table-cell>
          <table:table-cell table:style-name="t19.B9" office:value-type="float" office:value="1183">
            <text:p text:style-name="P35">1183</text:p>
          </table:table-cell>
          <table:table-cell table:style-name="t19.C9" office:value-type="string">
            <text:p text:style-name="P33">$19-54</text:p>
          </table:table-cell>
          <table:table-cell table:style-name="t19.C9" office:value-type="string">
            <text:p text:style-name="P33">$19-64</text:p>
          </table:table-cell>
          <table:table-cell table:style-name="t19.C9" office:value-type="string">
            <text:p text:style-name="P33">$19-74</text:p>
          </table:table-cell>
          <table:table-cell table:style-name="t19.C9" office:value-type="string">
            <text:p text:style-name="P33">$19-84</text:p>
          </table:table-cell>
          <table:table-cell table:style-name="t19.C9" office:value-type="string">
            <text:p text:style-name="P34">$19-04</text:p>
          </table:table-cell>
          <table:table-cell table:style-name="t19.C9" office:value-type="string">
            <text:p text:style-name="P33">$19-14</text:p>
          </table:table-cell>
          <table:table-cell table:style-name="t19.C9" office:value-type="string">
            <text:p text:style-name="P33">$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41"><text:span text:style-name="T24">БДПС-02 </text:span><text:span text:style-name="T92">(</text:span><text:span text:style-name="T30">b</text:span><text:span text:style-name="T92">)</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20">контроль-ной</text:span> точке <text:span text:style-name="T82"></text:span><text:span text:style-name="T37">0</text:span><text:span text:style-name="T38">i</text:span>,</text:p>
            <text:p text:style-name="P61"><text:s/>мин<text:span text:style-name="T32">-1</text:span>·см<text:span text:style-name="T32">-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5">Измерение плотности потока в контрольной <text:s/>точке, <text:span text:style-name="T58"></text:span><text:span text:style-name="T46">i</text:span></text:p>
          </table:table-cell>
          <table:covered-table-cell/>
          <table:covered-table-cell/>
          <table:covered-table-cell/>
          <table:covered-table-cell/>
          <table:table-cell table:style-name="t20.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20.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20.J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20.3">
          <table:covered-table-cell/>
          <table:covered-table-cell/>
          <table:table-cell table:style-name="t20.C3" table:number-rows-spanned="2" office:value-type="string">
            <text:p text:style-name="P45">Фон</text:p>
          </table:table-cell>
          <table:table-cell table:style-name="t20.C3" table:number-columns-spanned="3" office:value-type="string">
            <text:p text:style-name="P45">Измеренное значение </text:p>
          </table:table-cell>
          <table:covered-table-cell/>
          <table:covered-table-cell/>
          <table:table-cell table:style-name="t20.C3" table:number-rows-spanned="2" office:value-type="string">
            <text:p text:style-name="P45">Среднее значение, <text:span text:style-name="T59"></text:span><text:span text:style-name="T37">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6"><text:span text:style-name="T63"></text:span><text:span text:style-name="T37">1</text:span></text:p>
          </table:table-cell>
          <table:table-cell table:style-name="t20.D4" office:value-type="string">
            <text:p text:style-name="P45"><text:span text:style-name="T64"></text:span><text:span text:style-name="T37">2</text:span></text:p>
          </table:table-cell>
          <table:table-cell table:style-name="t20.D4" office:value-type="string">
            <text:p text:style-name="P45"><text:span text:style-name="T64"></text:span><text:span text:style-name="T37">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B5" office:value-type="float" office:value="660">
            <text:p text:style-name="P35">0660</text:p>
          </table:table-cell>
          <table:table-cell table:style-name="t20.C3" office:value-type="string">
            <text:p text:style-name="P33">$20-50</text:p>
          </table:table-cell>
          <table:table-cell table:style-name="t20.C3" office:value-type="string">
            <text:p text:style-name="P33">$20-60</text:p>
          </table:table-cell>
          <table:table-cell table:style-name="t20.C3" office:value-type="string">
            <text:p text:style-name="P33">$20-70</text:p>
          </table:table-cell>
          <table:table-cell table:style-name="t20.C3" office:value-type="string">
            <text:p text:style-name="P33">$20-80</text:p>
          </table:table-cell>
          <table:table-cell table:style-name="t20.C3" office:value-type="string">
            <text:p text:style-name="P34">$20-00</text:p>
          </table:table-cell>
          <table:table-cell table:style-name="t20.C3" office:value-type="string">
            <text:p text:style-name="P33">$20-10</text:p>
          </table:table-cell>
          <table:table-cell table:style-name="t20.C3" office:value-type="string">
            <text:p text:style-name="P33">$20-20</text:p>
          </table:table-cell>
          <table:table-cell table:style-name="t20.J5" table:number-rows-spanned="5" office:value-type="string">
            <text:p text:style-name="P25">±<text:span text:style-name="T20">20</text:span></text:p>
          </table:table-cell>
        </table:table-row>
        <table:table-row>
          <table:table-cell table:style-name="t20.A5" office:value-type="float" office:value="232">
            <text:p text:style-name="P22">232</text:p>
          </table:table-cell>
          <table:table-cell table:style-name="t20.B5" office:value-type="float" office:value="0">
            <text:p text:style-name="P35">6905</text:p>
          </table:table-cell>
          <table:table-cell table:style-name="t20.C3" office:value-type="string">
            <text:p text:style-name="P33">$20-51</text:p>
          </table:table-cell>
          <table:table-cell table:style-name="t20.C3" office:value-type="string">
            <text:p text:style-name="P33">$20-61</text:p>
          </table:table-cell>
          <table:table-cell table:style-name="t20.C3" office:value-type="string">
            <text:p text:style-name="P33">$20-71</text:p>
          </table:table-cell>
          <table:table-cell table:style-name="t20.C3" office:value-type="string">
            <text:p text:style-name="P33">$20-81</text:p>
          </table:table-cell>
          <table:table-cell table:style-name="t20.C3" office:value-type="string">
            <text:p text:style-name="P34">$20-01</text:p>
          </table:table-cell>
          <table:table-cell table:style-name="t20.C3" office:value-type="string">
            <text:p text:style-name="P33">$20-11</text:p>
          </table:table-cell>
          <table:table-cell table:style-name="t20.C3" office:value-type="string">
            <text:p text:style-name="P33">$20-21</text:p>
          </table:table-cell>
          <table:covered-table-cell/>
        </table:table-row>
        <table:table-row>
          <table:table-cell table:style-name="t20.A5" office:value-type="float" office:value="5700">
            <text:p text:style-name="P22">5700</text:p>
          </table:table-cell>
          <table:table-cell table:style-name="t20.B5" office:value-type="float" office:value="0">
            <text:p text:style-name="P35">0661</text:p>
          </table:table-cell>
          <table:table-cell table:style-name="t20.C3" office:value-type="string">
            <text:p text:style-name="P33">$20-52</text:p>
          </table:table-cell>
          <table:table-cell table:style-name="t20.C3" office:value-type="string">
            <text:p text:style-name="P33">$20-62</text:p>
          </table:table-cell>
          <table:table-cell table:style-name="t20.C3" office:value-type="string">
            <text:p text:style-name="P33">$20-72</text:p>
          </table:table-cell>
          <table:table-cell table:style-name="t20.C3" office:value-type="string">
            <text:p text:style-name="P33">$20-82</text:p>
          </table:table-cell>
          <table:table-cell table:style-name="t20.C3" office:value-type="string">
            <text:p text:style-name="P34">$20-02</text:p>
          </table:table-cell>
          <table:table-cell table:style-name="t20.C3" office:value-type="string">
            <text:p text:style-name="P33">$20-12</text:p>
          </table:table-cell>
          <table:table-cell table:style-name="t20.C3" office:value-type="string">
            <text:p text:style-name="P33">$20-22</text:p>
          </table:table-cell>
          <table:covered-table-cell/>
        </table:table-row>
        <table:table-row>
          <table:table-cell table:style-name="t20.A5" office:value-type="float" office:value="52000">
            <text:p text:style-name="P22">52000</text:p>
          </table:table-cell>
          <table:table-cell table:style-name="t20.B5" office:value-type="float" office:value="0">
            <text:p text:style-name="P35">0662</text:p>
          </table:table-cell>
          <table:table-cell table:style-name="t20.C3" office:value-type="string">
            <text:p text:style-name="P33">$20-53</text:p>
          </table:table-cell>
          <table:table-cell table:style-name="t20.C3" office:value-type="string">
            <text:p text:style-name="P33">$20-63</text:p>
          </table:table-cell>
          <table:table-cell table:style-name="t20.C3" office:value-type="string">
            <text:p text:style-name="P33">$20-73</text:p>
          </table:table-cell>
          <table:table-cell table:style-name="t20.C3" office:value-type="string">
            <text:p text:style-name="P33">$20-83</text:p>
          </table:table-cell>
          <table:table-cell table:style-name="t20.C3" office:value-type="string">
            <text:p text:style-name="P34">$20-03</text:p>
          </table:table-cell>
          <table:table-cell table:style-name="t20.C3" office:value-type="string">
            <text:p text:style-name="P33">$20-13</text:p>
          </table:table-cell>
          <table:table-cell table:style-name="t20.C3" office:value-type="string">
            <text:p text:style-name="P33">$20-23</text:p>
          </table:table-cell>
          <table:covered-table-cell/>
        </table:table-row>
        <table:table-row>
          <table:table-cell table:style-name="t20.A9" office:value-type="float" office:value="377100">
            <text:p text:style-name="P22">377100</text:p>
          </table:table-cell>
          <table:table-cell table:style-name="t20.B9" office:value-type="float" office:value="0">
            <text:p text:style-name="P35">15014</text:p>
          </table:table-cell>
          <table:table-cell table:style-name="t20.C9" office:value-type="string">
            <text:p text:style-name="P33">$20-54</text:p>
          </table:table-cell>
          <table:table-cell table:style-name="t20.C9" office:value-type="string">
            <text:p text:style-name="P33">$20-64</text:p>
          </table:table-cell>
          <table:table-cell table:style-name="t20.C9" office:value-type="string">
            <text:p text:style-name="P33">$20-74</text:p>
          </table:table-cell>
          <table:table-cell table:style-name="t20.C9" office:value-type="string">
            <text:p text:style-name="P33">$20-84</text:p>
          </table:table-cell>
          <table:table-cell table:style-name="t20.C9" office:value-type="string">
            <text:p text:style-name="P34">$20-04</text:p>
          </table:table-cell>
          <table:table-cell table:style-name="t20.C9" office:value-type="string">
            <text:p text:style-name="P33">$20-14</text:p>
          </table:table-cell>
          <table:table-cell table:style-name="t20.C9" office:value-type="string">
            <text:p text:style-name="P33">$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41"><text:span text:style-name="T24">БДП</text:span><text:span text:style-name="T19">С</text:span><text:span text:style-name="T24">-02 </text:span><text:span text:style-name="T92">(</text:span><text:span text:style-name="T30"></text:span><text:span text:style-name="T9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49">контроль-ной</text:span> точке <text:span text:style-name="T51">Ḣ</text:span><text:span text:style-name="T39">oi</text:span>, нЗв/ч</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5">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0">Относи-тельная</text:span><text:span text:style-name="T91"> </text:span><text:span text:style-name="T50">погреш-ность</text:span><text:span text:style-name="T91"> </text:span><text:span text:style-name="T57">измерения</text:span> </text:p>
            <text:p text:style-name="P51"><text:span text:style-name="T52">θ</text:span><text:span text:style-name="T43">пр</text:span><text:span text:style-name="T44">i</text:span><text:span text:style-name="T49">,</text:span> %</text:p>
          </table:table-cell>
          <table:table-cell table:style-name="t21.B2" table:number-rows-spanned="3" office:value-type="string">
            <text:p text:style-name="P50"><text:span text:style-name="T49">Довери-тель</text:span>ная граница погреш-ности измерения <text:span text:style-name="T53">Δ</text:span><text:span text:style-name="T45">i</text:span><text:span text:style-name="T20">,</text:span> %</text:p>
          </table:table-cell>
          <table:table-cell table:style-name="t21.K2" table:number-rows-spanned="3" office:value-type="string">
            <text:p text:style-name="P53"><text:span text:style-name="T54">Предел основной </text:span><text:span text:style-name="T49">относи-тельной</text:span> <text:span text:style-name="T20">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5">Фон, нЗв/ч</text:p>
          </table:table-cell>
          <table:table-cell table:style-name="t21.D3" table:number-columns-spanned="3" office:value-type="string">
            <text:p text:style-name="P45">Измеренное значение </text:p>
          </table:table-cell>
          <table:covered-table-cell/>
          <table:covered-table-cell/>
          <table:table-cell table:style-name="t21.D3" table:number-rows-spanned="2" office:value-type="string">
            <text:p text:style-name="P45">Среднее значение, <text:span text:style-name="T21">H</text:span><text:span text:style-name="T37">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6"><text:span text:style-name="T34">H</text:span><text:span text:style-name="T37">1</text:span></text:p>
          </table:table-cell>
          <table:table-cell table:style-name="t21.D3" office:value-type="string">
            <text:p text:style-name="P45"><text:span text:style-name="T21">H</text:span><text:span text:style-name="T37">2</text:span></text:p>
          </table:table-cell>
          <table:table-cell table:style-name="t21.D3" office:value-type="string">
            <text:p text:style-name="P45"><text:span text:style-name="T21">H</text:span><text:span text:style-name="T37">3</text:span></text:p>
          </table:table-cell>
          <table:covered-table-cell/>
          <table:covered-table-cell/>
          <table:covered-table-cell/>
          <table:covered-table-cell/>
        </table:table-row>
        <table:table-row>
          <table:table-cell table:style-name="t21.A5" office:value-type="string">
            <text:p text:style-name="P19">0,7 мкЗв/ч</text:p>
          </table:table-cell>
          <table:table-cell table:style-name="t21.D3" office:value-type="string">
            <text:p text:style-name="P33">$21-30</text:p>
          </table:table-cell>
          <table:table-cell table:style-name="t21.D3" office:value-type="string">
            <text:p text:style-name="P33">$21-40</text:p>
          </table:table-cell>
          <table:table-cell table:style-name="t21.D3" office:value-type="string">
            <text:p text:style-name="P33">$21-50</text:p>
          </table:table-cell>
          <table:table-cell table:style-name="t21.D3" office:value-type="string">
            <text:p text:style-name="P33">$21-60</text:p>
          </table:table-cell>
          <table:table-cell table:style-name="t21.D3" office:value-type="string">
            <text:p text:style-name="P33">$21-70</text:p>
          </table:table-cell>
          <table:table-cell table:style-name="t21.D3" office:value-type="string">
            <text:p text:style-name="P33">$21-80</text:p>
          </table:table-cell>
          <table:table-cell table:style-name="t21.D3" office:value-type="string">
            <text:p text:style-name="P34">$21-00</text:p>
          </table:table-cell>
          <table:table-cell table:style-name="t21.D3" office:value-type="string">
            <text:p text:style-name="P33">$21-10</text:p>
          </table:table-cell>
          <table:table-cell table:style-name="t21.D3" office:value-type="string">
            <text:p text:style-name="P33">$21-20</text:p>
          </table:table-cell>
          <table:table-cell table:style-name="t21.K5" table:number-rows-spanned="6" office:value-type="string">
            <text:p text:style-name="P25">±<text:span text:style-name="T49">20</text:span></text:p>
          </table:table-cell>
        </table:table-row>
        <table:table-row>
          <table:table-cell table:style-name="t21.A5" office:value-type="string">
            <text:p text:style-name="P19">7 мкЗв/ч</text:p>
          </table:table-cell>
          <table:table-cell table:style-name="t21.D3" office:value-type="string">
            <text:p text:style-name="P33">$21-31</text:p>
          </table:table-cell>
          <table:table-cell table:style-name="t21.D3" office:value-type="string">
            <text:p text:style-name="P33">$21-41</text:p>
          </table:table-cell>
          <table:table-cell table:style-name="t21.D3" office:value-type="string">
            <text:p text:style-name="P33">$21-51</text:p>
          </table:table-cell>
          <table:table-cell table:style-name="t21.D3" office:value-type="string">
            <text:p text:style-name="P33">$21-61</text:p>
          </table:table-cell>
          <table:table-cell table:style-name="t21.D3" office:value-type="string">
            <text:p text:style-name="P33">$21-71</text:p>
          </table:table-cell>
          <table:table-cell table:style-name="t21.D3" office:value-type="string">
            <text:p text:style-name="P33">$21-81</text:p>
          </table:table-cell>
          <table:table-cell table:style-name="t21.D3" office:value-type="string">
            <text:p text:style-name="P34">$21-01</text:p>
          </table:table-cell>
          <table:table-cell table:style-name="t21.D3" office:value-type="string">
            <text:p text:style-name="P33">$21-11</text:p>
          </table:table-cell>
          <table:table-cell table:style-name="t21.D3" office:value-type="string">
            <text:p text:style-name="P33">$21-21</text:p>
          </table:table-cell>
          <table:covered-table-cell/>
        </table:table-row>
        <table:table-row>
          <table:table-cell table:style-name="t21.A5" office:value-type="string">
            <text:p text:style-name="P19">70 мкЗв/ч</text:p>
          </table:table-cell>
          <table:table-cell table:style-name="t21.D3" office:value-type="string">
            <text:p text:style-name="P33">$21-32</text:p>
          </table:table-cell>
          <table:table-cell table:style-name="t21.D3" office:value-type="string">
            <text:p text:style-name="P33">$21-42</text:p>
          </table:table-cell>
          <table:table-cell table:style-name="t21.D3" office:value-type="string">
            <text:p text:style-name="P33">$21-52</text:p>
          </table:table-cell>
          <table:table-cell table:style-name="t21.D3" office:value-type="string">
            <text:p text:style-name="P33">$21-62</text:p>
          </table:table-cell>
          <table:table-cell table:style-name="t21.D3" office:value-type="string">
            <text:p text:style-name="P33">$21-72</text:p>
          </table:table-cell>
          <table:table-cell table:style-name="t21.D3" office:value-type="string">
            <text:p text:style-name="P33">$21-82</text:p>
          </table:table-cell>
          <table:table-cell table:style-name="t21.D3" office:value-type="string">
            <text:p text:style-name="P34">$21-02</text:p>
          </table:table-cell>
          <table:table-cell table:style-name="t21.D3" office:value-type="string">
            <text:p text:style-name="P33">$21-12</text:p>
          </table:table-cell>
          <table:table-cell table:style-name="t21.D3" office:value-type="string">
            <text:p text:style-name="P33">$21-22</text:p>
          </table:table-cell>
          <table:covered-table-cell/>
        </table:table-row>
        <table:table-row>
          <table:table-cell table:style-name="t21.A5" office:value-type="string">
            <text:p text:style-name="P19">0.7 мЗв/ч</text:p>
          </table:table-cell>
          <table:table-cell table:style-name="t21.D3" office:value-type="string">
            <text:p text:style-name="P33">$21-33</text:p>
          </table:table-cell>
          <table:table-cell table:style-name="t21.D3" office:value-type="string">
            <text:p text:style-name="P33">$21-43</text:p>
          </table:table-cell>
          <table:table-cell table:style-name="t21.D3" office:value-type="string">
            <text:p text:style-name="P33">$21-53</text:p>
          </table:table-cell>
          <table:table-cell table:style-name="t21.D3" office:value-type="string">
            <text:p text:style-name="P33">$21-63</text:p>
          </table:table-cell>
          <table:table-cell table:style-name="t21.D3" office:value-type="string">
            <text:p text:style-name="P33">$21-73</text:p>
          </table:table-cell>
          <table:table-cell table:style-name="t21.D3" office:value-type="string">
            <text:p text:style-name="P33">$21-83</text:p>
          </table:table-cell>
          <table:table-cell table:style-name="t21.D3" office:value-type="string">
            <text:p text:style-name="P34">$21-03</text:p>
          </table:table-cell>
          <table:table-cell table:style-name="t21.D3" office:value-type="string">
            <text:p text:style-name="P33">$21-13</text:p>
          </table:table-cell>
          <table:table-cell table:style-name="t21.D3" office:value-type="string">
            <text:p text:style-name="P33">$21-23</text:p>
          </table:table-cell>
          <table:covered-table-cell/>
        </table:table-row>
        <table:table-row>
          <table:table-cell table:style-name="t21.A5" office:value-type="string">
            <text:p text:style-name="P19">7,0 мЗв/ч</text:p>
          </table:table-cell>
          <table:table-cell table:style-name="t21.D3" office:value-type="string">
            <text:p text:style-name="P33">$21-34</text:p>
          </table:table-cell>
          <table:table-cell table:style-name="t21.D3" office:value-type="string">
            <text:p text:style-name="P33">$21-44</text:p>
          </table:table-cell>
          <table:table-cell table:style-name="t21.D3" office:value-type="string">
            <text:p text:style-name="P33">$21-54</text:p>
          </table:table-cell>
          <table:table-cell table:style-name="t21.D3" office:value-type="string">
            <text:p text:style-name="P33">$21-64</text:p>
          </table:table-cell>
          <table:table-cell table:style-name="t21.D3" office:value-type="string">
            <text:p text:style-name="P33">$21-74</text:p>
          </table:table-cell>
          <table:table-cell table:style-name="t21.D3" office:value-type="string">
            <text:p text:style-name="P33">$21-84</text:p>
          </table:table-cell>
          <table:table-cell table:style-name="t21.D3" office:value-type="string">
            <text:p text:style-name="P34">$21-04</text:p>
          </table:table-cell>
          <table:table-cell table:style-name="t21.D3" office:value-type="string">
            <text:p text:style-name="P33">$21-14</text:p>
          </table:table-cell>
          <table:table-cell table:style-name="t21.D3" office:value-type="string">
            <text:p text:style-name="P33">$21-24</text:p>
          </table:table-cell>
          <table:covered-table-cell/>
        </table:table-row>
        <table:table-row>
          <table:table-cell table:style-name="t21.A10" office:value-type="string">
            <text:p text:style-name="P19">20 мЗв/ч</text:p>
          </table:table-cell>
          <table:table-cell table:style-name="t21.B10" office:value-type="string">
            <text:p text:style-name="P33">$21-30</text:p>
          </table:table-cell>
          <table:table-cell table:style-name="t21.B10" office:value-type="string">
            <text:p text:style-name="P33">$21-40</text:p>
          </table:table-cell>
          <table:table-cell table:style-name="t21.B10" office:value-type="string">
            <text:p text:style-name="P33">$21-50</text:p>
          </table:table-cell>
          <table:table-cell table:style-name="t21.B10" office:value-type="string">
            <text:p text:style-name="P33">$21-60</text:p>
          </table:table-cell>
          <table:table-cell table:style-name="t21.B10" office:value-type="string">
            <text:p text:style-name="P33">$21-70</text:p>
          </table:table-cell>
          <table:table-cell table:style-name="t21.B10" office:value-type="string">
            <text:p text:style-name="P33">$21-80</text:p>
          </table:table-cell>
          <table:table-cell table:style-name="t21.B10" office:value-type="string">
            <text:p text:style-name="P34">$21-00</text:p>
          </table:table-cell>
          <table:table-cell table:style-name="t21.B10" office:value-type="string">
            <text:p text:style-name="P33">$21-10</text:p>
          </table:table-cell>
          <table:table-cell table:style-name="t21.B10" office:value-type="string">
            <text:p text:style-name="P33">$21-20</text:p>
          </table:table-cell>
          <table:covered-table-cell/>
        </table:table-row>
      </table:table>
      <text:p text:style-name="P4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40">Проверку произвел:</text:p>
          </table:table-cell>
          <table:table-cell table:style-name="Таблица1.A1" office:value-type="string">
            <text:p text:style-name="P38">$calibratedBy</text:p>
          </table:table-cell>
          <table:table-cell table:style-name="Таблица1.A1" office:value-type="string">
            <text:p text:style-name="P44"><text:s text:c="36"/></text:p>
          </table:table-cell>
        </table:table-row>
        <table:table-row>
          <table:table-cell table:style-name="Таблица1.A1" office:value-type="string">
            <text:p text:style-name="P43"/>
          </table:table-cell>
          <table:table-cell table:style-name="Таблица1.A1" office:value-type="string">
            <text:p text:style-name="P43"/>
          </table:table-cell>
          <table:table-cell table:style-name="Таблица1.C2" office:value-type="string">
            <text:p text:style-name="P39">(<text:span text:style-name="T83">подпись</text:span>)</text:p>
          </table:table-cell>
        </table:table-row>
        <table:table-row>
          <table:table-cell table:style-name="Таблица1.A1" office:value-type="string">
            <text:p text:style-name="P40">Технический контроль: </text:p>
          </table:table-cell>
          <table:table-cell table:style-name="Таблица1.A1" office:value-type="string">
            <text:p text:style-name="P37">$controlledBy</text:p>
          </table:table-cell>
          <table:table-cell table:style-name="Таблица1.A1" office:value-type="string">
            <text:p text:style-name="P44"><text:s text:c="36"/></text:p>
          </table:table-cell>
        </table:table-row>
        <table:table-row>
          <table:table-cell table:style-name="Таблица1.A1" office:value-type="string">
            <text:p text:style-name="P43"/>
          </table:table-cell>
          <table:table-cell table:style-name="Таблица1.B4" office:value-type="string">
            <text:p text:style-name="P43"/>
          </table:table-cell>
          <table:table-cell table:style-name="Таблица1.C2" office:value-type="string">
            <text:p text:style-name="P39">(<text:span text:style-name="T83">подпись</text:span>)</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3T16:45:06.35</dc:date>
    <meta:print-date>2019-04-03T15:18:00</meta:print-date>
    <meta:editing-cycles>38</meta:editing-cycles>
    <meta:editing-duration>PT2H31M44S</meta:editing-duration>
    <meta:generator>OpenOffice/4.1.6$Win32 OpenOffice.org_project/416m1$Build-9790</meta:generator>
    <meta:document-statistic meta:table-count="67" meta:image-count="0" meta:object-count="1" meta:page-count="12" meta:paragraph-count="1657" meta:word-count="2859" meta:character-count="17311"/>
  </office:meta>
</office:document-meta>
</file>